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1<text:span text:style-name="T1">st</text:span> w/o MPX</text:p>
          </table:table-cell>
          <table:table-cell office:value-type="string" calcext:value-type="string">
            <text:p>2<text:span text:style-name="T1">nd</text:span> w/o MPX</text:p>
          </table:table-cell>
          <table:table-cell office:value-type="string" calcext:value-type="string">
            <text:p>1<text:span text:style-name="T1">st</text:span> w/MPX</text:p>
          </table:table-cell>
          <table:table-cell office:value-type="string" calcext:value-type="string">
            <text:p>2<text:span text:style-name="T1">nd</text:span> w/MPX</text:p>
          </table:table-cell>
        </table:table-row>
        <table:table-row table:style-name="ro2">
          <table:table-cell office:value-type="float" office:value="89309888" calcext:value-type="float">
            <text:p>89309888</text:p>
          </table:table-cell>
          <table:table-cell office:value-type="float" office:value="68368512" calcext:value-type="float">
            <text:p>68368512</text:p>
          </table:table-cell>
          <table:table-cell office:value-type="float" office:value="240212984" calcext:value-type="float">
            <text:p>240212984</text:p>
          </table:table-cell>
          <table:table-cell office:value-type="float" office:value="186411008" calcext:value-type="float">
            <text:p>186411008</text:p>
          </table:table-cell>
        </table:table-row>
        <table:table-row table:style-name="ro2">
          <table:table-cell office:value-type="float" office:value="80960960" calcext:value-type="float">
            <text:p>80960960</text:p>
          </table:table-cell>
          <table:table-cell office:value-type="float" office:value="72765272" calcext:value-type="float">
            <text:p>72765272</text:p>
          </table:table-cell>
          <table:table-cell office:value-type="float" office:value="245864960" calcext:value-type="float">
            <text:p>245864960</text:p>
          </table:table-cell>
          <table:table-cell office:value-type="float" office:value="186954688" calcext:value-type="float">
            <text:p>186954688</text:p>
          </table:table-cell>
        </table:table-row>
        <table:table-row table:style-name="ro2">
          <table:table-cell office:value-type="float" office:value="86469824" calcext:value-type="float">
            <text:p>86469824</text:p>
          </table:table-cell>
          <table:table-cell office:value-type="float" office:value="68591704" calcext:value-type="float">
            <text:p>68591704</text:p>
          </table:table-cell>
          <table:table-cell office:value-type="float" office:value="238772224" calcext:value-type="float">
            <text:p>238772224</text:p>
          </table:table-cell>
          <table:table-cell office:value-type="float" office:value="187118592" calcext:value-type="float">
            <text:p>187118592</text:p>
          </table:table-cell>
        </table:table-row>
        <table:table-row table:style-name="ro2">
          <table:table-cell office:value-type="float" office:value="86686400" calcext:value-type="float">
            <text:p>86686400</text:p>
          </table:table-cell>
          <table:table-cell office:value-type="float" office:value="68264440" calcext:value-type="float">
            <text:p>68264440</text:p>
          </table:table-cell>
          <table:table-cell office:value-type="float" office:value="237129224" calcext:value-type="float">
            <text:p>237129224</text:p>
          </table:table-cell>
          <table:table-cell office:value-type="float" office:value="186560640" calcext:value-type="float">
            <text:p>186560640</text:p>
          </table:table-cell>
        </table:table-row>
        <table:table-row table:style-name="ro2">
          <table:table-cell office:value-type="float" office:value="84615424" calcext:value-type="float">
            <text:p>84615424</text:p>
          </table:table-cell>
          <table:table-cell office:value-type="float" office:value="69005432" calcext:value-type="float">
            <text:p>69005432</text:p>
          </table:table-cell>
          <table:table-cell office:value-type="float" office:value="239556608" calcext:value-type="float">
            <text:p>239556608</text:p>
          </table:table-cell>
          <table:table-cell office:value-type="float" office:value="186176532" calcext:value-type="float">
            <text:p>186176532</text:p>
          </table:table-cell>
        </table:table-row>
        <table:table-row table:style-name="ro2">
          <table:table-cell office:value-type="float" office:value="80983616" calcext:value-type="float">
            <text:p>80983616</text:p>
          </table:table-cell>
          <table:table-cell office:value-type="float" office:value="63825432" calcext:value-type="float">
            <text:p>63825432</text:p>
          </table:table-cell>
          <table:table-cell office:value-type="float" office:value="240672264" calcext:value-type="float">
            <text:p>240672264</text:p>
          </table:table-cell>
          <table:table-cell office:value-type="float" office:value="184304500" calcext:value-type="float">
            <text:p>184304500</text:p>
          </table:table-cell>
        </table:table-row>
        <table:table-row table:style-name="ro2">
          <table:table-cell office:value-type="float" office:value="87269952" calcext:value-type="float">
            <text:p>87269952</text:p>
          </table:table-cell>
          <table:table-cell office:value-type="float" office:value="67486344" calcext:value-type="float">
            <text:p>67486344</text:p>
          </table:table-cell>
          <table:table-cell office:value-type="float" office:value="239772664" calcext:value-type="float">
            <text:p>239772664</text:p>
          </table:table-cell>
          <table:table-cell office:value-type="float" office:value="188210076" calcext:value-type="float">
            <text:p>188210076</text:p>
          </table:table-cell>
        </table:table-row>
        <table:table-row table:style-name="ro2">
          <table:table-cell office:value-type="float" office:value="87159360" calcext:value-type="float">
            <text:p>87159360</text:p>
          </table:table-cell>
          <table:table-cell office:value-type="float" office:value="68409340" calcext:value-type="float">
            <text:p>68409340</text:p>
          </table:table-cell>
          <table:table-cell office:value-type="float" office:value="238742520" calcext:value-type="float">
            <text:p>238742520</text:p>
          </table:table-cell>
          <table:table-cell office:value-type="float" office:value="164317128" calcext:value-type="float">
            <text:p>164317128</text:p>
          </table:table-cell>
        </table:table-row>
        <table:table-row table:style-name="ro2">
          <table:table-cell office:value-type="float" office:value="84538176" calcext:value-type="float">
            <text:p>84538176</text:p>
          </table:table-cell>
          <table:table-cell office:value-type="float" office:value="68476316" calcext:value-type="float">
            <text:p>68476316</text:p>
          </table:table-cell>
          <table:table-cell office:value-type="float" office:value="243087876" calcext:value-type="float">
            <text:p>243087876</text:p>
          </table:table-cell>
          <table:table-cell office:value-type="float" office:value="187776008" calcext:value-type="float">
            <text:p>187776008</text:p>
          </table:table-cell>
        </table:table-row>
        <table:table-row table:style-name="ro2">
          <table:table-cell office:value-type="float" office:value="84981512" calcext:value-type="float">
            <text:p>84981512</text:p>
          </table:table-cell>
          <table:table-cell office:value-type="float" office:value="67570332" calcext:value-type="float">
            <text:p>67570332</text:p>
          </table:table-cell>
          <table:table-cell office:value-type="float" office:value="235305985" calcext:value-type="float">
            <text:p>235305985</text:p>
          </table:table-cell>
          <table:table-cell office:value-type="float" office:value="189194252" calcext:value-type="float">
            <text:p>189194252</text:p>
          </table:table-cell>
        </table:table-row>
        <table:table-row table:style-name="ro2">
          <table:table-cell office:value-type="float" office:value="85703420" calcext:value-type="float">
            <text:p>85703420</text:p>
          </table:table-cell>
          <table:table-cell office:value-type="float" office:value="68076672" calcext:value-type="float">
            <text:p>68076672</text:p>
          </table:table-cell>
          <table:table-cell office:value-type="float" office:value="243959296" calcext:value-type="float">
            <text:p>243959296</text:p>
          </table:table-cell>
          <table:table-cell office:value-type="float" office:value="186582164" calcext:value-type="float">
            <text:p>186582164</text:p>
          </table:table-cell>
        </table:table-row>
        <table:table-row table:style-name="ro2">
          <table:table-cell office:value-type="float" office:value="88377312" calcext:value-type="float">
            <text:p>88377312</text:p>
          </table:table-cell>
          <table:table-cell office:value-type="float" office:value="59148292" calcext:value-type="float">
            <text:p>59148292</text:p>
          </table:table-cell>
          <table:table-cell office:value-type="float" office:value="239799292" calcext:value-type="float">
            <text:p>239799292</text:p>
          </table:table-cell>
          <table:table-cell office:value-type="float" office:value="187100184" calcext:value-type="float">
            <text:p>187100184</text:p>
          </table:table-cell>
        </table:table-row>
        <table:table-row table:style-name="ro2">
          <table:table-cell office:value-type="float" office:value="89086465" calcext:value-type="float">
            <text:p>89086465</text:p>
          </table:table-cell>
          <table:table-cell office:value-type="float" office:value="68270208" calcext:value-type="float">
            <text:p>68270208</text:p>
          </table:table-cell>
          <table:table-cell office:value-type="float" office:value="236801532" calcext:value-type="float">
            <text:p>236801532</text:p>
          </table:table-cell>
          <table:table-cell office:value-type="float" office:value="186174465" calcext:value-type="float">
            <text:p>186174465</text:p>
          </table:table-cell>
        </table:table-row>
        <table:table-row table:style-name="ro2">
          <table:table-cell office:value-type="float" office:value="84910620" calcext:value-type="float">
            <text:p>84910620</text:p>
          </table:table-cell>
          <table:table-cell office:value-type="float" office:value="65202688" calcext:value-type="float">
            <text:p>65202688</text:p>
          </table:table-cell>
          <table:table-cell office:value-type="float" office:value="245878780" calcext:value-type="float">
            <text:p>245878780</text:p>
          </table:table-cell>
          <table:table-cell office:value-type="float" office:value="192703656" calcext:value-type="float">
            <text:p>192703656</text:p>
          </table:table-cell>
        </table:table-row>
        <table:table-row table:style-name="ro2">
          <table:table-cell office:value-type="float" office:value="84169212" calcext:value-type="float">
            <text:p>84169212</text:p>
          </table:table-cell>
          <table:table-cell office:value-type="float" office:value="64405664" calcext:value-type="float">
            <text:p>64405664</text:p>
          </table:table-cell>
          <table:table-cell office:value-type="float" office:value="240208896" calcext:value-type="float">
            <text:p>240208896</text:p>
          </table:table-cell>
          <table:table-cell office:value-type="float" office:value="182996088" calcext:value-type="float">
            <text:p>182996088</text:p>
          </table:table-cell>
        </table:table-row>
        <table:table-row table:style-name="ro2">
          <table:table-cell office:value-type="float" office:value="80621316" calcext:value-type="float">
            <text:p>80621316</text:p>
          </table:table-cell>
          <table:table-cell office:value-type="float" office:value="68861952" calcext:value-type="float">
            <text:p>68861952</text:p>
          </table:table-cell>
          <table:table-cell office:value-type="float" office:value="237885440" calcext:value-type="float">
            <text:p>237885440</text:p>
          </table:table-cell>
          <table:table-cell office:value-type="float" office:value="187430872" calcext:value-type="float">
            <text:p>187430872</text:p>
          </table:table-cell>
        </table:table-row>
        <table:table-row table:style-name="ro2">
          <table:table-cell office:value-type="float" office:value="80000724" calcext:value-type="float">
            <text:p>80000724</text:p>
          </table:table-cell>
          <table:table-cell office:value-type="float" office:value="67169756" calcext:value-type="float">
            <text:p>67169756</text:p>
          </table:table-cell>
          <table:table-cell office:value-type="float" office:value="241923072" calcext:value-type="float">
            <text:p>241923072</text:p>
          </table:table-cell>
          <table:table-cell office:value-type="float" office:value="186429592" calcext:value-type="float">
            <text:p>186429592</text:p>
          </table:table-cell>
        </table:table-row>
        <table:table-row table:style-name="ro2">
          <table:table-cell office:value-type="float" office:value="88304612" calcext:value-type="float">
            <text:p>88304612</text:p>
          </table:table-cell>
          <table:table-cell office:value-type="float" office:value="68477344" calcext:value-type="float">
            <text:p>68477344</text:p>
          </table:table-cell>
          <table:table-cell office:value-type="float" office:value="238254080" calcext:value-type="float">
            <text:p>238254080</text:p>
          </table:table-cell>
          <table:table-cell office:value-type="float" office:value="185612132" calcext:value-type="float">
            <text:p>185612132</text:p>
          </table:table-cell>
        </table:table-row>
        <table:table-row table:style-name="ro2">
          <table:table-cell office:value-type="float" office:value="80226804" calcext:value-type="float">
            <text:p>80226804</text:p>
          </table:table-cell>
          <table:table-cell office:value-type="float" office:value="68250112" calcext:value-type="float">
            <text:p>68250112</text:p>
          </table:table-cell>
          <table:table-cell office:value-type="float" office:value="243662336" calcext:value-type="float">
            <text:p>243662336</text:p>
          </table:table-cell>
          <table:table-cell office:value-type="float" office:value="187168748" calcext:value-type="float">
            <text:p>187168748</text:p>
          </table:table-cell>
        </table:table-row>
        <table:table-row table:style-name="ro2">
          <table:table-cell office:value-type="float" office:value="83254260" calcext:value-type="float">
            <text:p>83254260</text:p>
          </table:table-cell>
          <table:table-cell office:value-type="float" office:value="67718784" calcext:value-type="float">
            <text:p>67718784</text:p>
          </table:table-cell>
          <table:table-cell office:value-type="float" office:value="242526720" calcext:value-type="float">
            <text:p>242526720</text:p>
          </table:table-cell>
          <table:table-cell office:value-type="float" office:value="183922844" calcext:value-type="float">
            <text:p>183922844</text:p>
          </table:table-cell>
        </table:table-row>
        <table:table-row table:style-name="ro2">
          <table:table-cell office:value-type="float" office:value="80015644" calcext:value-type="float">
            <text:p>80015644</text:p>
          </table:table-cell>
          <table:table-cell office:value-type="float" office:value="68172196" calcext:value-type="float">
            <text:p>68172196</text:p>
          </table:table-cell>
          <table:table-cell office:value-type="float" office:value="241466880" calcext:value-type="float">
            <text:p>241466880</text:p>
          </table:table-cell>
          <table:table-cell office:value-type="float" office:value="187912172" calcext:value-type="float">
            <text:p>187912172</text:p>
          </table:table-cell>
        </table:table-row>
        <table:table-row table:style-name="ro2">
          <table:table-cell office:value-type="float" office:value="83462932" calcext:value-type="float">
            <text:p>83462932</text:p>
          </table:table-cell>
          <table:table-cell office:value-type="float" office:value="67874336" calcext:value-type="float">
            <text:p>67874336</text:p>
          </table:table-cell>
          <table:table-cell office:value-type="float" office:value="242475956" calcext:value-type="float">
            <text:p>242475956</text:p>
          </table:table-cell>
          <table:table-cell office:value-type="float" office:value="189934592" calcext:value-type="float">
            <text:p>189934592</text:p>
          </table:table-cell>
        </table:table-row>
        <table:table-row table:style-name="ro2">
          <table:table-cell office:value-type="float" office:value="82619364" calcext:value-type="float">
            <text:p>82619364</text:p>
          </table:table-cell>
          <table:table-cell office:value-type="float" office:value="68363904" calcext:value-type="float">
            <text:p>68363904</text:p>
          </table:table-cell>
          <table:table-cell office:value-type="float" office:value="230307872" calcext:value-type="float">
            <text:p>230307872</text:p>
          </table:table-cell>
          <table:table-cell office:value-type="float" office:value="188067876" calcext:value-type="float">
            <text:p>188067876</text:p>
          </table:table-cell>
        </table:table-row>
        <table:table-row table:style-name="ro2">
          <table:table-cell office:value-type="float" office:value="84956176" calcext:value-type="float">
            <text:p>84956176</text:p>
          </table:table-cell>
          <table:table-cell office:value-type="float" office:value="68189792" calcext:value-type="float">
            <text:p>68189792</text:p>
          </table:table-cell>
          <table:table-cell office:value-type="float" office:value="242143268" calcext:value-type="float">
            <text:p>242143268</text:p>
          </table:table-cell>
          <table:table-cell office:value-type="float" office:value="187331571" calcext:value-type="float">
            <text:p>187331571</text:p>
          </table:table-cell>
        </table:table-row>
        <table:table-row table:style-name="ro2">
          <table:table-cell office:value-type="float" office:value="89761272" calcext:value-type="float">
            <text:p>89761272</text:p>
          </table:table-cell>
          <table:table-cell office:value-type="float" office:value="68102656" calcext:value-type="float">
            <text:p>68102656</text:p>
          </table:table-cell>
          <table:table-cell office:value-type="float" office:value="242252992" calcext:value-type="float">
            <text:p>242252992</text:p>
          </table:table-cell>
          <table:table-cell office:value-type="float" office:value="188255216" calcext:value-type="float">
            <text:p>188255216</text:p>
          </table:table-cell>
        </table:table-row>
        <table:table-row table:style-name="ro2">
          <table:table-cell office:value-type="float" office:value="81988352" calcext:value-type="float">
            <text:p>81988352</text:p>
          </table:table-cell>
          <table:table-cell office:value-type="float" office:value="68057952" calcext:value-type="float">
            <text:p>68057952</text:p>
          </table:table-cell>
          <table:table-cell office:value-type="float" office:value="241959092" calcext:value-type="float">
            <text:p>241959092</text:p>
          </table:table-cell>
          <table:table-cell office:value-type="float" office:value="190692256" calcext:value-type="float">
            <text:p>190692256</text:p>
          </table:table-cell>
        </table:table-row>
        <table:table-row table:style-name="ro2">
          <table:table-cell office:value-type="float" office:value="84517616" calcext:value-type="float">
            <text:p>84517616</text:p>
          </table:table-cell>
          <table:table-cell office:value-type="float" office:value="67890048" calcext:value-type="float">
            <text:p>67890048</text:p>
          </table:table-cell>
          <table:table-cell office:value-type="float" office:value="244151344" calcext:value-type="float">
            <text:p>244151344</text:p>
          </table:table-cell>
          <table:table-cell office:value-type="float" office:value="187753296" calcext:value-type="float">
            <text:p>187753296</text:p>
          </table:table-cell>
        </table:table-row>
        <table:table-row table:style-name="ro2">
          <table:table-cell office:value-type="float" office:value="80480512" calcext:value-type="float">
            <text:p>80480512</text:p>
          </table:table-cell>
          <table:table-cell office:value-type="float" office:value="68297088" calcext:value-type="float">
            <text:p>68297088</text:p>
          </table:table-cell>
          <table:table-cell office:value-type="float" office:value="237756736" calcext:value-type="float">
            <text:p>237756736</text:p>
          </table:table-cell>
          <table:table-cell office:value-type="float" office:value="187467696" calcext:value-type="float">
            <text:p>187467696</text:p>
          </table:table-cell>
        </table:table-row>
        <table:table-row table:style-name="ro2">
          <table:table-cell office:value-type="float" office:value="84924664" calcext:value-type="float">
            <text:p>84924664</text:p>
          </table:table-cell>
          <table:table-cell office:value-type="float" office:value="68102656" calcext:value-type="float">
            <text:p>68102656</text:p>
          </table:table-cell>
          <table:table-cell office:value-type="float" office:value="242948048" calcext:value-type="float">
            <text:p>242948048</text:p>
          </table:table-cell>
          <table:table-cell office:value-type="float" office:value="187513840" calcext:value-type="float">
            <text:p>187513840</text:p>
          </table:table-cell>
        </table:table-row>
        <table:table-row table:style-name="ro2">
          <table:table-cell office:value-type="float" office:value="81278232" calcext:value-type="float">
            <text:p>81278232</text:p>
          </table:table-cell>
          <table:table-cell office:value-type="float" office:value="67756000" calcext:value-type="float">
            <text:p>67756000</text:p>
          </table:table-cell>
          <table:table-cell office:value-type="float" office:value="241189848" calcext:value-type="float">
            <text:p>241189848</text:p>
          </table:table-cell>
          <table:table-cell office:value-type="float" office:value="188134400" calcext:value-type="float">
            <text:p>188134400</text:p>
          </table:table-cell>
        </table:table-row>
        <table:table-row table:style-name="ro2">
          <table:table-cell office:value-type="float" office:value="83280656" calcext:value-type="float">
            <text:p>83280656</text:p>
          </table:table-cell>
          <table:table-cell office:value-type="float" office:value="68527648" calcext:value-type="float">
            <text:p>68527648</text:p>
          </table:table-cell>
          <table:table-cell office:value-type="float" office:value="239893088" calcext:value-type="float">
            <text:p>239893088</text:p>
          </table:table-cell>
          <table:table-cell office:value-type="float" office:value="163718020" calcext:value-type="float">
            <text:p>163718020</text:p>
          </table:table-cell>
        </table:table-row>
        <table:table-row table:style-name="ro2">
          <table:table-cell office:value-type="float" office:value="88714232" calcext:value-type="float">
            <text:p>88714232</text:p>
          </table:table-cell>
          <table:table-cell office:value-type="float" office:value="67604832" calcext:value-type="float">
            <text:p>67604832</text:p>
          </table:table-cell>
          <table:table-cell office:value-type="float" office:value="243982129" calcext:value-type="float">
            <text:p>243982129</text:p>
          </table:table-cell>
          <table:table-cell office:value-type="float" office:value="173406304" calcext:value-type="float">
            <text:p>173406304</text:p>
          </table:table-cell>
        </table:table-row>
        <table:table-row table:style-name="ro2">
          <table:table-cell office:value-type="float" office:value="88732680" calcext:value-type="float">
            <text:p>88732680</text:p>
          </table:table-cell>
          <table:table-cell office:value-type="float" office:value="68176224" calcext:value-type="float">
            <text:p>68176224</text:p>
          </table:table-cell>
          <table:table-cell office:value-type="float" office:value="241363832" calcext:value-type="float">
            <text:p>241363832</text:p>
          </table:table-cell>
          <table:table-cell office:value-type="float" office:value="187407392" calcext:value-type="float">
            <text:p>187407392</text:p>
          </table:table-cell>
        </table:table-row>
        <table:table-row table:style-name="ro2">
          <table:table-cell office:value-type="float" office:value="80463632" calcext:value-type="float">
            <text:p>80463632</text:p>
          </table:table-cell>
          <table:table-cell office:value-type="float" office:value="67908224" calcext:value-type="float">
            <text:p>67908224</text:p>
          </table:table-cell>
          <table:table-cell office:value-type="float" office:value="241347876" calcext:value-type="float">
            <text:p>241347876</text:p>
          </table:table-cell>
          <table:table-cell office:value-type="float" office:value="195916820" calcext:value-type="float">
            <text:p>195916820</text:p>
          </table:table-cell>
        </table:table-row>
        <table:table-row table:style-name="ro2">
          <table:table-cell office:value-type="float" office:value="83674896" calcext:value-type="float">
            <text:p>83674896</text:p>
          </table:table-cell>
          <table:table-cell office:value-type="float" office:value="68497440" calcext:value-type="float">
            <text:p>68497440</text:p>
          </table:table-cell>
          <table:table-cell office:value-type="float" office:value="240339220" calcext:value-type="float">
            <text:p>240339220</text:p>
          </table:table-cell>
          <table:table-cell office:value-type="float" office:value="164184068" calcext:value-type="float">
            <text:p>164184068</text:p>
          </table:table-cell>
        </table:table-row>
        <table:table-row table:style-name="ro2">
          <table:table-cell office:value-type="float" office:value="80176896" calcext:value-type="float">
            <text:p>80176896</text:p>
          </table:table-cell>
          <table:table-cell office:value-type="float" office:value="67981308" calcext:value-type="float">
            <text:p>67981308</text:p>
          </table:table-cell>
          <table:table-cell office:value-type="float" office:value="239793412" calcext:value-type="float">
            <text:p>239793412</text:p>
          </table:table-cell>
          <table:table-cell office:value-type="float" office:value="188446748" calcext:value-type="float">
            <text:p>188446748</text:p>
          </table:table-cell>
        </table:table-row>
        <table:table-row table:style-name="ro2">
          <table:table-cell office:value-type="float" office:value="85253400" calcext:value-type="float">
            <text:p>85253400</text:p>
          </table:table-cell>
          <table:table-cell office:value-type="float" office:value="67948572" calcext:value-type="float">
            <text:p>67948572</text:p>
          </table:table-cell>
          <table:table-cell office:value-type="float" office:value="243519536" calcext:value-type="float">
            <text:p>243519536</text:p>
          </table:table-cell>
          <table:table-cell office:value-type="float" office:value="187709280" calcext:value-type="float">
            <text:p>187709280</text:p>
          </table:table-cell>
        </table:table-row>
        <table:table-row table:style-name="ro2">
          <table:table-cell office:value-type="float" office:value="88039460" calcext:value-type="float">
            <text:p>88039460</text:p>
          </table:table-cell>
          <table:table-cell office:value-type="float" office:value="68148360" calcext:value-type="float">
            <text:p>68148360</text:p>
          </table:table-cell>
          <table:table-cell office:value-type="float" office:value="242017184" calcext:value-type="float">
            <text:p>242017184</text:p>
          </table:table-cell>
          <table:table-cell office:value-type="float" office:value="189751176" calcext:value-type="float">
            <text:p>189751176</text:p>
          </table:table-cell>
        </table:table-row>
        <table:table-row table:style-name="ro2">
          <table:table-cell office:value-type="float" office:value="80207840" calcext:value-type="float">
            <text:p>80207840</text:p>
          </table:table-cell>
          <table:table-cell office:value-type="float" office:value="67793776" calcext:value-type="float">
            <text:p>67793776</text:p>
          </table:table-cell>
          <table:table-cell office:value-type="float" office:value="230190256" calcext:value-type="float">
            <text:p>230190256</text:p>
          </table:table-cell>
          <table:table-cell office:value-type="float" office:value="187190272" calcext:value-type="float">
            <text:p>187190272</text:p>
          </table:table-cell>
        </table:table-row>
        <table:table-row table:style-name="ro2">
          <table:table-cell office:value-type="float" office:value="83775232" calcext:value-type="float">
            <text:p>83775232</text:p>
          </table:table-cell>
          <table:table-cell office:value-type="float" office:value="68334724" calcext:value-type="float">
            <text:p>68334724</text:p>
          </table:table-cell>
          <table:table-cell office:value-type="float" office:value="243118064" calcext:value-type="float">
            <text:p>243118064</text:p>
          </table:table-cell>
          <table:table-cell office:value-type="float" office:value="187493384" calcext:value-type="float">
            <text:p>187493384</text:p>
          </table:table-cell>
        </table:table-row>
        <table:table-row table:style-name="ro2">
          <table:table-cell office:value-type="float" office:value="83200972" calcext:value-type="float">
            <text:p>83200972</text:p>
          </table:table-cell>
          <table:table-cell office:value-type="float" office:value="67767688" calcext:value-type="float">
            <text:p>67767688</text:p>
          </table:table-cell>
          <table:table-cell office:value-type="float" office:value="240770272" calcext:value-type="float">
            <text:p>240770272</text:p>
          </table:table-cell>
          <table:table-cell office:value-type="float" office:value="185212896" calcext:value-type="float">
            <text:p>185212896</text:p>
          </table:table-cell>
        </table:table-row>
        <table:table-row table:style-name="ro2">
          <table:table-cell office:value-type="float" office:value="80301044" calcext:value-type="float">
            <text:p>80301044</text:p>
          </table:table-cell>
          <table:table-cell office:value-type="float" office:value="67997172" calcext:value-type="float">
            <text:p>67997172</text:p>
          </table:table-cell>
          <table:table-cell office:value-type="float" office:value="243623568" calcext:value-type="float">
            <text:p>243623568</text:p>
          </table:table-cell>
          <table:table-cell office:value-type="float" office:value="186276736" calcext:value-type="float">
            <text:p>186276736</text:p>
          </table:table-cell>
        </table:table-row>
        <table:table-row table:style-name="ro2">
          <table:table-cell office:value-type="float" office:value="79550412" calcext:value-type="float">
            <text:p>79550412</text:p>
          </table:table-cell>
          <table:table-cell office:value-type="float" office:value="72661380" calcext:value-type="float">
            <text:p>72661380</text:p>
          </table:table-cell>
          <table:table-cell office:value-type="float" office:value="240284224" calcext:value-type="float">
            <text:p>240284224</text:p>
          </table:table-cell>
          <table:table-cell office:value-type="float" office:value="187819896" calcext:value-type="float">
            <text:p>187819896</text:p>
          </table:table-cell>
        </table:table-row>
        <table:table-row table:style-name="ro2">
          <table:table-cell office:value-type="float" office:value="81972964" calcext:value-type="float">
            <text:p>81972964</text:p>
          </table:table-cell>
          <table:table-cell office:value-type="float" office:value="68461048" calcext:value-type="float">
            <text:p>68461048</text:p>
          </table:table-cell>
          <table:table-cell office:value-type="float" office:value="244448064" calcext:value-type="float">
            <text:p>244448064</text:p>
          </table:table-cell>
          <table:table-cell office:value-type="float" office:value="187155452" calcext:value-type="float">
            <text:p>187155452</text:p>
          </table:table-cell>
        </table:table-row>
        <table:table-row table:style-name="ro2">
          <table:table-cell office:value-type="float" office:value="81843244" calcext:value-type="float">
            <text:p>81843244</text:p>
          </table:table-cell>
          <table:table-cell office:value-type="float" office:value="67814528" calcext:value-type="float">
            <text:p>67814528</text:p>
          </table:table-cell>
          <table:table-cell office:value-type="float" office:value="241906800" calcext:value-type="float">
            <text:p>241906800</text:p>
          </table:table-cell>
          <table:table-cell office:value-type="float" office:value="187116416" calcext:value-type="float">
            <text:p>187116416</text:p>
          </table:table-cell>
        </table:table-row>
        <table:table-row table:style-name="ro2">
          <table:table-cell office:value-type="float" office:value="81730308" calcext:value-type="float">
            <text:p>81730308</text:p>
          </table:table-cell>
          <table:table-cell office:value-type="float" office:value="68348540" calcext:value-type="float">
            <text:p>68348540</text:p>
          </table:table-cell>
          <table:table-cell office:value-type="float" office:value="240830307" calcext:value-type="float">
            <text:p>240830307</text:p>
          </table:table-cell>
          <table:table-cell office:value-type="float" office:value="185845920" calcext:value-type="float">
            <text:p>185845920</text:p>
          </table:table-cell>
        </table:table-row>
        <table:table-row table:style-name="ro2">
          <table:table-cell office:value-type="float" office:value="83706588" calcext:value-type="float">
            <text:p>83706588</text:p>
          </table:table-cell>
          <table:table-cell office:value-type="float" office:value="68117620" calcext:value-type="float">
            <text:p>68117620</text:p>
          </table:table-cell>
          <table:table-cell office:value-type="float" office:value="238206044" calcext:value-type="float">
            <text:p>238206044</text:p>
          </table:table-cell>
          <table:table-cell office:value-type="float" office:value="187856900" calcext:value-type="float">
            <text:p>187856900</text:p>
          </table:table-cell>
        </table:table-row>
        <table:table-row table:style-name="ro2">
          <table:table-cell office:value-type="float" office:value="88945680" calcext:value-type="float">
            <text:p>88945680</text:p>
          </table:table-cell>
          <table:table-cell office:value-type="float" office:value="68164720" calcext:value-type="float">
            <text:p>68164720</text:p>
          </table:table-cell>
          <table:table-cell office:value-type="float" office:value="239608000" calcext:value-type="float">
            <text:p>239608000</text:p>
          </table:table-cell>
          <table:table-cell office:value-type="float" office:value="187132800" calcext:value-type="float">
            <text:p>187132800</text:p>
          </table:table-cell>
        </table:table-row>
        <table:table-row table:style-name="ro2">
          <table:table-cell office:value-type="float" office:value="81021680" calcext:value-type="float">
            <text:p>81021680</text:p>
          </table:table-cell>
          <table:table-cell office:value-type="float" office:value="68089744" calcext:value-type="float">
            <text:p>68089744</text:p>
          </table:table-cell>
          <table:table-cell office:value-type="float" office:value="247503860" calcext:value-type="float">
            <text:p>247503860</text:p>
          </table:table-cell>
          <table:table-cell office:value-type="float" office:value="188374044" calcext:value-type="float">
            <text:p>188374044</text:p>
          </table:table-cell>
        </table:table-row>
        <table:table-row table:style-name="ro2">
          <table:table-cell office:value-type="float" office:value="82800864" calcext:value-type="float">
            <text:p>82800864</text:p>
          </table:table-cell>
          <table:table-cell office:value-type="float" office:value="68118000" calcext:value-type="float">
            <text:p>68118000</text:p>
          </table:table-cell>
          <table:table-cell office:value-type="float" office:value="243963612" calcext:value-type="float">
            <text:p>243963612</text:p>
          </table:table-cell>
          <table:table-cell office:value-type="float" office:value="187470848" calcext:value-type="float">
            <text:p>187470848</text:p>
          </table:table-cell>
        </table:table-row>
        <table:table-row table:style-name="ro2">
          <table:table-cell office:value-type="float" office:value="84698160" calcext:value-type="float">
            <text:p>84698160</text:p>
          </table:table-cell>
          <table:table-cell office:value-type="float" office:value="68046352" calcext:value-type="float">
            <text:p>68046352</text:p>
          </table:table-cell>
          <table:table-cell office:value-type="float" office:value="237593820" calcext:value-type="float">
            <text:p>237593820</text:p>
          </table:table-cell>
          <table:table-cell office:value-type="float" office:value="187394912" calcext:value-type="float">
            <text:p>187394912</text:p>
          </table:table-cell>
        </table:table-row>
        <table:table-row table:style-name="ro2">
          <table:table-cell office:value-type="float" office:value="89144832" calcext:value-type="float">
            <text:p>89144832</text:p>
          </table:table-cell>
          <table:table-cell office:value-type="float" office:value="68111992" calcext:value-type="float">
            <text:p>68111992</text:p>
          </table:table-cell>
          <table:table-cell office:value-type="float" office:value="242140120" calcext:value-type="float">
            <text:p>242140120</text:p>
          </table:table-cell>
          <table:table-cell office:value-type="float" office:value="186168224" calcext:value-type="float">
            <text:p>186168224</text:p>
          </table:table-cell>
        </table:table-row>
        <table:table-row table:style-name="ro2">
          <table:table-cell office:value-type="float" office:value="88743936" calcext:value-type="float">
            <text:p>88743936</text:p>
          </table:table-cell>
          <table:table-cell office:value-type="float" office:value="70127624" calcext:value-type="float">
            <text:p>70127624</text:p>
          </table:table-cell>
          <table:table-cell office:value-type="float" office:value="248112152" calcext:value-type="float">
            <text:p>248112152</text:p>
          </table:table-cell>
          <table:table-cell office:value-type="float" office:value="188044447" calcext:value-type="float">
            <text:p>188044447</text:p>
          </table:table-cell>
        </table:table-row>
        <table:table-row table:style-name="ro2">
          <table:table-cell office:value-type="float" office:value="88034544" calcext:value-type="float">
            <text:p>88034544</text:p>
          </table:table-cell>
          <table:table-cell office:value-type="float" office:value="70746008" calcext:value-type="float">
            <text:p>70746008</text:p>
          </table:table-cell>
          <table:table-cell office:value-type="float" office:value="242313560" calcext:value-type="float">
            <text:p>242313560</text:p>
          </table:table-cell>
          <table:table-cell office:value-type="float" office:value="187350016" calcext:value-type="float">
            <text:p>187350016</text:p>
          </table:table-cell>
        </table:table-row>
        <table:table-row table:style-name="ro2">
          <table:table-cell office:value-type="float" office:value="80812544" calcext:value-type="float">
            <text:p>80812544</text:p>
          </table:table-cell>
          <table:table-cell office:value-type="float" office:value="65541784" calcext:value-type="float">
            <text:p>65541784</text:p>
          </table:table-cell>
          <table:table-cell office:value-type="float" office:value="238143648" calcext:value-type="float">
            <text:p>238143648</text:p>
          </table:table-cell>
          <table:table-cell office:value-type="float" office:value="186894240" calcext:value-type="float">
            <text:p>186894240</text:p>
          </table:table-cell>
        </table:table-row>
        <table:table-row table:style-name="ro2">
          <table:table-cell office:value-type="float" office:value="82224928" calcext:value-type="float">
            <text:p>82224928</text:p>
          </table:table-cell>
          <table:table-cell office:value-type="float" office:value="68576400" calcext:value-type="float">
            <text:p>68576400</text:p>
          </table:table-cell>
          <table:table-cell office:value-type="float" office:value="240611384" calcext:value-type="float">
            <text:p>240611384</text:p>
          </table:table-cell>
          <table:table-cell office:value-type="float" office:value="186813408" calcext:value-type="float">
            <text:p>186813408</text:p>
          </table:table-cell>
        </table:table-row>
        <table:table-row table:style-name="ro2">
          <table:table-cell office:value-type="float" office:value="83194848" calcext:value-type="float">
            <text:p>83194848</text:p>
          </table:table-cell>
          <table:table-cell office:value-type="float" office:value="72240624" calcext:value-type="float">
            <text:p>72240624</text:p>
          </table:table-cell>
          <table:table-cell office:value-type="float" office:value="241860769" calcext:value-type="float">
            <text:p>241860769</text:p>
          </table:table-cell>
          <table:table-cell office:value-type="float" office:value="188380152" calcext:value-type="float">
            <text:p>188380152</text:p>
          </table:table-cell>
        </table:table-row>
        <table:table-row table:style-name="ro2">
          <table:table-cell office:value-type="float" office:value="83914768" calcext:value-type="float">
            <text:p>83914768</text:p>
          </table:table-cell>
          <table:table-cell office:value-type="float" office:value="71502728" calcext:value-type="float">
            <text:p>71502728</text:p>
          </table:table-cell>
          <table:table-cell office:value-type="float" office:value="242699320" calcext:value-type="float">
            <text:p>242699320</text:p>
          </table:table-cell>
          <table:table-cell office:value-type="float" office:value="187933808" calcext:value-type="float">
            <text:p>187933808</text:p>
          </table:table-cell>
        </table:table-row>
        <table:table-row table:style-name="ro2">
          <table:table-cell office:value-type="float" office:value="80701744" calcext:value-type="float">
            <text:p>80701744</text:p>
          </table:table-cell>
          <table:table-cell office:value-type="float" office:value="67369088" calcext:value-type="float">
            <text:p>67369088</text:p>
          </table:table-cell>
          <table:table-cell office:value-type="float" office:value="240922532" calcext:value-type="float">
            <text:p>240922532</text:p>
          </table:table-cell>
          <table:table-cell office:value-type="float" office:value="186492040" calcext:value-type="float">
            <text:p>186492040</text:p>
          </table:table-cell>
        </table:table-row>
        <table:table-row table:style-name="ro2">
          <table:table-cell office:value-type="float" office:value="84621056" calcext:value-type="float">
            <text:p>84621056</text:p>
          </table:table-cell>
          <table:table-cell office:value-type="float" office:value="70794904" calcext:value-type="float">
            <text:p>70794904</text:p>
          </table:table-cell>
          <table:table-cell office:value-type="float" office:value="242694244" calcext:value-type="float">
            <text:p>242694244</text:p>
          </table:table-cell>
          <table:table-cell office:value-type="float" office:value="186692624" calcext:value-type="float">
            <text:p>186692624</text:p>
          </table:table-cell>
        </table:table-row>
        <table:table-row table:style-name="ro2">
          <table:table-cell office:value-type="float" office:value="89740304" calcext:value-type="float">
            <text:p>89740304</text:p>
          </table:table-cell>
          <table:table-cell office:value-type="float" office:value="68311144" calcext:value-type="float">
            <text:p>68311144</text:p>
          </table:table-cell>
          <table:table-cell office:value-type="float" office:value="238777508" calcext:value-type="float">
            <text:p>238777508</text:p>
          </table:table-cell>
          <table:table-cell office:value-type="float" office:value="186801292" calcext:value-type="float">
            <text:p>186801292</text:p>
          </table:table-cell>
        </table:table-row>
        <table:table-row table:style-name="ro2">
          <table:table-cell office:value-type="float" office:value="80298256" calcext:value-type="float">
            <text:p>80298256</text:p>
          </table:table-cell>
          <table:table-cell office:value-type="float" office:value="68145176" calcext:value-type="float">
            <text:p>68145176</text:p>
          </table:table-cell>
          <table:table-cell office:value-type="float" office:value="243978432" calcext:value-type="float">
            <text:p>243978432</text:p>
          </table:table-cell>
          <table:table-cell office:value-type="float" office:value="188690432" calcext:value-type="float">
            <text:p>188690432</text:p>
          </table:table-cell>
        </table:table-row>
        <table:table-row table:style-name="ro2">
          <table:table-cell office:value-type="float" office:value="82289632" calcext:value-type="float">
            <text:p>82289632</text:p>
          </table:table-cell>
          <table:table-cell office:value-type="float" office:value="69081592" calcext:value-type="float">
            <text:p>69081592</text:p>
          </table:table-cell>
          <table:table-cell office:value-type="float" office:value="242189376" calcext:value-type="float">
            <text:p>242189376</text:p>
          </table:table-cell>
          <table:table-cell office:value-type="float" office:value="186938376" calcext:value-type="float">
            <text:p>186938376</text:p>
          </table:table-cell>
        </table:table-row>
        <table:table-row table:style-name="ro2">
          <table:table-cell office:value-type="float" office:value="86639840" calcext:value-type="float">
            <text:p>86639840</text:p>
          </table:table-cell>
          <table:table-cell office:value-type="float" office:value="69727220" calcext:value-type="float">
            <text:p>69727220</text:p>
          </table:table-cell>
          <table:table-cell office:value-type="float" office:value="240974972" calcext:value-type="float">
            <text:p>240974972</text:p>
          </table:table-cell>
          <table:table-cell office:value-type="float" office:value="186403832" calcext:value-type="float">
            <text:p>186403832</text:p>
          </table:table-cell>
        </table:table-row>
        <table:table-row table:style-name="ro2">
          <table:table-cell office:value-type="float" office:value="84605968" calcext:value-type="float">
            <text:p>84605968</text:p>
          </table:table-cell>
          <table:table-cell office:value-type="float" office:value="68264976" calcext:value-type="float">
            <text:p>68264976</text:p>
          </table:table-cell>
          <table:table-cell office:value-type="float" office:value="223621056" calcext:value-type="float">
            <text:p>223621056</text:p>
          </table:table-cell>
          <table:table-cell office:value-type="float" office:value="186487792" calcext:value-type="float">
            <text:p>186487792</text:p>
          </table:table-cell>
        </table:table-row>
        <table:table-row table:style-name="ro2">
          <table:table-cell office:value-type="float" office:value="80763432" calcext:value-type="float">
            <text:p>80763432</text:p>
          </table:table-cell>
          <table:table-cell office:value-type="float" office:value="69326832" calcext:value-type="float">
            <text:p>69326832</text:p>
          </table:table-cell>
          <table:table-cell office:value-type="float" office:value="243001184" calcext:value-type="float">
            <text:p>243001184</text:p>
          </table:table-cell>
          <table:table-cell office:value-type="float" office:value="190048256" calcext:value-type="float">
            <text:p>190048256</text:p>
          </table:table-cell>
        </table:table-row>
        <table:table-row table:style-name="ro2">
          <table:table-cell office:value-type="float" office:value="85827356" calcext:value-type="float">
            <text:p>85827356</text:p>
          </table:table-cell>
          <table:table-cell office:value-type="float" office:value="68483216" calcext:value-type="float">
            <text:p>68483216</text:p>
          </table:table-cell>
          <table:table-cell office:value-type="float" office:value="243469376" calcext:value-type="float">
            <text:p>243469376</text:p>
          </table:table-cell>
          <table:table-cell office:value-type="float" office:value="186899576" calcext:value-type="float">
            <text:p>186899576</text:p>
          </table:table-cell>
        </table:table-row>
        <table:table-row table:style-name="ro2">
          <table:table-cell office:value-type="float" office:value="79952920" calcext:value-type="float">
            <text:p>79952920</text:p>
          </table:table-cell>
          <table:table-cell office:value-type="float" office:value="68377584" calcext:value-type="float">
            <text:p>68377584</text:p>
          </table:table-cell>
          <table:table-cell office:value-type="float" office:value="240396511" calcext:value-type="float">
            <text:p>240396511</text:p>
          </table:table-cell>
          <table:table-cell office:value-type="float" office:value="187245544" calcext:value-type="float">
            <text:p>187245544</text:p>
          </table:table-cell>
        </table:table-row>
        <table:table-row table:style-name="ro2">
          <table:table-cell office:value-type="float" office:value="83443200" calcext:value-type="float">
            <text:p>83443200</text:p>
          </table:table-cell>
          <table:table-cell office:value-type="float" office:value="68427396" calcext:value-type="float">
            <text:p>68427396</text:p>
          </table:table-cell>
          <table:table-cell office:value-type="float" office:value="239839808" calcext:value-type="float">
            <text:p>239839808</text:p>
          </table:table-cell>
          <table:table-cell office:value-type="float" office:value="185788400" calcext:value-type="float">
            <text:p>185788400</text:p>
          </table:table-cell>
        </table:table-row>
        <table:table-row table:style-name="ro2">
          <table:table-cell office:value-type="float" office:value="86162968" calcext:value-type="float">
            <text:p>86162968</text:p>
          </table:table-cell>
          <table:table-cell office:value-type="float" office:value="68314740" calcext:value-type="float">
            <text:p>68314740</text:p>
          </table:table-cell>
          <table:table-cell office:value-type="float" office:value="243125536" calcext:value-type="float">
            <text:p>243125536</text:p>
          </table:table-cell>
          <table:table-cell office:value-type="float" office:value="190931828" calcext:value-type="float">
            <text:p>190931828</text:p>
          </table:table-cell>
        </table:table-row>
        <table:table-row table:style-name="ro2">
          <table:table-cell office:value-type="float" office:value="86791380" calcext:value-type="float">
            <text:p>86791380</text:p>
          </table:table-cell>
          <table:table-cell office:value-type="float" office:value="68275712" calcext:value-type="float">
            <text:p>68275712</text:p>
          </table:table-cell>
          <table:table-cell office:value-type="float" office:value="241322976" calcext:value-type="float">
            <text:p>241322976</text:p>
          </table:table-cell>
          <table:table-cell office:value-type="float" office:value="181746560" calcext:value-type="float">
            <text:p>181746560</text:p>
          </table:table-cell>
        </table:table-row>
        <table:table-row table:style-name="ro2">
          <table:table-cell office:value-type="float" office:value="83906604" calcext:value-type="float">
            <text:p>83906604</text:p>
          </table:table-cell>
          <table:table-cell office:value-type="float" office:value="67735568" calcext:value-type="float">
            <text:p>67735568</text:p>
          </table:table-cell>
          <table:table-cell office:value-type="float" office:value="237933560" calcext:value-type="float">
            <text:p>237933560</text:p>
          </table:table-cell>
          <table:table-cell office:value-type="float" office:value="186274820" calcext:value-type="float">
            <text:p>186274820</text:p>
          </table:table-cell>
        </table:table-row>
        <table:table-row table:style-name="ro2">
          <table:table-cell office:value-type="float" office:value="80062208" calcext:value-type="float">
            <text:p>80062208</text:p>
          </table:table-cell>
          <table:table-cell office:value-type="float" office:value="66320388" calcext:value-type="float">
            <text:p>66320388</text:p>
          </table:table-cell>
          <table:table-cell office:value-type="float" office:value="240202444" calcext:value-type="float">
            <text:p>240202444</text:p>
          </table:table-cell>
          <table:table-cell office:value-type="float" office:value="185910388" calcext:value-type="float">
            <text:p>185910388</text:p>
          </table:table-cell>
        </table:table-row>
        <table:table-row table:style-name="ro2">
          <table:table-cell office:value-type="float" office:value="89839064" calcext:value-type="float">
            <text:p>89839064</text:p>
          </table:table-cell>
          <table:table-cell office:value-type="float" office:value="66867716" calcext:value-type="float">
            <text:p>66867716</text:p>
          </table:table-cell>
          <table:table-cell office:value-type="float" office:value="243767108" calcext:value-type="float">
            <text:p>243767108</text:p>
          </table:table-cell>
          <table:table-cell office:value-type="float" office:value="185837713" calcext:value-type="float">
            <text:p>185837713</text:p>
          </table:table-cell>
        </table:table-row>
        <table:table-row table:style-name="ro2">
          <table:table-cell office:value-type="float" office:value="80484872" calcext:value-type="float">
            <text:p>80484872</text:p>
          </table:table-cell>
          <table:table-cell office:value-type="float" office:value="68414340" calcext:value-type="float">
            <text:p>68414340</text:p>
          </table:table-cell>
          <table:table-cell office:value-type="float" office:value="237022416" calcext:value-type="float">
            <text:p>237022416</text:p>
          </table:table-cell>
          <table:table-cell office:value-type="float" office:value="187893744" calcext:value-type="float">
            <text:p>187893744</text:p>
          </table:table-cell>
        </table:table-row>
        <table:table-row table:style-name="ro2">
          <table:table-cell office:value-type="float" office:value="81107444" calcext:value-type="float">
            <text:p>81107444</text:p>
          </table:table-cell>
          <table:table-cell office:value-type="float" office:value="67894256" calcext:value-type="float">
            <text:p>67894256</text:p>
          </table:table-cell>
          <table:table-cell office:value-type="float" office:value="240452261" calcext:value-type="float">
            <text:p>240452261</text:p>
          </table:table-cell>
          <table:table-cell office:value-type="float" office:value="182970368" calcext:value-type="float">
            <text:p>182970368</text:p>
          </table:table-cell>
        </table:table-row>
        <table:table-row table:style-name="ro2">
          <table:table-cell office:value-type="float" office:value="82342908" calcext:value-type="float">
            <text:p>82342908</text:p>
          </table:table-cell>
          <table:table-cell office:value-type="float" office:value="68561412" calcext:value-type="float">
            <text:p>68561412</text:p>
          </table:table-cell>
          <table:table-cell office:value-type="float" office:value="225599824" calcext:value-type="float">
            <text:p>225599824</text:p>
          </table:table-cell>
          <table:table-cell office:value-type="float" office:value="186826768" calcext:value-type="float">
            <text:p>186826768</text:p>
          </table:table-cell>
        </table:table-row>
        <table:table-row table:style-name="ro2">
          <table:table-cell office:value-type="float" office:value="81990380" calcext:value-type="float">
            <text:p>81990380</text:p>
          </table:table-cell>
          <table:table-cell office:value-type="float" office:value="69600128" calcext:value-type="float">
            <text:p>69600128</text:p>
          </table:table-cell>
          <table:table-cell office:value-type="float" office:value="241463304" calcext:value-type="float">
            <text:p>241463304</text:p>
          </table:table-cell>
          <table:table-cell office:value-type="float" office:value="185956224" calcext:value-type="float">
            <text:p>185956224</text:p>
          </table:table-cell>
        </table:table-row>
        <table:table-row table:style-name="ro2">
          <table:table-cell office:value-type="float" office:value="80557356" calcext:value-type="float">
            <text:p>80557356</text:p>
          </table:table-cell>
          <table:table-cell office:value-type="float" office:value="59114000" calcext:value-type="float">
            <text:p>59114000</text:p>
          </table:table-cell>
          <table:table-cell office:value-type="float" office:value="241337080" calcext:value-type="float">
            <text:p>241337080</text:p>
          </table:table-cell>
          <table:table-cell office:value-type="float" office:value="189589520" calcext:value-type="float">
            <text:p>189589520</text:p>
          </table:table-cell>
        </table:table-row>
        <table:table-row table:style-name="ro2">
          <table:table-cell office:value-type="float" office:value="80440792" calcext:value-type="float">
            <text:p>80440792</text:p>
          </table:table-cell>
          <table:table-cell office:value-type="float" office:value="67906960" calcext:value-type="float">
            <text:p>67906960</text:p>
          </table:table-cell>
          <table:table-cell office:value-type="float" office:value="240618240" calcext:value-type="float">
            <text:p>240618240</text:p>
          </table:table-cell>
          <table:table-cell office:value-type="float" office:value="186191872" calcext:value-type="float">
            <text:p>186191872</text:p>
          </table:table-cell>
        </table:table-row>
        <table:table-row table:style-name="ro2">
          <table:table-cell office:value-type="float" office:value="80347128" calcext:value-type="float">
            <text:p>80347128</text:p>
          </table:table-cell>
          <table:table-cell office:value-type="float" office:value="68377472" calcext:value-type="float">
            <text:p>68377472</text:p>
          </table:table-cell>
          <table:table-cell office:value-type="float" office:value="243846264" calcext:value-type="float">
            <text:p>243846264</text:p>
          </table:table-cell>
          <table:table-cell office:value-type="float" office:value="185875584" calcext:value-type="float">
            <text:p>185875584</text:p>
          </table:table-cell>
        </table:table-row>
        <table:table-row table:style-name="ro2">
          <table:table-cell office:value-type="float" office:value="82256136" calcext:value-type="float">
            <text:p>82256136</text:p>
          </table:table-cell>
          <table:table-cell office:value-type="float" office:value="67688464" calcext:value-type="float">
            <text:p>67688464</text:p>
          </table:table-cell>
          <table:table-cell office:value-type="float" office:value="241123592" calcext:value-type="float">
            <text:p>241123592</text:p>
          </table:table-cell>
          <table:table-cell office:value-type="float" office:value="186781712" calcext:value-type="float">
            <text:p>186781712</text:p>
          </table:table-cell>
        </table:table-row>
        <table:table-row table:style-name="ro2">
          <table:table-cell office:value-type="float" office:value="80124184" calcext:value-type="float">
            <text:p>80124184</text:p>
          </table:table-cell>
          <table:table-cell office:value-type="float" office:value="68267376" calcext:value-type="float">
            <text:p>68267376</text:p>
          </table:table-cell>
          <table:table-cell office:value-type="float" office:value="242111192" calcext:value-type="float">
            <text:p>242111192</text:p>
          </table:table-cell>
          <table:table-cell office:value-type="float" office:value="190042240" calcext:value-type="float">
            <text:p>190042240</text:p>
          </table:table-cell>
        </table:table-row>
        <table:table-row table:style-name="ro2">
          <table:table-cell office:value-type="float" office:value="85336320" calcext:value-type="float">
            <text:p>85336320</text:p>
          </table:table-cell>
          <table:table-cell office:value-type="float" office:value="68318192" calcext:value-type="float">
            <text:p>68318192</text:p>
          </table:table-cell>
          <table:table-cell office:value-type="float" office:value="224109555" calcext:value-type="float">
            <text:p>224109555</text:p>
          </table:table-cell>
          <table:table-cell office:value-type="float" office:value="187929604" calcext:value-type="float">
            <text:p>187929604</text:p>
          </table:table-cell>
        </table:table-row>
        <table:table-row table:style-name="ro2">
          <table:table-cell office:value-type="float" office:value="87200768" calcext:value-type="float">
            <text:p>87200768</text:p>
          </table:table-cell>
          <table:table-cell office:value-type="float" office:value="64743408" calcext:value-type="float">
            <text:p>64743408</text:p>
          </table:table-cell>
          <table:table-cell office:value-type="float" office:value="241593532" calcext:value-type="float">
            <text:p>241593532</text:p>
          </table:table-cell>
          <table:table-cell office:value-type="float" office:value="187549700" calcext:value-type="float">
            <text:p>187549700</text:p>
          </table:table-cell>
        </table:table-row>
        <table:table-row table:style-name="ro2">
          <table:table-cell office:value-type="float" office:value="80463904" calcext:value-type="float">
            <text:p>80463904</text:p>
          </table:table-cell>
          <table:table-cell office:value-type="float" office:value="65830912" calcext:value-type="float">
            <text:p>65830912</text:p>
          </table:table-cell>
          <table:table-cell office:value-type="float" office:value="239866564" calcext:value-type="float">
            <text:p>239866564</text:p>
          </table:table-cell>
          <table:table-cell office:value-type="float" office:value="187730040" calcext:value-type="float">
            <text:p>187730040</text:p>
          </table:table-cell>
        </table:table-row>
        <table:table-row table:style-name="ro2">
          <table:table-cell office:value-type="float" office:value="79890696" calcext:value-type="float">
            <text:p>79890696</text:p>
          </table:table-cell>
          <table:table-cell office:value-type="float" office:value="65493632" calcext:value-type="float">
            <text:p>65493632</text:p>
          </table:table-cell>
          <table:table-cell office:value-type="float" office:value="239235988" calcext:value-type="float">
            <text:p>239235988</text:p>
          </table:table-cell>
          <table:table-cell office:value-type="float" office:value="188467337" calcext:value-type="float">
            <text:p>188467337</text:p>
          </table:table-cell>
        </table:table-row>
        <table:table-row table:style-name="ro2">
          <table:table-cell office:value-type="float" office:value="85979416" calcext:value-type="float">
            <text:p>85979416</text:p>
          </table:table-cell>
          <table:table-cell office:value-type="float" office:value="71714704" calcext:value-type="float">
            <text:p>71714704</text:p>
          </table:table-cell>
          <table:table-cell office:value-type="float" office:value="241813904" calcext:value-type="float">
            <text:p>241813904</text:p>
          </table:table-cell>
          <table:table-cell office:value-type="float" office:value="186204156" calcext:value-type="float">
            <text:p>186204156</text:p>
          </table:table-cell>
        </table:table-row>
        <table:table-row table:style-name="ro2">
          <table:table-cell office:value-type="float" office:value="85383720" calcext:value-type="float">
            <text:p>85383720</text:p>
          </table:table-cell>
          <table:table-cell office:value-type="float" office:value="73082752" calcext:value-type="float">
            <text:p>73082752</text:p>
          </table:table-cell>
          <table:table-cell office:value-type="float" office:value="220026732" calcext:value-type="float">
            <text:p>220026732</text:p>
          </table:table-cell>
          <table:table-cell office:value-type="float" office:value="186960760" calcext:value-type="float">
            <text:p>186960760</text:p>
          </table:table-cell>
        </table:table-row>
        <table:table-row table:style-name="ro2">
          <table:table-cell office:value-type="float" office:value="84426248" calcext:value-type="float">
            <text:p>84426248</text:p>
          </table:table-cell>
          <table:table-cell office:value-type="float" office:value="69783552" calcext:value-type="float">
            <text:p>69783552</text:p>
          </table:table-cell>
          <table:table-cell office:value-type="float" office:value="241116284" calcext:value-type="float">
            <text:p>241116284</text:p>
          </table:table-cell>
          <table:table-cell office:value-type="float" office:value="188268544" calcext:value-type="float">
            <text:p>188268544</text:p>
          </table:table-cell>
        </table:table-row>
        <table:table-row table:style-name="ro2">
          <table:table-cell office:value-type="float" office:value="80050176" calcext:value-type="float">
            <text:p>80050176</text:p>
          </table:table-cell>
          <table:table-cell office:value-type="float" office:value="67387264" calcext:value-type="float">
            <text:p>67387264</text:p>
          </table:table-cell>
          <table:table-cell office:value-type="float" office:value="243134608" calcext:value-type="float">
            <text:p>243134608</text:p>
          </table:table-cell>
          <table:table-cell office:value-type="float" office:value="167521408" calcext:value-type="float">
            <text:p>167521408</text:p>
          </table:table-cell>
        </table:table-row>
        <table:table-row table:style-name="ro2">
          <table:table-cell office:value-type="float" office:value="83539992" calcext:value-type="float">
            <text:p>83539992</text:p>
          </table:table-cell>
          <table:table-cell office:value-type="float" office:value="67671560" calcext:value-type="float">
            <text:p>67671560</text:p>
          </table:table-cell>
          <table:table-cell office:value-type="float" office:value="238472384" calcext:value-type="float">
            <text:p>238472384</text:p>
          </table:table-cell>
          <table:table-cell office:value-type="float" office:value="186292096" calcext:value-type="float">
            <text:p>186292096</text:p>
          </table:table-cell>
        </table:table-row>
        <table:table-row table:style-name="ro2">
          <table:table-cell office:value-type="float" office:value="85680160" calcext:value-type="float">
            <text:p>85680160</text:p>
          </table:table-cell>
          <table:table-cell office:value-type="float" office:value="68320372" calcext:value-type="float">
            <text:p>68320372</text:p>
          </table:table-cell>
          <table:table-cell office:value-type="float" office:value="240809936" calcext:value-type="float">
            <text:p>240809936</text:p>
          </table:table-cell>
          <table:table-cell office:value-type="float" office:value="186674056" calcext:value-type="float">
            <text:p>186674056</text:p>
          </table:table-cell>
        </table:table-row>
        <table:table-row table:style-name="ro2">
          <table:table-cell office:value-type="float" office:value="85268996" calcext:value-type="float">
            <text:p>85268996</text:p>
          </table:table-cell>
          <table:table-cell office:value-type="float" office:value="68191876" calcext:value-type="float">
            <text:p>68191876</text:p>
          </table:table-cell>
          <table:table-cell office:value-type="float" office:value="241436528" calcext:value-type="float">
            <text:p>241436528</text:p>
          </table:table-cell>
          <table:table-cell office:value-type="float" office:value="187242496" calcext:value-type="float">
            <text:p>187242496</text:p>
          </table:table-cell>
        </table:table-row>
        <table:table-row table:style-name="ro2">
          <table:table-cell office:value-type="float" office:value="81531876" calcext:value-type="float">
            <text:p>81531876</text:p>
          </table:table-cell>
          <table:table-cell office:value-type="float" office:value="59563524" calcext:value-type="float">
            <text:p>59563524</text:p>
          </table:table-cell>
          <table:table-cell office:value-type="float" office:value="244833344" calcext:value-type="float">
            <text:p>244833344</text:p>
          </table:table-cell>
          <table:table-cell office:value-type="float" office:value="185544832" calcext:value-type="float">
            <text:p>185544832</text:p>
          </table:table-cell>
        </table:table-row>
        <table:table-row table:style-name="ro2">
          <table:table-cell office:value-type="float" office:value="84270880" calcext:value-type="float">
            <text:p>84270880</text:p>
          </table:table-cell>
          <table:table-cell office:value-type="float" office:value="68457972" calcext:value-type="float">
            <text:p>68457972</text:p>
          </table:table-cell>
          <table:table-cell office:value-type="float" office:value="237412176" calcext:value-type="float">
            <text:p>237412176</text:p>
          </table:table-cell>
          <table:table-cell office:value-type="float" office:value="187312260" calcext:value-type="float">
            <text:p>187312260</text:p>
          </table:table-cell>
        </table:table-row>
        <table:table-row table:style-name="ro2">
          <table:table-cell office:value-type="float" office:value="85787388" calcext:value-type="float">
            <text:p>85787388</text:p>
          </table:table-cell>
          <table:table-cell office:value-type="float" office:value="68400640" calcext:value-type="float">
            <text:p>68400640</text:p>
          </table:table-cell>
          <table:table-cell office:value-type="float" office:value="244362124" calcext:value-type="float">
            <text:p>244362124</text:p>
          </table:table-cell>
          <table:table-cell office:value-type="float" office:value="186732676" calcext:value-type="float">
            <text:p>186732676</text:p>
          </table:table-cell>
        </table:table-row>
        <table:table-row table:style-name="ro2">
          <table:table-cell office:value-type="float" office:value="79950844" calcext:value-type="float">
            <text:p>79950844</text:p>
          </table:table-cell>
          <table:table-cell office:value-type="float" office:value="68226048" calcext:value-type="float">
            <text:p>68226048</text:p>
          </table:table-cell>
          <table:table-cell office:value-type="float" office:value="244706552" calcext:value-type="float">
            <text:p>244706552</text:p>
          </table:table-cell>
          <table:table-cell office:value-type="float" office:value="187466752" calcext:value-type="float">
            <text:p>187466752</text:p>
          </table:table-cell>
        </table:table-row>
        <table:table-row table:style-name="ro2">
          <table:table-cell office:value-type="float" office:value="84742144" calcext:value-type="float">
            <text:p>84742144</text:p>
          </table:table-cell>
          <table:table-cell office:value-type="float" office:value="68345988" calcext:value-type="float">
            <text:p>68345988</text:p>
          </table:table-cell>
          <table:table-cell office:value-type="float" office:value="239040760" calcext:value-type="float">
            <text:p>239040760</text:p>
          </table:table-cell>
          <table:table-cell office:value-type="float" office:value="185939972" calcext:value-type="float">
            <text:p>185939972</text:p>
          </table:table-cell>
        </table:table-row>
        <table:table-row table:style-name="ro2">
          <table:table-cell office:value-type="float" office:value="80086528" calcext:value-type="float">
            <text:p>80086528</text:p>
          </table:table-cell>
          <table:table-cell office:value-type="float" office:value="67956860" calcext:value-type="float">
            <text:p>67956860</text:p>
          </table:table-cell>
          <table:table-cell office:value-type="float" office:value="241027000" calcext:value-type="float">
            <text:p>241027000</text:p>
          </table:table-cell>
          <table:table-cell office:value-type="float" office:value="192988284" calcext:value-type="float">
            <text:p>192988284</text:p>
          </table:table-cell>
        </table:table-row>
        <table:table-row table:style-name="ro2">
          <table:table-cell office:value-type="float" office:value="80652288" calcext:value-type="float">
            <text:p>80652288</text:p>
          </table:table-cell>
          <table:table-cell office:value-type="float" office:value="67969156" calcext:value-type="float">
            <text:p>67969156</text:p>
          </table:table-cell>
          <table:table-cell office:value-type="float" office:value="244842692" calcext:value-type="float">
            <text:p>244842692</text:p>
          </table:table-cell>
          <table:table-cell office:value-type="float" office:value="184614912" calcext:value-type="float">
            <text:p>184614912</text:p>
          </table:table-cell>
        </table:table-row>
        <table:table-row table:style-name="ro2">
          <table:table-cell office:value-type="float" office:value="82232320" calcext:value-type="float">
            <text:p>82232320</text:p>
          </table:table-cell>
          <table:table-cell office:value-type="float" office:value="68031868" calcext:value-type="float">
            <text:p>68031868</text:p>
          </table:table-cell>
          <table:table-cell office:value-type="float" office:value="243698744" calcext:value-type="float">
            <text:p>243698744</text:p>
          </table:table-cell>
          <table:table-cell office:value-type="float" office:value="187697152" calcext:value-type="float">
            <text:p>187697152</text:p>
          </table:table-cell>
        </table:table-row>
        <table:table-row table:style-name="ro2">
          <table:table-cell office:value-type="float" office:value="84815356" calcext:value-type="float">
            <text:p>84815356</text:p>
          </table:table-cell>
          <table:table-cell office:value-type="float" office:value="68496252" calcext:value-type="float">
            <text:p>68496252</text:p>
          </table:table-cell>
          <table:table-cell office:value-type="float" office:value="243452616" calcext:value-type="float">
            <text:p>243452616</text:p>
          </table:table-cell>
          <table:table-cell office:value-type="float" office:value="188271616" calcext:value-type="float">
            <text:p>188271616</text:p>
          </table:table-cell>
        </table:table-row>
        <table:table-row table:style-name="ro2">
          <table:table-cell office:value-type="float" office:value="81561348" calcext:value-type="float">
            <text:p>81561348</text:p>
          </table:table-cell>
          <table:table-cell office:value-type="float" office:value="68526588" calcext:value-type="float">
            <text:p>68526588</text:p>
          </table:table-cell>
          <table:table-cell office:value-type="float" office:value="239580288" calcext:value-type="float">
            <text:p>239580288</text:p>
          </table:table-cell>
          <table:table-cell office:value-type="float" office:value="182588416" calcext:value-type="float">
            <text:p>182588416</text:p>
          </table:table-cell>
        </table:table-row>
        <table:table-row table:style-name="ro2">
          <table:table-cell office:value-type="float" office:value="80142304" calcext:value-type="float">
            <text:p>80142304</text:p>
          </table:table-cell>
          <table:table-cell office:value-type="float" office:value="67790464" calcext:value-type="float">
            <text:p>67790464</text:p>
          </table:table-cell>
          <table:table-cell office:value-type="float" office:value="239703744" calcext:value-type="float">
            <text:p>239703744</text:p>
          </table:table-cell>
          <table:table-cell office:value-type="float" office:value="186708992" calcext:value-type="float">
            <text:p>186708992</text:p>
          </table:table-cell>
        </table:table-row>
        <table:table-row table:style-name="ro2">
          <table:table-cell office:value-type="float" office:value="88301340" calcext:value-type="float">
            <text:p>88301340</text:p>
          </table:table-cell>
          <table:table-cell office:value-type="float" office:value="68402168" calcext:value-type="float">
            <text:p>68402168</text:p>
          </table:table-cell>
          <table:table-cell office:value-type="float" office:value="241809856" calcext:value-type="float">
            <text:p>241809856</text:p>
          </table:table-cell>
          <table:table-cell office:value-type="float" office:value="188056448" calcext:value-type="float">
            <text:p>188056448</text:p>
          </table:table-cell>
        </table:table-row>
        <table:table-row table:style-name="ro2">
          <table:table-cell office:value-type="float" office:value="80220388" calcext:value-type="float">
            <text:p>80220388</text:p>
          </table:table-cell>
          <table:table-cell office:value-type="float" office:value="68142072" calcext:value-type="float">
            <text:p>68142072</text:p>
          </table:table-cell>
          <table:table-cell office:value-type="float" office:value="238926912" calcext:value-type="float">
            <text:p>238926912</text:p>
          </table:table-cell>
          <table:table-cell office:value-type="float" office:value="187781120" calcext:value-type="float">
            <text:p>187781120</text:p>
          </table:table-cell>
        </table:table-row>
        <table:table-row table:style-name="ro2">
          <table:table-cell office:value-type="float" office:value="88355328" calcext:value-type="float">
            <text:p>88355328</text:p>
          </table:table-cell>
          <table:table-cell office:value-type="float" office:value="68431872" calcext:value-type="float">
            <text:p>68431872</text:p>
          </table:table-cell>
          <table:table-cell office:value-type="float" office:value="241045176" calcext:value-type="float">
            <text:p>241045176</text:p>
          </table:table-cell>
          <table:table-cell office:value-type="float" office:value="168200205" calcext:value-type="float">
            <text:p>168200205</text:p>
          </table:table-cell>
        </table:table-row>
        <table:table-row table:style-name="ro2">
          <table:table-cell office:value-type="float" office:value="83637792" calcext:value-type="float">
            <text:p>83637792</text:p>
          </table:table-cell>
          <table:table-cell office:value-type="float" office:value="67978760" calcext:value-type="float">
            <text:p>67978760</text:p>
          </table:table-cell>
          <table:table-cell office:value-type="float" office:value="241367040" calcext:value-type="float">
            <text:p>241367040</text:p>
          </table:table-cell>
          <table:table-cell office:value-type="float" office:value="184220700" calcext:value-type="float">
            <text:p>184220700</text:p>
          </table:table-cell>
        </table:table-row>
        <table:table-row table:style-name="ro2">
          <table:table-cell office:value-type="float" office:value="84154144" calcext:value-type="float">
            <text:p>84154144</text:p>
          </table:table-cell>
          <table:table-cell office:value-type="float" office:value="68317696" calcext:value-type="float">
            <text:p>68317696</text:p>
          </table:table-cell>
          <table:table-cell office:value-type="float" office:value="241910912" calcext:value-type="float">
            <text:p>241910912</text:p>
          </table:table-cell>
          <table:table-cell office:value-type="float" office:value="186471436" calcext:value-type="float">
            <text:p>186471436</text:p>
          </table:table-cell>
        </table:table-row>
        <table:table-row table:style-name="ro2">
          <table:table-cell office:value-type="float" office:value="87636512" calcext:value-type="float">
            <text:p>87636512</text:p>
          </table:table-cell>
          <table:table-cell office:value-type="float" office:value="68199432" calcext:value-type="float">
            <text:p>68199432</text:p>
          </table:table-cell>
          <table:table-cell office:value-type="float" office:value="242762816" calcext:value-type="float">
            <text:p>242762816</text:p>
          </table:table-cell>
          <table:table-cell office:value-type="float" office:value="186401756" calcext:value-type="float">
            <text:p>186401756</text:p>
          </table:table-cell>
        </table:table-row>
        <table:table-row table:style-name="ro2">
          <table:table-cell office:value-type="float" office:value="84553472" calcext:value-type="float">
            <text:p>84553472</text:p>
          </table:table-cell>
          <table:table-cell office:value-type="float" office:value="68163448" calcext:value-type="float">
            <text:p>68163448</text:p>
          </table:table-cell>
          <table:table-cell office:value-type="float" office:value="238149628" calcext:value-type="float">
            <text:p>238149628</text:p>
          </table:table-cell>
          <table:table-cell office:value-type="float" office:value="186609592" calcext:value-type="float">
            <text:p>186609592</text:p>
          </table:table-cell>
        </table:table-row>
        <table:table-row table:style-name="ro2">
          <table:table-cell office:value-type="float" office:value="87992096" calcext:value-type="float">
            <text:p>87992096</text:p>
          </table:table-cell>
          <table:table-cell office:value-type="float" office:value="68182528" calcext:value-type="float">
            <text:p>68182528</text:p>
          </table:table-cell>
          <table:table-cell office:value-type="float" office:value="245720704" calcext:value-type="float">
            <text:p>245720704</text:p>
          </table:table-cell>
          <table:table-cell office:value-type="float" office:value="187465772" calcext:value-type="float">
            <text:p>187465772</text:p>
          </table:table-cell>
        </table:table-row>
        <table:table-row table:style-name="ro2">
          <table:table-cell office:value-type="float" office:value="89431808" calcext:value-type="float">
            <text:p>89431808</text:p>
          </table:table-cell>
          <table:table-cell office:value-type="float" office:value="68366200" calcext:value-type="float">
            <text:p>68366200</text:p>
          </table:table-cell>
          <table:table-cell office:value-type="float" office:value="221253824" calcext:value-type="float">
            <text:p>221253824</text:p>
          </table:table-cell>
          <table:table-cell office:value-type="float" office:value="186110024" calcext:value-type="float">
            <text:p>186110024</text:p>
          </table:table-cell>
        </table:table-row>
        <table:table-row table:style-name="ro2">
          <table:table-cell office:value-type="float" office:value="85314016" calcext:value-type="float">
            <text:p>85314016</text:p>
          </table:table-cell>
          <table:table-cell office:value-type="float" office:value="68483072" calcext:value-type="float">
            <text:p>68483072</text:p>
          </table:table-cell>
          <table:table-cell office:value-type="float" office:value="243000316" calcext:value-type="float">
            <text:p>243000316</text:p>
          </table:table-cell>
          <table:table-cell office:value-type="float" office:value="187153464" calcext:value-type="float">
            <text:p>187153464</text:p>
          </table:table-cell>
        </table:table-row>
        <table:table-row table:style-name="ro2">
          <table:table-cell office:value-type="float" office:value="89003296" calcext:value-type="float">
            <text:p>89003296</text:p>
          </table:table-cell>
          <table:table-cell office:value-type="float" office:value="68467072" calcext:value-type="float">
            <text:p>68467072</text:p>
          </table:table-cell>
          <table:table-cell office:value-type="float" office:value="239773376" calcext:value-type="float">
            <text:p>239773376</text:p>
          </table:table-cell>
          <table:table-cell office:value-type="float" office:value="187550737" calcext:value-type="float">
            <text:p>187550737</text:p>
          </table:table-cell>
        </table:table-row>
        <table:table-row table:style-name="ro2">
          <table:table-cell office:value-type="float" office:value="86255648" calcext:value-type="float">
            <text:p>86255648</text:p>
          </table:table-cell>
          <table:table-cell office:value-type="float" office:value="68522112" calcext:value-type="float">
            <text:p>68522112</text:p>
          </table:table-cell>
          <table:table-cell office:value-type="float" office:value="243749952" calcext:value-type="float">
            <text:p>243749952</text:p>
          </table:table-cell>
          <table:table-cell office:value-type="float" office:value="187925424" calcext:value-type="float">
            <text:p>187925424</text:p>
          </table:table-cell>
        </table:table-row>
        <table:table-row table:style-name="ro2">
          <table:table-cell office:value-type="float" office:value="91865344" calcext:value-type="float">
            <text:p>91865344</text:p>
          </table:table-cell>
          <table:table-cell office:value-type="float" office:value="67936896" calcext:value-type="float">
            <text:p>67936896</text:p>
          </table:table-cell>
          <table:table-cell office:value-type="float" office:value="242343808" calcext:value-type="float">
            <text:p>242343808</text:p>
          </table:table-cell>
          <table:table-cell office:value-type="float" office:value="187076688" calcext:value-type="float">
            <text:p>187076688</text:p>
          </table:table-cell>
        </table:table-row>
        <table:table-row table:style-name="ro2">
          <table:table-cell office:value-type="float" office:value="73784320" calcext:value-type="float">
            <text:p>73784320</text:p>
          </table:table-cell>
          <table:table-cell office:value-type="float" office:value="68635128" calcext:value-type="float">
            <text:p>68635128</text:p>
          </table:table-cell>
          <table:table-cell office:value-type="float" office:value="236317696" calcext:value-type="float">
            <text:p>236317696</text:p>
          </table:table-cell>
          <table:table-cell office:value-type="float" office:value="185864248" calcext:value-type="float">
            <text:p>185864248</text:p>
          </table:table-cell>
        </table:table-row>
        <table:table-row table:style-name="ro2">
          <table:table-cell office:value-type="float" office:value="77997824" calcext:value-type="float">
            <text:p>77997824</text:p>
          </table:table-cell>
          <table:table-cell office:value-type="float" office:value="68246656" calcext:value-type="float">
            <text:p>68246656</text:p>
          </table:table-cell>
          <table:table-cell office:value-type="float" office:value="237541312" calcext:value-type="float">
            <text:p>237541312</text:p>
          </table:table-cell>
          <table:table-cell office:value-type="float" office:value="186523656" calcext:value-type="float">
            <text:p>186523656</text:p>
          </table:table-cell>
        </table:table-row>
        <table:table-row table:style-name="ro2">
          <table:table-cell office:value-type="float" office:value="83024128" calcext:value-type="float">
            <text:p>83024128</text:p>
          </table:table-cell>
          <table:table-cell office:value-type="float" office:value="69107200" calcext:value-type="float">
            <text:p>69107200</text:p>
          </table:table-cell>
          <table:table-cell office:value-type="float" office:value="238152576" calcext:value-type="float">
            <text:p>238152576</text:p>
          </table:table-cell>
          <table:table-cell office:value-type="float" office:value="188317712" calcext:value-type="float">
            <text:p>188317712</text:p>
          </table:table-cell>
        </table:table-row>
        <table:table-row table:style-name="ro2">
          <table:table-cell office:value-type="float" office:value="82811652" calcext:value-type="float">
            <text:p>82811652</text:p>
          </table:table-cell>
          <table:table-cell office:value-type="float" office:value="67797632" calcext:value-type="float">
            <text:p>67797632</text:p>
          </table:table-cell>
          <table:table-cell office:value-type="float" office:value="240497552" calcext:value-type="float">
            <text:p>240497552</text:p>
          </table:table-cell>
          <table:table-cell office:value-type="float" office:value="186417216" calcext:value-type="float">
            <text:p>186417216</text:p>
          </table:table-cell>
        </table:table-row>
        <table:table-row table:style-name="ro2">
          <table:table-cell office:value-type="float" office:value="89486356" calcext:value-type="float">
            <text:p>89486356</text:p>
          </table:table-cell>
          <table:table-cell office:value-type="float" office:value="67916284" calcext:value-type="float">
            <text:p>67916284</text:p>
          </table:table-cell>
          <table:table-cell office:value-type="float" office:value="239281064" calcext:value-type="float">
            <text:p>239281064</text:p>
          </table:table-cell>
          <table:table-cell office:value-type="float" office:value="187408384" calcext:value-type="float">
            <text:p>187408384</text:p>
          </table:table-cell>
        </table:table-row>
        <table:table-row table:style-name="ro2">
          <table:table-cell office:value-type="float" office:value="90512624" calcext:value-type="float">
            <text:p>90512624</text:p>
          </table:table-cell>
          <table:table-cell office:value-type="float" office:value="67878532" calcext:value-type="float">
            <text:p>67878532</text:p>
          </table:table-cell>
          <table:table-cell office:value-type="float" office:value="242606332" calcext:value-type="float">
            <text:p>242606332</text:p>
          </table:table-cell>
          <table:table-cell office:value-type="float" office:value="190767011" calcext:value-type="float">
            <text:p>190767011</text:p>
          </table:table-cell>
        </table:table-row>
        <table:table-row table:style-name="ro2">
          <table:table-cell office:value-type="float" office:value="85181944" calcext:value-type="float">
            <text:p>85181944</text:p>
          </table:table-cell>
          <table:table-cell office:value-type="float" office:value="68630524" calcext:value-type="float">
            <text:p>68630524</text:p>
          </table:table-cell>
          <table:table-cell office:value-type="float" office:value="241004576" calcext:value-type="float">
            <text:p>241004576</text:p>
          </table:table-cell>
          <table:table-cell office:value-type="float" office:value="188450836" calcext:value-type="float">
            <text:p>188450836</text:p>
          </table:table-cell>
        </table:table-row>
        <table:table-row table:style-name="ro2">
          <table:table-cell office:value-type="float" office:value="83286280" calcext:value-type="float">
            <text:p>83286280</text:p>
          </table:table-cell>
          <table:table-cell office:value-type="float" office:value="67930624" calcext:value-type="float">
            <text:p>67930624</text:p>
          </table:table-cell>
          <table:table-cell office:value-type="float" office:value="240104456" calcext:value-type="float">
            <text:p>240104456</text:p>
          </table:table-cell>
          <table:table-cell office:value-type="float" office:value="193697776" calcext:value-type="float">
            <text:p>193697776</text:p>
          </table:table-cell>
        </table:table-row>
        <table:table-row table:style-name="ro2">
          <table:table-cell office:value-type="float" office:value="80054024" calcext:value-type="float">
            <text:p>80054024</text:p>
          </table:table-cell>
          <table:table-cell office:value-type="float" office:value="67920000" calcext:value-type="float">
            <text:p>67920000</text:p>
          </table:table-cell>
          <table:table-cell office:value-type="float" office:value="240845800" calcext:value-type="float">
            <text:p>240845800</text:p>
          </table:table-cell>
          <table:table-cell office:value-type="float" office:value="186431568" calcext:value-type="float">
            <text:p>186431568</text:p>
          </table:table-cell>
        </table:table-row>
        <table:table-row table:style-name="ro2">
          <table:table-cell office:value-type="float" office:value="80077584" calcext:value-type="float">
            <text:p>80077584</text:p>
          </table:table-cell>
          <table:table-cell office:value-type="float" office:value="68003196" calcext:value-type="float">
            <text:p>68003196</text:p>
          </table:table-cell>
          <table:table-cell office:value-type="float" office:value="240059472" calcext:value-type="float">
            <text:p>240059472</text:p>
          </table:table-cell>
          <table:table-cell office:value-type="float" office:value="186479600" calcext:value-type="float">
            <text:p>186479600</text:p>
          </table:table-cell>
        </table:table-row>
        <table:table-row table:style-name="ro2">
          <table:table-cell office:value-type="float" office:value="80005372" calcext:value-type="float">
            <text:p>80005372</text:p>
          </table:table-cell>
          <table:table-cell office:value-type="float" office:value="68861948" calcext:value-type="float">
            <text:p>68861948</text:p>
          </table:table-cell>
          <table:table-cell office:value-type="float" office:value="241874800" calcext:value-type="float">
            <text:p>241874800</text:p>
          </table:table-cell>
          <table:table-cell office:value-type="float" office:value="164455361" calcext:value-type="float">
            <text:p>164455361</text:p>
          </table:table-cell>
        </table:table-row>
        <table:table-row table:style-name="ro2">
          <table:table-cell office:value-type="float" office:value="86155768" calcext:value-type="float">
            <text:p>86155768</text:p>
          </table:table-cell>
          <table:table-cell office:value-type="float" office:value="67926144" calcext:value-type="float">
            <text:p>67926144</text:p>
          </table:table-cell>
          <table:table-cell office:value-type="float" office:value="237332480" calcext:value-type="float">
            <text:p>237332480</text:p>
          </table:table-cell>
          <table:table-cell office:value-type="float" office:value="187636688" calcext:value-type="float">
            <text:p>187636688</text:p>
          </table:table-cell>
        </table:table-row>
        <table:table-row table:style-name="ro2">
          <table:table-cell office:value-type="float" office:value="87338764" calcext:value-type="float">
            <text:p>87338764</text:p>
          </table:table-cell>
          <table:table-cell office:value-type="float" office:value="68185600" calcext:value-type="float">
            <text:p>68185600</text:p>
          </table:table-cell>
          <table:table-cell office:value-type="float" office:value="238137383" calcext:value-type="float">
            <text:p>238137383</text:p>
          </table:table-cell>
          <table:table-cell office:value-type="float" office:value="163909568" calcext:value-type="float">
            <text:p>163909568</text:p>
          </table:table-cell>
        </table:table-row>
        <table:table-row table:style-name="ro2">
          <table:table-cell office:value-type="float" office:value="85244652" calcext:value-type="float">
            <text:p>85244652</text:p>
          </table:table-cell>
          <table:table-cell office:value-type="float" office:value="67874812" calcext:value-type="float">
            <text:p>67874812</text:p>
          </table:table-cell>
          <table:table-cell office:value-type="float" office:value="241509488" calcext:value-type="float">
            <text:p>241509488</text:p>
          </table:table-cell>
          <table:table-cell office:value-type="float" office:value="186018848" calcext:value-type="float">
            <text:p>186018848</text:p>
          </table:table-cell>
        </table:table-row>
        <table:table-row table:style-name="ro2">
          <table:table-cell office:value-type="float" office:value="83117064" calcext:value-type="float">
            <text:p>83117064</text:p>
          </table:table-cell>
          <table:table-cell office:value-type="float" office:value="68426752" calcext:value-type="float">
            <text:p>68426752</text:p>
          </table:table-cell>
          <table:table-cell office:value-type="float" office:value="239486720" calcext:value-type="float">
            <text:p>239486720</text:p>
          </table:table-cell>
          <table:table-cell office:value-type="float" office:value="181888976" calcext:value-type="float">
            <text:p>181888976</text:p>
          </table:table-cell>
        </table:table-row>
        <table:table-row table:style-name="ro2">
          <table:table-cell office:value-type="float" office:value="87391228" calcext:value-type="float">
            <text:p>87391228</text:p>
          </table:table-cell>
          <table:table-cell office:value-type="float" office:value="68308476" calcext:value-type="float">
            <text:p>68308476</text:p>
          </table:table-cell>
          <table:table-cell office:value-type="float" office:value="241081472" calcext:value-type="float">
            <text:p>241081472</text:p>
          </table:table-cell>
          <table:table-cell office:value-type="float" office:value="188107851" calcext:value-type="float">
            <text:p>188107851</text:p>
          </table:table-cell>
        </table:table-row>
        <table:table-row table:style-name="ro2">
          <table:table-cell office:value-type="float" office:value="83004652" calcext:value-type="float">
            <text:p>83004652</text:p>
          </table:table-cell>
          <table:table-cell office:value-type="float" office:value="67804160" calcext:value-type="float">
            <text:p>67804160</text:p>
          </table:table-cell>
          <table:table-cell office:value-type="float" office:value="244951164" calcext:value-type="float">
            <text:p>244951164</text:p>
          </table:table-cell>
          <table:table-cell office:value-type="float" office:value="188038176" calcext:value-type="float">
            <text:p>188038176</text:p>
          </table:table-cell>
        </table:table-row>
        <table:table-row table:style-name="ro2">
          <table:table-cell office:value-type="float" office:value="86907672" calcext:value-type="float">
            <text:p>86907672</text:p>
          </table:table-cell>
          <table:table-cell office:value-type="float" office:value="68120576" calcext:value-type="float">
            <text:p>68120576</text:p>
          </table:table-cell>
          <table:table-cell office:value-type="float" office:value="243282188" calcext:value-type="float">
            <text:p>243282188</text:p>
          </table:table-cell>
          <table:table-cell office:value-type="float" office:value="188156988" calcext:value-type="float">
            <text:p>188156988</text:p>
          </table:table-cell>
        </table:table-row>
        <table:table-row table:style-name="ro2">
          <table:table-cell office:value-type="float" office:value="81971976" calcext:value-type="float">
            <text:p>81971976</text:p>
          </table:table-cell>
          <table:table-cell office:value-type="float" office:value="68068352" calcext:value-type="float">
            <text:p>68068352</text:p>
          </table:table-cell>
          <table:table-cell office:value-type="float" office:value="241994636" calcext:value-type="float">
            <text:p>241994636</text:p>
          </table:table-cell>
          <table:table-cell office:value-type="float" office:value="188895260" calcext:value-type="float">
            <text:p>188895260</text:p>
          </table:table-cell>
        </table:table-row>
        <table:table-row table:style-name="ro2">
          <table:table-cell office:value-type="float" office:value="80338688" calcext:value-type="float">
            <text:p>80338688</text:p>
          </table:table-cell>
          <table:table-cell office:value-type="float" office:value="67770881" calcext:value-type="float">
            <text:p>67770881</text:p>
          </table:table-cell>
          <table:table-cell office:value-type="float" office:value="244156288" calcext:value-type="float">
            <text:p>244156288</text:p>
          </table:table-cell>
          <table:table-cell office:value-type="float" office:value="189024256" calcext:value-type="float">
            <text:p>189024256</text:p>
          </table:table-cell>
        </table:table-row>
        <table:table-row table:style-name="ro2">
          <table:table-cell office:value-type="float" office:value="82252288" calcext:value-type="float">
            <text:p>82252288</text:p>
          </table:table-cell>
          <table:table-cell office:value-type="float" office:value="68136832" calcext:value-type="float">
            <text:p>68136832</text:p>
          </table:table-cell>
          <table:table-cell office:value-type="float" office:value="243258385" calcext:value-type="float">
            <text:p>243258385</text:p>
          </table:table-cell>
          <table:table-cell office:value-type="float" office:value="187366496" calcext:value-type="float">
            <text:p>187366496</text:p>
          </table:table-cell>
        </table:table-row>
        <table:table-row table:style-name="ro2">
          <table:table-cell office:value-type="float" office:value="83552504" calcext:value-type="float">
            <text:p>83552504</text:p>
          </table:table-cell>
          <table:table-cell office:value-type="float" office:value="68153984" calcext:value-type="float">
            <text:p>68153984</text:p>
          </table:table-cell>
          <table:table-cell office:value-type="float" office:value="240939780" calcext:value-type="float">
            <text:p>240939780</text:p>
          </table:table-cell>
          <table:table-cell office:value-type="float" office:value="185061472" calcext:value-type="float">
            <text:p>185061472</text:p>
          </table:table-cell>
        </table:table-row>
        <table:table-row table:style-name="ro2">
          <table:table-cell office:value-type="float" office:value="85892344" calcext:value-type="float">
            <text:p>85892344</text:p>
          </table:table-cell>
          <table:table-cell office:value-type="float" office:value="67732864" calcext:value-type="float">
            <text:p>67732864</text:p>
          </table:table-cell>
          <table:table-cell office:value-type="float" office:value="241441872" calcext:value-type="float">
            <text:p>241441872</text:p>
          </table:table-cell>
          <table:table-cell office:value-type="float" office:value="190080008" calcext:value-type="float">
            <text:p>190080008</text:p>
          </table:table-cell>
        </table:table-row>
        <table:table-row table:style-name="ro2">
          <table:table-cell office:value-type="float" office:value="83200248" calcext:value-type="float">
            <text:p>83200248</text:p>
          </table:table-cell>
          <table:table-cell office:value-type="float" office:value="68143616" calcext:value-type="float">
            <text:p>68143616</text:p>
          </table:table-cell>
          <table:table-cell office:value-type="float" office:value="238882160" calcext:value-type="float">
            <text:p>238882160</text:p>
          </table:table-cell>
          <table:table-cell office:value-type="float" office:value="214931529" calcext:value-type="float">
            <text:p>214931529</text:p>
          </table:table-cell>
        </table:table-row>
        <table:table-row table:style-name="ro2">
          <table:table-cell office:value-type="float" office:value="87789840" calcext:value-type="float">
            <text:p>87789840</text:p>
          </table:table-cell>
          <table:table-cell office:value-type="float" office:value="68268416" calcext:value-type="float">
            <text:p>68268416</text:p>
          </table:table-cell>
          <table:table-cell office:value-type="float" office:value="239419424" calcext:value-type="float">
            <text:p>239419424</text:p>
          </table:table-cell>
          <table:table-cell office:value-type="float" office:value="181722200" calcext:value-type="float">
            <text:p>181722200</text:p>
          </table:table-cell>
        </table:table-row>
        <table:table-row table:style-name="ro2">
          <table:table-cell office:value-type="float" office:value="85146360" calcext:value-type="float">
            <text:p>85146360</text:p>
          </table:table-cell>
          <table:table-cell office:value-type="float" office:value="67705856" calcext:value-type="float">
            <text:p>67705856</text:p>
          </table:table-cell>
          <table:table-cell office:value-type="float" office:value="219390560" calcext:value-type="float">
            <text:p>219390560</text:p>
          </table:table-cell>
          <table:table-cell office:value-type="float" office:value="187412480" calcext:value-type="float">
            <text:p>187412480</text:p>
          </table:table-cell>
        </table:table-row>
        <table:table-row table:style-name="ro2">
          <table:table-cell office:value-type="float" office:value="89591792" calcext:value-type="float">
            <text:p>89591792</text:p>
          </table:table-cell>
          <table:table-cell office:value-type="float" office:value="68166528" calcext:value-type="float">
            <text:p>68166528</text:p>
          </table:table-cell>
          <table:table-cell office:value-type="float" office:value="242125968" calcext:value-type="float">
            <text:p>242125968</text:p>
          </table:table-cell>
          <table:table-cell office:value-type="float" office:value="187381816" calcext:value-type="float">
            <text:p>187381816</text:p>
          </table:table-cell>
        </table:table-row>
        <table:table-row table:style-name="ro2">
          <table:table-cell office:value-type="float" office:value="81445096" calcext:value-type="float">
            <text:p>81445096</text:p>
          </table:table-cell>
          <table:table-cell office:value-type="float" office:value="68295296" calcext:value-type="float">
            <text:p>68295296</text:p>
          </table:table-cell>
          <table:table-cell office:value-type="float" office:value="241715968" calcext:value-type="float">
            <text:p>241715968</text:p>
          </table:table-cell>
          <table:table-cell office:value-type="float" office:value="184461248" calcext:value-type="float">
            <text:p>184461248</text:p>
          </table:table-cell>
        </table:table-row>
        <table:table-row table:style-name="ro2">
          <table:table-cell office:value-type="float" office:value="85080040" calcext:value-type="float">
            <text:p>85080040</text:p>
          </table:table-cell>
          <table:table-cell office:value-type="float" office:value="68481152" calcext:value-type="float">
            <text:p>68481152</text:p>
          </table:table-cell>
          <table:table-cell office:value-type="float" office:value="241884900" calcext:value-type="float">
            <text:p>241884900</text:p>
          </table:table-cell>
          <table:table-cell office:value-type="float" office:value="187695068" calcext:value-type="float">
            <text:p>187695068</text:p>
          </table:table-cell>
        </table:table-row>
        <table:table-row table:style-name="ro2">
          <table:table-cell office:value-type="float" office:value="84019992" calcext:value-type="float">
            <text:p>84019992</text:p>
          </table:table-cell>
          <table:table-cell office:value-type="float" office:value="68328448" calcext:value-type="float">
            <text:p>68328448</text:p>
          </table:table-cell>
          <table:table-cell office:value-type="float" office:value="244454660" calcext:value-type="float">
            <text:p>244454660</text:p>
          </table:table-cell>
          <table:table-cell office:value-type="float" office:value="186494972" calcext:value-type="float">
            <text:p>186494972</text:p>
          </table:table-cell>
        </table:table-row>
        <table:table-row table:style-name="ro2">
          <table:table-cell office:value-type="float" office:value="83314152" calcext:value-type="float">
            <text:p>83314152</text:p>
          </table:table-cell>
          <table:table-cell office:value-type="float" office:value="67738628" calcext:value-type="float">
            <text:p>67738628</text:p>
          </table:table-cell>
          <table:table-cell office:value-type="float" office:value="242703332" calcext:value-type="float">
            <text:p>242703332</text:p>
          </table:table-cell>
          <table:table-cell office:value-type="float" office:value="186653600" calcext:value-type="float">
            <text:p>186653600</text:p>
          </table:table-cell>
        </table:table-row>
        <table:table-row table:style-name="ro2">
          <table:table-cell office:value-type="float" office:value="86862852" calcext:value-type="float">
            <text:p>86862852</text:p>
          </table:table-cell>
          <table:table-cell office:value-type="float" office:value="67837956" calcext:value-type="float">
            <text:p>67837956</text:p>
          </table:table-cell>
          <table:table-cell office:value-type="float" office:value="239324248" calcext:value-type="float">
            <text:p>239324248</text:p>
          </table:table-cell>
          <table:table-cell office:value-type="float" office:value="187533244" calcext:value-type="float">
            <text:p>187533244</text:p>
          </table:table-cell>
        </table:table-row>
        <table:table-row table:style-name="ro2">
          <table:table-cell office:value-type="float" office:value="80128780" calcext:value-type="float">
            <text:p>80128780</text:p>
          </table:table-cell>
          <table:table-cell office:value-type="float" office:value="68214224" calcext:value-type="float">
            <text:p>68214224</text:p>
          </table:table-cell>
          <table:table-cell office:value-type="float" office:value="241835268" calcext:value-type="float">
            <text:p>241835268</text:p>
          </table:table-cell>
          <table:table-cell office:value-type="float" office:value="190419968" calcext:value-type="float">
            <text:p>190419968</text:p>
          </table:table-cell>
        </table:table-row>
        <table:table-row table:style-name="ro2">
          <table:table-cell office:value-type="float" office:value="85034512" calcext:value-type="float">
            <text:p>85034512</text:p>
          </table:table-cell>
          <table:table-cell office:value-type="float" office:value="68162572" calcext:value-type="float">
            <text:p>68162572</text:p>
          </table:table-cell>
          <table:table-cell office:value-type="float" office:value="238430204" calcext:value-type="float">
            <text:p>238430204</text:p>
          </table:table-cell>
          <table:table-cell office:value-type="float" office:value="186626012" calcext:value-type="float">
            <text:p>186626012</text:p>
          </table:table-cell>
        </table:table-row>
        <table:table-row table:style-name="ro2">
          <table:table-cell office:value-type="float" office:value="80110340" calcext:value-type="float">
            <text:p>80110340</text:p>
          </table:table-cell>
          <table:table-cell office:value-type="float" office:value="68475268" calcext:value-type="float">
            <text:p>68475268</text:p>
          </table:table-cell>
          <table:table-cell office:value-type="float" office:value="240200572" calcext:value-type="float">
            <text:p>240200572</text:p>
          </table:table-cell>
          <table:table-cell office:value-type="float" office:value="186295300" calcext:value-type="float">
            <text:p>186295300</text:p>
          </table:table-cell>
        </table:table-row>
        <table:table-row table:style-name="ro2">
          <table:table-cell office:value-type="float" office:value="83738620" calcext:value-type="float">
            <text:p>83738620</text:p>
          </table:table-cell>
          <table:table-cell office:value-type="float" office:value="70577660" calcext:value-type="float">
            <text:p>70577660</text:p>
          </table:table-cell>
          <table:table-cell office:value-type="float" office:value="240575784" calcext:value-type="float">
            <text:p>240575784</text:p>
          </table:table-cell>
          <table:table-cell office:value-type="float" office:value="188132416" calcext:value-type="float">
            <text:p>188132416</text:p>
          </table:table-cell>
        </table:table-row>
        <table:table-row table:style-name="ro2">
          <table:table-cell office:value-type="float" office:value="89014784" calcext:value-type="float">
            <text:p>89014784</text:p>
          </table:table-cell>
          <table:table-cell office:value-type="float" office:value="68004856" calcext:value-type="float">
            <text:p>68004856</text:p>
          </table:table-cell>
          <table:table-cell office:value-type="float" office:value="240317344" calcext:value-type="float">
            <text:p>240317344</text:p>
          </table:table-cell>
          <table:table-cell office:value-type="float" office:value="188907520" calcext:value-type="float">
            <text:p>188907520</text:p>
          </table:table-cell>
        </table:table-row>
        <table:table-row table:style-name="ro2">
          <table:table-cell office:value-type="float" office:value="80008188" calcext:value-type="float">
            <text:p>80008188</text:p>
          </table:table-cell>
          <table:table-cell office:value-type="float" office:value="68261320" calcext:value-type="float">
            <text:p>68261320</text:p>
          </table:table-cell>
          <table:table-cell office:value-type="float" office:value="240562304" calcext:value-type="float">
            <text:p>240562304</text:p>
          </table:table-cell>
          <table:table-cell office:value-type="float" office:value="187436992" calcext:value-type="float">
            <text:p>187436992</text:p>
          </table:table-cell>
        </table:table-row>
        <table:table-row table:style-name="ro2">
          <table:table-cell office:value-type="float" office:value="81091596" calcext:value-type="float">
            <text:p>81091596</text:p>
          </table:table-cell>
          <table:table-cell office:value-type="float" office:value="68364196" calcext:value-type="float">
            <text:p>68364196</text:p>
          </table:table-cell>
          <table:table-cell office:value-type="float" office:value="245832840" calcext:value-type="float">
            <text:p>245832840</text:p>
          </table:table-cell>
          <table:table-cell office:value-type="float" office:value="187779104" calcext:value-type="float">
            <text:p>187779104</text:p>
          </table:table-cell>
        </table:table-row>
        <table:table-row table:style-name="ro2">
          <table:table-cell office:value-type="float" office:value="91862252" calcext:value-type="float">
            <text:p>91862252</text:p>
          </table:table-cell>
          <table:table-cell office:value-type="float" office:value="68202912" calcext:value-type="float">
            <text:p>68202912</text:p>
          </table:table-cell>
          <table:table-cell office:value-type="float" office:value="244299688" calcext:value-type="float">
            <text:p>244299688</text:p>
          </table:table-cell>
          <table:table-cell office:value-type="float" office:value="186003520" calcext:value-type="float">
            <text:p>186003520</text:p>
          </table:table-cell>
        </table:table-row>
        <table:table-row table:style-name="ro2">
          <table:table-cell office:value-type="float" office:value="86430204" calcext:value-type="float">
            <text:p>86430204</text:p>
          </table:table-cell>
          <table:table-cell office:value-type="float" office:value="68129756" calcext:value-type="float">
            <text:p>68129756</text:p>
          </table:table-cell>
          <table:table-cell office:value-type="float" office:value="240874592" calcext:value-type="float">
            <text:p>240874592</text:p>
          </table:table-cell>
          <table:table-cell office:value-type="float" office:value="186812352" calcext:value-type="float">
            <text:p>186812352</text:p>
          </table:table-cell>
        </table:table-row>
        <table:table-row table:style-name="ro2">
          <table:table-cell office:value-type="float" office:value="90123772" calcext:value-type="float">
            <text:p>90123772</text:p>
          </table:table-cell>
          <table:table-cell office:value-type="float" office:value="68366856" calcext:value-type="float">
            <text:p>68366856</text:p>
          </table:table-cell>
          <table:table-cell office:value-type="float" office:value="240911392" calcext:value-type="float">
            <text:p>240911392</text:p>
          </table:table-cell>
          <table:table-cell office:value-type="float" office:value="186460160" calcext:value-type="float">
            <text:p>186460160</text:p>
          </table:table-cell>
        </table:table-row>
        <table:table-row table:style-name="ro2">
          <table:table-cell office:value-type="float" office:value="79768320" calcext:value-type="float">
            <text:p>79768320</text:p>
          </table:table-cell>
          <table:table-cell office:value-type="float" office:value="65865780" calcext:value-type="float">
            <text:p>65865780</text:p>
          </table:table-cell>
          <table:table-cell office:value-type="float" office:value="241277060" calcext:value-type="float">
            <text:p>241277060</text:p>
          </table:table-cell>
          <table:table-cell office:value-type="float" office:value="186830868" calcext:value-type="float">
            <text:p>186830868</text:p>
          </table:table-cell>
        </table:table-row>
        <table:table-row table:style-name="ro2">
          <table:table-cell office:value-type="float" office:value="87421436" calcext:value-type="float">
            <text:p>87421436</text:p>
          </table:table-cell>
          <table:table-cell office:value-type="float" office:value="66962988" calcext:value-type="float">
            <text:p>66962988</text:p>
          </table:table-cell>
          <table:table-cell office:value-type="float" office:value="239159264" calcext:value-type="float">
            <text:p>239159264</text:p>
          </table:table-cell>
          <table:table-cell office:value-type="float" office:value="187100088" calcext:value-type="float">
            <text:p>187100088</text:p>
          </table:table-cell>
        </table:table-row>
        <table:table-row table:style-name="ro2">
          <table:table-cell office:value-type="float" office:value="79121392" calcext:value-type="float">
            <text:p>79121392</text:p>
          </table:table-cell>
          <table:table-cell office:value-type="float" office:value="67701736" calcext:value-type="float">
            <text:p>67701736</text:p>
          </table:table-cell>
          <table:table-cell office:value-type="float" office:value="246474368" calcext:value-type="float">
            <text:p>246474368</text:p>
          </table:table-cell>
          <table:table-cell office:value-type="float" office:value="186586164" calcext:value-type="float">
            <text:p>186586164</text:p>
          </table:table-cell>
        </table:table-row>
        <table:table-row table:style-name="ro2">
          <table:table-cell office:value-type="float" office:value="85592560" calcext:value-type="float">
            <text:p>85592560</text:p>
          </table:table-cell>
          <table:table-cell office:value-type="float" office:value="65341464" calcext:value-type="float">
            <text:p>65341464</text:p>
          </table:table-cell>
          <table:table-cell office:value-type="float" office:value="242762653" calcext:value-type="float">
            <text:p>242762653</text:p>
          </table:table-cell>
          <table:table-cell office:value-type="float" office:value="166278168" calcext:value-type="float">
            <text:p>166278168</text:p>
          </table:table-cell>
        </table:table-row>
        <table:table-row table:style-name="ro2">
          <table:table-cell office:value-type="float" office:value="83350800" calcext:value-type="float">
            <text:p>83350800</text:p>
          </table:table-cell>
          <table:table-cell office:value-type="float" office:value="67848256" calcext:value-type="float">
            <text:p>67848256</text:p>
          </table:table-cell>
          <table:table-cell office:value-type="float" office:value="240689948" calcext:value-type="float">
            <text:p>240689948</text:p>
          </table:table-cell>
          <table:table-cell office:value-type="float" office:value="186108972" calcext:value-type="float">
            <text:p>186108972</text:p>
          </table:table-cell>
        </table:table-row>
        <table:table-row table:style-name="ro2">
          <table:table-cell office:value-type="float" office:value="82662672" calcext:value-type="float">
            <text:p>82662672</text:p>
          </table:table-cell>
          <table:table-cell office:value-type="float" office:value="67938416" calcext:value-type="float">
            <text:p>67938416</text:p>
          </table:table-cell>
          <table:table-cell office:value-type="float" office:value="235812736" calcext:value-type="float">
            <text:p>235812736</text:p>
          </table:table-cell>
          <table:table-cell office:value-type="float" office:value="187110392" calcext:value-type="float">
            <text:p>187110392</text:p>
          </table:table-cell>
        </table:table-row>
        <table:table-row table:style-name="ro2">
          <table:table-cell office:value-type="float" office:value="79527664" calcext:value-type="float">
            <text:p>79527664</text:p>
          </table:table-cell>
          <table:table-cell office:value-type="float" office:value="69885400" calcext:value-type="float">
            <text:p>69885400</text:p>
          </table:table-cell>
          <table:table-cell office:value-type="float" office:value="222604160" calcext:value-type="float">
            <text:p>222604160</text:p>
          </table:table-cell>
          <table:table-cell office:value-type="float" office:value="187329560" calcext:value-type="float">
            <text:p>187329560</text:p>
          </table:table-cell>
        </table:table-row>
        <table:table-row table:style-name="ro2">
          <table:table-cell office:value-type="float" office:value="90321152" calcext:value-type="float">
            <text:p>90321152</text:p>
          </table:table-cell>
          <table:table-cell office:value-type="float" office:value="69036600" calcext:value-type="float">
            <text:p>69036600</text:p>
          </table:table-cell>
          <table:table-cell office:value-type="float" office:value="242810912" calcext:value-type="float">
            <text:p>242810912</text:p>
          </table:table-cell>
          <table:table-cell office:value-type="float" office:value="186889288" calcext:value-type="float">
            <text:p>186889288</text:p>
          </table:table-cell>
        </table:table-row>
        <table:table-row table:style-name="ro2">
          <table:table-cell office:value-type="float" office:value="79826688" calcext:value-type="float">
            <text:p>79826688</text:p>
          </table:table-cell>
          <table:table-cell office:value-type="float" office:value="64441320" calcext:value-type="float">
            <text:p>64441320</text:p>
          </table:table-cell>
          <table:table-cell office:value-type="float" office:value="248371456" calcext:value-type="float">
            <text:p>248371456</text:p>
          </table:table-cell>
          <table:table-cell office:value-type="float" office:value="186255432" calcext:value-type="float">
            <text:p>186255432</text:p>
          </table:table-cell>
        </table:table-row>
        <table:table-row table:style-name="ro2">
          <table:table-cell office:value-type="float" office:value="80710416" calcext:value-type="float">
            <text:p>80710416</text:p>
          </table:table-cell>
          <table:table-cell office:value-type="float" office:value="67546176" calcext:value-type="float">
            <text:p>67546176</text:p>
          </table:table-cell>
          <table:table-cell office:value-type="float" office:value="238314624" calcext:value-type="float">
            <text:p>238314624</text:p>
          </table:table-cell>
          <table:table-cell office:value-type="float" office:value="187033592" calcext:value-type="float">
            <text:p>187033592</text:p>
          </table:table-cell>
        </table:table-row>
        <table:table-row table:style-name="ro2">
          <table:table-cell office:value-type="float" office:value="84221712" calcext:value-type="float">
            <text:p>84221712</text:p>
          </table:table-cell>
          <table:table-cell office:value-type="float" office:value="67157944" calcext:value-type="float">
            <text:p>67157944</text:p>
          </table:table-cell>
          <table:table-cell office:value-type="float" office:value="239551456" calcext:value-type="float">
            <text:p>239551456</text:p>
          </table:table-cell>
          <table:table-cell office:value-type="float" office:value="187399169" calcext:value-type="float">
            <text:p>187399169</text:p>
          </table:table-cell>
        </table:table-row>
        <table:table-row table:style-name="ro2">
          <table:table-cell office:value-type="float" office:value="85268464" calcext:value-type="float">
            <text:p>85268464</text:p>
          </table:table-cell>
          <table:table-cell office:value-type="float" office:value="68095000" calcext:value-type="float">
            <text:p>68095000</text:p>
          </table:table-cell>
          <table:table-cell office:value-type="float" office:value="238904320" calcext:value-type="float">
            <text:p>238904320</text:p>
          </table:table-cell>
          <table:table-cell office:value-type="float" office:value="185935856" calcext:value-type="float">
            <text:p>185935856</text:p>
          </table:table-cell>
        </table:table-row>
        <table:table-row table:style-name="ro2">
          <table:table-cell office:value-type="float" office:value="89731856" calcext:value-type="float">
            <text:p>89731856</text:p>
          </table:table-cell>
          <table:table-cell office:value-type="float" office:value="68031488" calcext:value-type="float">
            <text:p>68031488</text:p>
          </table:table-cell>
          <table:table-cell office:value-type="float" office:value="245613308" calcext:value-type="float">
            <text:p>245613308</text:p>
          </table:table-cell>
          <table:table-cell office:value-type="float" office:value="186844092" calcext:value-type="float">
            <text:p>186844092</text:p>
          </table:table-cell>
        </table:table-row>
        <table:table-row table:style-name="ro2">
          <table:table-cell office:value-type="float" office:value="86721792" calcext:value-type="float">
            <text:p>86721792</text:p>
          </table:table-cell>
          <table:table-cell office:value-type="float" office:value="68492288" calcext:value-type="float">
            <text:p>68492288</text:p>
          </table:table-cell>
          <table:table-cell office:value-type="float" office:value="245710484" calcext:value-type="float">
            <text:p>245710484</text:p>
          </table:table-cell>
          <table:table-cell office:value-type="float" office:value="186668044" calcext:value-type="float">
            <text:p>186668044</text:p>
          </table:table-cell>
        </table:table-row>
        <table:table-row table:style-name="ro2">
          <table:table-cell office:value-type="float" office:value="89686784" calcext:value-type="float">
            <text:p>89686784</text:p>
          </table:table-cell>
          <table:table-cell office:value-type="float" office:value="68307536" calcext:value-type="float">
            <text:p>68307536</text:p>
          </table:table-cell>
          <table:table-cell office:value-type="float" office:value="240368000" calcext:value-type="float">
            <text:p>240368000</text:p>
          </table:table-cell>
          <table:table-cell office:value-type="float" office:value="186319808" calcext:value-type="float">
            <text:p>186319808</text:p>
          </table:table-cell>
        </table:table-row>
        <table:table-row table:style-name="ro2">
          <table:table-cell office:value-type="float" office:value="88964352" calcext:value-type="float">
            <text:p>88964352</text:p>
          </table:table-cell>
          <table:table-cell office:value-type="float" office:value="68884440" calcext:value-type="float">
            <text:p>68884440</text:p>
          </table:table-cell>
          <table:table-cell office:value-type="float" office:value="239619336" calcext:value-type="float">
            <text:p>239619336</text:p>
          </table:table-cell>
          <table:table-cell office:value-type="float" office:value="188602320" calcext:value-type="float">
            <text:p>188602320</text:p>
          </table:table-cell>
        </table:table-row>
        <table:table-row table:style-name="ro2">
          <table:table-cell office:value-type="float" office:value="81252864" calcext:value-type="float">
            <text:p>81252864</text:p>
          </table:table-cell>
          <table:table-cell office:value-type="float" office:value="68325940" calcext:value-type="float">
            <text:p>68325940</text:p>
          </table:table-cell>
          <table:table-cell office:value-type="float" office:value="243880196" calcext:value-type="float">
            <text:p>243880196</text:p>
          </table:table-cell>
          <table:table-cell office:value-type="float" office:value="184270932" calcext:value-type="float">
            <text:p>184270932</text:p>
          </table:table-cell>
        </table:table-row>
        <table:table-row table:style-name="ro2">
          <table:table-cell office:value-type="float" office:value="82453504" calcext:value-type="float">
            <text:p>82453504</text:p>
          </table:table-cell>
          <table:table-cell office:value-type="float" office:value="67848180" calcext:value-type="float">
            <text:p>67848180</text:p>
          </table:table-cell>
          <table:table-cell office:value-type="float" office:value="245087616" calcext:value-type="float">
            <text:p>245087616</text:p>
          </table:table-cell>
          <table:table-cell office:value-type="float" office:value="186338364" calcext:value-type="float">
            <text:p>186338364</text:p>
          </table:table-cell>
        </table:table-row>
        <table:table-row table:style-name="ro2">
          <table:table-cell office:value-type="float" office:value="80172284" calcext:value-type="float">
            <text:p>80172284</text:p>
          </table:table-cell>
          <table:table-cell office:value-type="float" office:value="68481516" calcext:value-type="float">
            <text:p>68481516</text:p>
          </table:table-cell>
          <table:table-cell office:value-type="float" office:value="239745280" calcext:value-type="float">
            <text:p>239745280</text:p>
          </table:table-cell>
          <table:table-cell office:value-type="float" office:value="187333696" calcext:value-type="float">
            <text:p>187333696</text:p>
          </table:table-cell>
        </table:table-row>
        <table:table-row table:style-name="ro2">
          <table:table-cell office:value-type="float" office:value="84150532" calcext:value-type="float">
            <text:p>84150532</text:p>
          </table:table-cell>
          <table:table-cell office:value-type="float" office:value="68478960" calcext:value-type="float">
            <text:p>68478960</text:p>
          </table:table-cell>
          <table:table-cell office:value-type="float" office:value="240294673" calcext:value-type="float">
            <text:p>240294673</text:p>
          </table:table-cell>
          <table:table-cell office:value-type="float" office:value="190469184" calcext:value-type="float">
            <text:p>190469184</text:p>
          </table:table-cell>
        </table:table-row>
        <table:table-row table:style-name="ro2">
          <table:table-cell office:value-type="float" office:value="83888640" calcext:value-type="float">
            <text:p>83888640</text:p>
          </table:table-cell>
          <table:table-cell office:value-type="float" office:value="68194292" calcext:value-type="float">
            <text:p>68194292</text:p>
          </table:table-cell>
          <table:table-cell office:value-type="float" office:value="243468392" calcext:value-type="float">
            <text:p>243468392</text:p>
          </table:table-cell>
          <table:table-cell office:value-type="float" office:value="185045952" calcext:value-type="float">
            <text:p>185045952</text:p>
          </table:table-cell>
        </table:table-row>
        <table:table-row table:style-name="ro2">
          <table:table-cell office:value-type="float" office:value="90707976" calcext:value-type="float">
            <text:p>90707976</text:p>
          </table:table-cell>
          <table:table-cell office:value-type="float" office:value="68598192" calcext:value-type="float">
            <text:p>68598192</text:p>
          </table:table-cell>
          <table:table-cell office:value-type="float" office:value="221934568" calcext:value-type="float">
            <text:p>221934568</text:p>
          </table:table-cell>
          <table:table-cell office:value-type="float" office:value="189149120" calcext:value-type="float">
            <text:p>189149120</text:p>
          </table:table-cell>
        </table:table-row>
        <table:table-row table:style-name="ro2">
          <table:table-cell office:value-type="float" office:value="84414988" calcext:value-type="float">
            <text:p>84414988</text:p>
          </table:table-cell>
          <table:table-cell office:value-type="float" office:value="68349020" calcext:value-type="float">
            <text:p>68349020</text:p>
          </table:table-cell>
          <table:table-cell office:value-type="float" office:value="240978032" calcext:value-type="float">
            <text:p>240978032</text:p>
          </table:table-cell>
          <table:table-cell office:value-type="float" office:value="188227520" calcext:value-type="float">
            <text:p>188227520</text:p>
          </table:table-cell>
        </table:table-row>
        <table:table-row table:style-name="ro2">
          <table:table-cell office:value-type="float" office:value="89240840" calcext:value-type="float">
            <text:p>89240840</text:p>
          </table:table-cell>
          <table:table-cell office:value-type="float" office:value="68262468" calcext:value-type="float">
            <text:p>68262468</text:p>
          </table:table-cell>
          <table:table-cell office:value-type="float" office:value="244700272" calcext:value-type="float">
            <text:p>244700272</text:p>
          </table:table-cell>
          <table:table-cell office:value-type="float" office:value="186701808" calcext:value-type="float">
            <text:p>186701808</text:p>
          </table:table-cell>
        </table:table-row>
        <table:table-row table:style-name="ro2">
          <table:table-cell office:value-type="float" office:value="82151428" calcext:value-type="float">
            <text:p>82151428</text:p>
          </table:table-cell>
          <table:table-cell office:value-type="float" office:value="67858416" calcext:value-type="float">
            <text:p>67858416</text:p>
          </table:table-cell>
          <table:table-cell office:value-type="float" office:value="244291596" calcext:value-type="float">
            <text:p>244291596</text:p>
          </table:table-cell>
          <table:table-cell office:value-type="float" office:value="184584208" calcext:value-type="float">
            <text:p>184584208</text:p>
          </table:table-cell>
        </table:table-row>
        <table:table-row table:style-name="ro2">
          <table:table-cell office:value-type="float" office:value="90114804" calcext:value-type="float">
            <text:p>90114804</text:p>
          </table:table-cell>
          <table:table-cell office:value-type="float" office:value="68281328" calcext:value-type="float">
            <text:p>68281328</text:p>
          </table:table-cell>
          <table:table-cell office:value-type="float" office:value="222788848" calcext:value-type="float">
            <text:p>222788848</text:p>
          </table:table-cell>
          <table:table-cell office:value-type="float" office:value="187004936" calcext:value-type="float">
            <text:p>187004936</text:p>
          </table:table-cell>
        </table:table-row>
        <table:table-row table:style-name="ro2">
          <table:table-cell office:value-type="float" office:value="84184324" calcext:value-type="float">
            <text:p>84184324</text:p>
          </table:table-cell>
          <table:table-cell office:value-type="float" office:value="68507180" calcext:value-type="float">
            <text:p>68507180</text:p>
          </table:table-cell>
          <table:table-cell office:value-type="float" office:value="242533360" calcext:value-type="float">
            <text:p>242533360</text:p>
          </table:table-cell>
          <table:table-cell office:value-type="float" office:value="186284984" calcext:value-type="float">
            <text:p>186284984</text:p>
          </table:table-cell>
        </table:table-row>
        <table:table-row table:style-name="ro2">
          <table:table-cell office:value-type="float" office:value="81591548" calcext:value-type="float">
            <text:p>81591548</text:p>
          </table:table-cell>
          <table:table-cell office:value-type="float" office:value="60088892" calcext:value-type="float">
            <text:p>60088892</text:p>
          </table:table-cell>
          <table:table-cell office:value-type="float" office:value="244549644" calcext:value-type="float">
            <text:p>244549644</text:p>
          </table:table-cell>
          <table:table-cell office:value-type="float" office:value="186148864" calcext:value-type="float">
            <text:p>186148864</text:p>
          </table:table-cell>
        </table:table-row>
        <table:table-row table:style-name="ro2">
          <table:table-cell office:value-type="float" office:value="83434496" calcext:value-type="float">
            <text:p>83434496</text:p>
          </table:table-cell>
          <table:table-cell office:value-type="float" office:value="68225488" calcext:value-type="float">
            <text:p>68225488</text:p>
          </table:table-cell>
          <table:table-cell office:value-type="float" office:value="238800020" calcext:value-type="float">
            <text:p>238800020</text:p>
          </table:table-cell>
          <table:table-cell office:value-type="float" office:value="163577852" calcext:value-type="float">
            <text:p>163577852</text:p>
          </table:table-cell>
        </table:table-row>
        <table:table-row table:style-name="ro2">
          <table:table-cell office:value-type="float" office:value="82121988" calcext:value-type="float">
            <text:p>82121988</text:p>
          </table:table-cell>
          <table:table-cell office:value-type="float" office:value="68682188" calcext:value-type="float">
            <text:p>68682188</text:p>
          </table:table-cell>
          <table:table-cell office:value-type="float" office:value="242144256" calcext:value-type="float">
            <text:p>242144256</text:p>
          </table:table-cell>
          <table:table-cell office:value-type="float" office:value="187592652" calcext:value-type="float">
            <text:p>187592652</text:p>
          </table:table-cell>
        </table:table-row>
        <table:table-row table:style-name="ro2">
          <table:table-cell office:value-type="float" office:value="80204800" calcext:value-type="float">
            <text:p>80204800</text:p>
          </table:table-cell>
          <table:table-cell office:value-type="float" office:value="68208064" calcext:value-type="float">
            <text:p>68208064</text:p>
          </table:table-cell>
          <table:table-cell office:value-type="float" office:value="243009808" calcext:value-type="float">
            <text:p>243009808</text:p>
          </table:table-cell>
          <table:table-cell office:value-type="float" office:value="185897980" calcext:value-type="float">
            <text:p>185897980</text:p>
          </table:table-cell>
        </table:table-row>
        <table:table-row table:style-name="ro2">
          <table:table-cell office:value-type="float" office:value="89632264" calcext:value-type="float">
            <text:p>89632264</text:p>
          </table:table-cell>
          <table:table-cell office:value-type="float" office:value="67929024" calcext:value-type="float">
            <text:p>67929024</text:p>
          </table:table-cell>
          <table:table-cell office:value-type="float" office:value="245675888" calcext:value-type="float">
            <text:p>245675888</text:p>
          </table:table-cell>
          <table:table-cell office:value-type="float" office:value="186305528" calcext:value-type="float">
            <text:p>186305528</text:p>
          </table:table-cell>
        </table:table-row>
        <table:table-row table:style-name="ro2">
          <table:table-cell office:value-type="float" office:value="84130560" calcext:value-type="float">
            <text:p>84130560</text:p>
          </table:table-cell>
          <table:table-cell office:value-type="float" office:value="68331488" calcext:value-type="float">
            <text:p>68331488</text:p>
          </table:table-cell>
          <table:table-cell office:value-type="float" office:value="237778176" calcext:value-type="float">
            <text:p>237778176</text:p>
          </table:table-cell>
          <table:table-cell office:value-type="float" office:value="186828800" calcext:value-type="float">
            <text:p>186828800</text:p>
          </table:table-cell>
        </table:table-row>
        <table:table-row table:style-name="ro2">
          <table:table-cell office:value-type="float" office:value="88213248" calcext:value-type="float">
            <text:p>88213248</text:p>
          </table:table-cell>
          <table:table-cell office:value-type="float" office:value="69016512" calcext:value-type="float">
            <text:p>69016512</text:p>
          </table:table-cell>
          <table:table-cell office:value-type="float" office:value="240379648" calcext:value-type="float">
            <text:p>240379648</text:p>
          </table:table-cell>
          <table:table-cell office:value-type="float" office:value="188689480" calcext:value-type="float">
            <text:p>188689480</text:p>
          </table:table-cell>
        </table:table-row>
        <table:table-row table:style-name="ro2">
          <table:table-cell office:value-type="float" office:value="80115968" calcext:value-type="float">
            <text:p>80115968</text:p>
          </table:table-cell>
          <table:table-cell office:value-type="float" office:value="68182592" calcext:value-type="float">
            <text:p>68182592</text:p>
          </table:table-cell>
          <table:table-cell office:value-type="float" office:value="240489216" calcext:value-type="float">
            <text:p>240489216</text:p>
          </table:table-cell>
          <table:table-cell office:value-type="float" office:value="185494600" calcext:value-type="float">
            <text:p>185494600</text:p>
          </table:table-cell>
        </table:table-row>
        <table:table-row table:style-name="ro2">
          <table:table-cell office:value-type="float" office:value="84946696" calcext:value-type="float">
            <text:p>84946696</text:p>
          </table:table-cell>
          <table:table-cell office:value-type="float" office:value="68425728" calcext:value-type="float">
            <text:p>68425728</text:p>
          </table:table-cell>
          <table:table-cell office:value-type="float" office:value="246648960" calcext:value-type="float">
            <text:p>246648960</text:p>
          </table:table-cell>
          <table:table-cell office:value-type="float" office:value="188015680" calcext:value-type="float">
            <text:p>188015680</text:p>
          </table:table-cell>
        </table:table-row>
        <table:table-row table:style-name="ro2">
          <table:table-cell office:value-type="float" office:value="85517056" calcext:value-type="float">
            <text:p>85517056</text:p>
          </table:table-cell>
          <table:table-cell office:value-type="float" office:value="68120560" calcext:value-type="float">
            <text:p>68120560</text:p>
          </table:table-cell>
          <table:table-cell office:value-type="float" office:value="239606416" calcext:value-type="float">
            <text:p>239606416</text:p>
          </table:table-cell>
          <table:table-cell office:value-type="float" office:value="186053624" calcext:value-type="float">
            <text:p>186053624</text:p>
          </table:table-cell>
        </table:table-row>
        <table:table-row table:style-name="ro2">
          <table:table-cell office:value-type="float" office:value="82840576" calcext:value-type="float">
            <text:p>82840576</text:p>
          </table:table-cell>
          <table:table-cell office:value-type="float" office:value="67988017" calcext:value-type="float">
            <text:p>67988017</text:p>
          </table:table-cell>
          <table:table-cell office:value-type="float" office:value="242288772" calcext:value-type="float">
            <text:p>242288772</text:p>
          </table:table-cell>
          <table:table-cell office:value-type="float" office:value="186321976" calcext:value-type="float">
            <text:p>186321976</text:p>
          </table:table-cell>
        </table:table-row>
        <table:table-row table:style-name="ro2">
          <table:table-cell office:value-type="float" office:value="83422216" calcext:value-type="float">
            <text:p>83422216</text:p>
          </table:table-cell>
          <table:table-cell office:value-type="float" office:value="68281904" calcext:value-type="float">
            <text:p>68281904</text:p>
          </table:table-cell>
          <table:table-cell office:value-type="float" office:value="237761796" calcext:value-type="float">
            <text:p>237761796</text:p>
          </table:table-cell>
          <table:table-cell office:value-type="float" office:value="186730492" calcext:value-type="float">
            <text:p>186730492</text:p>
          </table:table-cell>
        </table:table-row>
        <table:table-row table:style-name="ro2">
          <table:table-cell office:value-type="float" office:value="91401976" calcext:value-type="float">
            <text:p>91401976</text:p>
          </table:table-cell>
          <table:table-cell office:value-type="float" office:value="67739120" calcext:value-type="float">
            <text:p>67739120</text:p>
          </table:table-cell>
          <table:table-cell office:value-type="float" office:value="239921152" calcext:value-type="float">
            <text:p>239921152</text:p>
          </table:table-cell>
          <table:table-cell office:value-type="float" office:value="185811008" calcext:value-type="float">
            <text:p>185811008</text:p>
          </table:table-cell>
        </table:table-row>
        <table:table-row table:style-name="ro2">
          <table:table-cell office:value-type="float" office:value="88636416" calcext:value-type="float">
            <text:p>88636416</text:p>
          </table:table-cell>
          <table:table-cell office:value-type="float" office:value="67583488" calcext:value-type="float">
            <text:p>67583488</text:p>
          </table:table-cell>
          <table:table-cell office:value-type="float" office:value="242101500" calcext:value-type="float">
            <text:p>242101500</text:p>
          </table:table-cell>
          <table:table-cell office:value-type="float" office:value="186647484" calcext:value-type="float">
            <text:p>186647484</text:p>
          </table:table-cell>
        </table:table-row>
        <table:table-row table:style-name="ro2">
          <table:table-cell office:value-type="float" office:value="81075200" calcext:value-type="float">
            <text:p>81075200</text:p>
          </table:table-cell>
          <table:table-cell office:value-type="float" office:value="68093424" calcext:value-type="float">
            <text:p>68093424</text:p>
          </table:table-cell>
          <table:table-cell office:value-type="float" office:value="239052672" calcext:value-type="float">
            <text:p>239052672</text:p>
          </table:table-cell>
          <table:table-cell office:value-type="float" office:value="164895808" calcext:value-type="float">
            <text:p>164895808</text:p>
          </table:table-cell>
        </table:table-row>
        <table:table-row table:style-name="ro2">
          <table:table-cell office:value-type="float" office:value="88125704" calcext:value-type="float">
            <text:p>88125704</text:p>
          </table:table-cell>
          <table:table-cell office:value-type="float" office:value="68044240" calcext:value-type="float">
            <text:p>68044240</text:p>
          </table:table-cell>
          <table:table-cell office:value-type="float" office:value="242962304" calcext:value-type="float">
            <text:p>242962304</text:p>
          </table:table-cell>
          <table:table-cell office:value-type="float" office:value="187828160" calcext:value-type="float">
            <text:p>187828160</text:p>
          </table:table-cell>
        </table:table-row>
        <table:table-row table:style-name="ro2">
          <table:table-cell office:value-type="float" office:value="88775424" calcext:value-type="float">
            <text:p>88775424</text:p>
          </table:table-cell>
          <table:table-cell office:value-type="float" office:value="68319184" calcext:value-type="float">
            <text:p>68319184</text:p>
          </table:table-cell>
          <table:table-cell office:value-type="float" office:value="244612360" calcext:value-type="float">
            <text:p>244612360</text:p>
          </table:table-cell>
          <table:table-cell office:value-type="float" office:value="187392004" calcext:value-type="float">
            <text:p>187392004</text:p>
          </table:table-cell>
        </table:table-row>
        <table:table-row table:style-name="ro2">
          <table:table-cell office:value-type="float" office:value="85395464" calcext:value-type="float">
            <text:p>85395464</text:p>
          </table:table-cell>
          <table:table-cell office:value-type="float" office:value="68579921" calcext:value-type="float">
            <text:p>68579921</text:p>
          </table:table-cell>
          <table:table-cell office:value-type="float" office:value="242444553" calcext:value-type="float">
            <text:p>242444553</text:p>
          </table:table-cell>
          <table:table-cell office:value-type="float" office:value="187183104" calcext:value-type="float">
            <text:p>187183104</text:p>
          </table:table-cell>
        </table:table-row>
        <table:table-row table:style-name="ro2">
          <table:table-cell office:value-type="float" office:value="80365824" calcext:value-type="float">
            <text:p>80365824</text:p>
          </table:table-cell>
          <table:table-cell office:value-type="float" office:value="68319812" calcext:value-type="float">
            <text:p>68319812</text:p>
          </table:table-cell>
          <table:table-cell office:value-type="float" office:value="246371464" calcext:value-type="float">
            <text:p>246371464</text:p>
          </table:table-cell>
          <table:table-cell office:value-type="float" office:value="186595328" calcext:value-type="float">
            <text:p>186595328</text:p>
          </table:table-cell>
        </table:table-row>
        <table:table-row table:style-name="ro2">
          <table:table-cell office:value-type="float" office:value="80355840" calcext:value-type="float">
            <text:p>80355840</text:p>
          </table:table-cell>
          <table:table-cell office:value-type="float" office:value="68619784" calcext:value-type="float">
            <text:p>68619784</text:p>
          </table:table-cell>
          <table:table-cell office:value-type="float" office:value="242905208" calcext:value-type="float">
            <text:p>242905208</text:p>
          </table:table-cell>
          <table:table-cell office:value-type="float" office:value="190706688" calcext:value-type="float">
            <text:p>190706688</text:p>
          </table:table-cell>
        </table:table-row>
        <table:table-row table:style-name="ro2">
          <table:table-cell office:value-type="float" office:value="80393988" calcext:value-type="float">
            <text:p>80393988</text:p>
          </table:table-cell>
          <table:table-cell office:value-type="float" office:value="68222436" calcext:value-type="float">
            <text:p>68222436</text:p>
          </table:table-cell>
          <table:table-cell office:value-type="float" office:value="239585920" calcext:value-type="float">
            <text:p>239585920</text:p>
          </table:table-cell>
          <table:table-cell office:value-type="float" office:value="187780096" calcext:value-type="float">
            <text:p>187780096</text:p>
          </table:table-cell>
        </table:table-row>
        <table:table-row table:style-name="ro2">
          <table:table-cell office:value-type="float" office:value="83097344" calcext:value-type="float">
            <text:p>83097344</text:p>
          </table:table-cell>
          <table:table-cell office:value-type="float" office:value="68285408" calcext:value-type="float">
            <text:p>68285408</text:p>
          </table:table-cell>
          <table:table-cell office:value-type="float" office:value="240602368" calcext:value-type="float">
            <text:p>240602368</text:p>
          </table:table-cell>
          <table:table-cell office:value-type="float" office:value="186311744" calcext:value-type="float">
            <text:p>186311744</text:p>
          </table:table-cell>
        </table:table-row>
        <table:table-row table:style-name="ro2">
          <table:table-cell office:value-type="float" office:value="86806012" calcext:value-type="float">
            <text:p>86806012</text:p>
          </table:table-cell>
          <table:table-cell office:value-type="float" office:value="68791352" calcext:value-type="float">
            <text:p>68791352</text:p>
          </table:table-cell>
          <table:table-cell office:value-type="float" office:value="238842752" calcext:value-type="float">
            <text:p>238842752</text:p>
          </table:table-cell>
          <table:table-cell office:value-type="float" office:value="164965376" calcext:value-type="float">
            <text:p>164965376</text:p>
          </table:table-cell>
        </table:table-row>
        <table:table-row table:style-name="ro2">
          <table:table-cell office:value-type="float" office:value="73473020" calcext:value-type="float">
            <text:p>73473020</text:p>
          </table:table-cell>
          <table:table-cell office:value-type="float" office:value="68621896" calcext:value-type="float">
            <text:p>68621896</text:p>
          </table:table-cell>
          <table:table-cell office:value-type="float" office:value="240627584" calcext:value-type="float">
            <text:p>240627584</text:p>
          </table:table-cell>
          <table:table-cell office:value-type="float" office:value="186314816" calcext:value-type="float">
            <text:p>186314816</text:p>
          </table:table-cell>
        </table:table-row>
        <table:table-row table:style-name="ro2">
          <table:table-cell office:value-type="float" office:value="78310656" calcext:value-type="float">
            <text:p>78310656</text:p>
          </table:table-cell>
          <table:table-cell office:value-type="float" office:value="68162532" calcext:value-type="float">
            <text:p>68162532</text:p>
          </table:table-cell>
          <table:table-cell office:value-type="float" office:value="236240900" calcext:value-type="float">
            <text:p>236240900</text:p>
          </table:table-cell>
          <table:table-cell office:value-type="float" office:value="193741868" calcext:value-type="float">
            <text:p>193741868</text:p>
          </table:table-cell>
        </table:table-row>
        <table:table-row table:style-name="ro2">
          <table:table-cell office:value-type="float" office:value="86540544" calcext:value-type="float">
            <text:p>86540544</text:p>
          </table:table-cell>
          <table:table-cell office:value-type="float" office:value="68022336" calcext:value-type="float">
            <text:p>68022336</text:p>
          </table:table-cell>
          <table:table-cell office:value-type="float" office:value="245188608" calcext:value-type="float">
            <text:p>245188608</text:p>
          </table:table-cell>
          <table:table-cell office:value-type="float" office:value="183830484" calcext:value-type="float">
            <text:p>183830484</text:p>
          </table:table-cell>
        </table:table-row>
        <table:table-row table:style-name="ro2">
          <table:table-cell office:value-type="float" office:value="82289408" calcext:value-type="float">
            <text:p>82289408</text:p>
          </table:table-cell>
          <table:table-cell office:value-type="float" office:value="59086872" calcext:value-type="float">
            <text:p>59086872</text:p>
          </table:table-cell>
          <table:table-cell office:value-type="float" office:value="240040832" calcext:value-type="float">
            <text:p>240040832</text:p>
          </table:table-cell>
          <table:table-cell office:value-type="float" office:value="187637760" calcext:value-type="float">
            <text:p>187637760</text:p>
          </table:table-cell>
        </table:table-row>
        <table:table-row table:style-name="ro2">
          <table:table-cell office:value-type="float" office:value="86160132" calcext:value-type="float">
            <text:p>86160132</text:p>
          </table:table-cell>
          <table:table-cell office:value-type="float" office:value="67800056" calcext:value-type="float">
            <text:p>67800056</text:p>
          </table:table-cell>
          <table:table-cell office:value-type="float" office:value="240011516" calcext:value-type="float">
            <text:p>240011516</text:p>
          </table:table-cell>
          <table:table-cell office:value-type="float" office:value="187922444" calcext:value-type="float">
            <text:p>187922444</text:p>
          </table:table-cell>
        </table:table-row>
        <table:table-row table:style-name="ro2">
          <table:table-cell office:value-type="float" office:value="80386300" calcext:value-type="float">
            <text:p>80386300</text:p>
          </table:table-cell>
          <table:table-cell office:value-type="float" office:value="68482524" calcext:value-type="float">
            <text:p>68482524</text:p>
          </table:table-cell>
          <table:table-cell office:value-type="float" office:value="242292349" calcext:value-type="float">
            <text:p>242292349</text:p>
          </table:table-cell>
          <table:table-cell office:value-type="float" office:value="188633040" calcext:value-type="float">
            <text:p>188633040</text:p>
          </table:table-cell>
        </table:table-row>
        <table:table-row table:style-name="ro2">
          <table:table-cell office:value-type="float" office:value="81890048" calcext:value-type="float">
            <text:p>81890048</text:p>
          </table:table-cell>
          <table:table-cell office:value-type="float" office:value="69379100" calcext:value-type="float">
            <text:p>69379100</text:p>
          </table:table-cell>
          <table:table-cell office:value-type="float" office:value="241597440" calcext:value-type="float">
            <text:p>241597440</text:p>
          </table:table-cell>
          <table:table-cell office:value-type="float" office:value="187393016" calcext:value-type="float">
            <text:p>187393016</text:p>
          </table:table-cell>
        </table:table-row>
        <table:table-row table:style-name="ro2">
          <table:table-cell office:value-type="float" office:value="86505732" calcext:value-type="float">
            <text:p>86505732</text:p>
          </table:table-cell>
          <table:table-cell office:value-type="float" office:value="68381108" calcext:value-type="float">
            <text:p>68381108</text:p>
          </table:table-cell>
          <table:table-cell office:value-type="float" office:value="239967360" calcext:value-type="float">
            <text:p>239967360</text:p>
          </table:table-cell>
          <table:table-cell office:value-type="float" office:value="187678728" calcext:value-type="float">
            <text:p>187678728</text:p>
          </table:table-cell>
        </table:table-row>
        <table:table-row table:style-name="ro2">
          <table:table-cell office:value-type="float" office:value="80267524" calcext:value-type="float">
            <text:p>80267524</text:p>
          </table:table-cell>
          <table:table-cell office:value-type="float" office:value="72419808" calcext:value-type="float">
            <text:p>72419808</text:p>
          </table:table-cell>
          <table:table-cell office:value-type="float" office:value="239800576" calcext:value-type="float">
            <text:p>239800576</text:p>
          </table:table-cell>
          <table:table-cell office:value-type="float" office:value="189866009" calcext:value-type="float">
            <text:p>189866009</text:p>
          </table:table-cell>
        </table:table-row>
        <table:table-row table:style-name="ro2">
          <table:table-cell office:value-type="float" office:value="80488448" calcext:value-type="float">
            <text:p>80488448</text:p>
          </table:table-cell>
          <table:table-cell office:value-type="float" office:value="66356224" calcext:value-type="float">
            <text:p>66356224</text:p>
          </table:table-cell>
          <table:table-cell office:value-type="float" office:value="243425920" calcext:value-type="float">
            <text:p>243425920</text:p>
          </table:table-cell>
          <table:table-cell office:value-type="float" office:value="186186760" calcext:value-type="float">
            <text:p>186186760</text:p>
          </table:table-cell>
        </table:table-row>
        <table:table-row table:style-name="ro2">
          <table:table-cell office:value-type="float" office:value="81744128" calcext:value-type="float">
            <text:p>81744128</text:p>
          </table:table-cell>
          <table:table-cell office:value-type="float" office:value="68313056" calcext:value-type="float">
            <text:p>68313056</text:p>
          </table:table-cell>
          <table:table-cell office:value-type="float" office:value="239067904" calcext:value-type="float">
            <text:p>239067904</text:p>
          </table:table-cell>
          <table:table-cell office:value-type="float" office:value="186188784" calcext:value-type="float">
            <text:p>186188784</text:p>
          </table:table-cell>
        </table:table-row>
        <table:table-row table:style-name="ro2">
          <table:table-cell office:value-type="float" office:value="86636544" calcext:value-type="float">
            <text:p>86636544</text:p>
          </table:table-cell>
          <table:table-cell office:value-type="float" office:value="68763616" calcext:value-type="float">
            <text:p>68763616</text:p>
          </table:table-cell>
          <table:table-cell office:value-type="float" office:value="243634432" calcext:value-type="float">
            <text:p>243634432</text:p>
          </table:table-cell>
          <table:table-cell office:value-type="float" office:value="186391520" calcext:value-type="float">
            <text:p>186391520</text:p>
          </table:table-cell>
        </table:table-row>
        <table:table-row table:style-name="ro2">
          <table:table-cell office:value-type="float" office:value="86062336" calcext:value-type="float">
            <text:p>86062336</text:p>
          </table:table-cell>
          <table:table-cell office:value-type="float" office:value="68899832" calcext:value-type="float">
            <text:p>68899832</text:p>
          </table:table-cell>
          <table:table-cell office:value-type="float" office:value="242632668" calcext:value-type="float">
            <text:p>242632668</text:p>
          </table:table-cell>
          <table:table-cell office:value-type="float" office:value="185848840" calcext:value-type="float">
            <text:p>185848840</text:p>
          </table:table-cell>
        </table:table-row>
        <table:table-row table:style-name="ro2">
          <table:table-cell office:value-type="float" office:value="80688384" calcext:value-type="float">
            <text:p>80688384</text:p>
          </table:table-cell>
          <table:table-cell office:value-type="float" office:value="67702784" calcext:value-type="float">
            <text:p>67702784</text:p>
          </table:table-cell>
          <table:table-cell office:value-type="float" office:value="244535488" calcext:value-type="float">
            <text:p>244535488</text:p>
          </table:table-cell>
          <table:table-cell office:value-type="float" office:value="195404784" calcext:value-type="float">
            <text:p>195404784</text:p>
          </table:table-cell>
        </table:table-row>
        <table:table-row table:style-name="ro2">
          <table:table-cell office:value-type="float" office:value="86369536" calcext:value-type="float">
            <text:p>86369536</text:p>
          </table:table-cell>
          <table:table-cell office:value-type="float" office:value="68031392" calcext:value-type="float">
            <text:p>68031392</text:p>
          </table:table-cell>
          <table:table-cell office:value-type="float" office:value="244946916" calcext:value-type="float">
            <text:p>244946916</text:p>
          </table:table-cell>
          <table:table-cell office:value-type="float" office:value="186466308" calcext:value-type="float">
            <text:p>186466308</text:p>
          </table:table-cell>
        </table:table-row>
        <table:table-row table:style-name="ro2">
          <table:table-cell office:value-type="float" office:value="81001984" calcext:value-type="float">
            <text:p>81001984</text:p>
          </table:table-cell>
          <table:table-cell office:value-type="float" office:value="66485655" calcext:value-type="float">
            <text:p>66485655</text:p>
          </table:table-cell>
          <table:table-cell office:value-type="float" office:value="238085260" calcext:value-type="float">
            <text:p>238085260</text:p>
          </table:table-cell>
          <table:table-cell office:value-type="float" office:value="186665996" calcext:value-type="float">
            <text:p>186665996</text:p>
          </table:table-cell>
        </table:table-row>
        <table:table-row table:style-name="ro2">
          <table:table-cell office:value-type="float" office:value="86544896" calcext:value-type="float">
            <text:p>86544896</text:p>
          </table:table-cell>
          <table:table-cell office:value-type="float" office:value="69109240" calcext:value-type="float">
            <text:p>69109240</text:p>
          </table:table-cell>
          <table:table-cell office:value-type="float" office:value="241485876" calcext:value-type="float">
            <text:p>241485876</text:p>
          </table:table-cell>
          <table:table-cell office:value-type="float" office:value="186089452" calcext:value-type="float">
            <text:p>186089452</text:p>
          </table:table-cell>
        </table:table-row>
        <table:table-row table:style-name="ro2">
          <table:table-cell office:value-type="float" office:value="87702528" calcext:value-type="float">
            <text:p>87702528</text:p>
          </table:table-cell>
          <table:table-cell office:value-type="float" office:value="66535488" calcext:value-type="float">
            <text:p>66535488</text:p>
          </table:table-cell>
          <table:table-cell office:value-type="float" office:value="242141948" calcext:value-type="float">
            <text:p>242141948</text:p>
          </table:table-cell>
          <table:table-cell office:value-type="float" office:value="186114016" calcext:value-type="float">
            <text:p>186114016</text:p>
          </table:table-cell>
        </table:table-row>
        <table:table-row table:style-name="ro2">
          <table:table-cell office:value-type="float" office:value="81834496" calcext:value-type="float">
            <text:p>81834496</text:p>
          </table:table-cell>
          <table:table-cell office:value-type="float" office:value="65545248" calcext:value-type="float">
            <text:p>65545248</text:p>
          </table:table-cell>
          <table:table-cell office:value-type="float" office:value="238399536" calcext:value-type="float">
            <text:p>238399536</text:p>
          </table:table-cell>
          <table:table-cell office:value-type="float" office:value="175719456" calcext:value-type="float">
            <text:p>175719456</text:p>
          </table:table-cell>
        </table:table-row>
        <table:table-row table:style-name="ro2">
          <table:table-cell office:value-type="float" office:value="82106881" calcext:value-type="float">
            <text:p>82106881</text:p>
          </table:table-cell>
          <table:table-cell office:value-type="float" office:value="65104792" calcext:value-type="float">
            <text:p>65104792</text:p>
          </table:table-cell>
          <table:table-cell office:value-type="float" office:value="240476137" calcext:value-type="float">
            <text:p>240476137</text:p>
          </table:table-cell>
          <table:table-cell office:value-type="float" office:value="163914772" calcext:value-type="float">
            <text:p>163914772</text:p>
          </table:table-cell>
        </table:table-row>
        <table:table-row table:style-name="ro2">
          <table:table-cell office:value-type="float" office:value="84661504" calcext:value-type="float">
            <text:p>84661504</text:p>
          </table:table-cell>
          <table:table-cell office:value-type="float" office:value="67347480" calcext:value-type="float">
            <text:p>67347480</text:p>
          </table:table-cell>
          <table:table-cell office:value-type="float" office:value="241581304" calcext:value-type="float">
            <text:p>241581304</text:p>
          </table:table-cell>
          <table:table-cell office:value-type="float" office:value="188342304" calcext:value-type="float">
            <text:p>188342304</text:p>
          </table:table-cell>
        </table:table-row>
        <table:table-row table:style-name="ro2">
          <table:table-cell office:value-type="float" office:value="93227520" calcext:value-type="float">
            <text:p>93227520</text:p>
          </table:table-cell>
          <table:table-cell office:value-type="float" office:value="66345984" calcext:value-type="float">
            <text:p>66345984</text:p>
          </table:table-cell>
          <table:table-cell office:value-type="float" office:value="243229768" calcext:value-type="float">
            <text:p>243229768</text:p>
          </table:table-cell>
          <table:table-cell office:value-type="float" office:value="189495296" calcext:value-type="float">
            <text:p>189495296</text:p>
          </table:table-cell>
        </table:table-row>
        <table:table-row table:style-name="ro2">
          <table:table-cell office:value-type="float" office:value="86342656" calcext:value-type="float">
            <text:p>86342656</text:p>
          </table:table-cell>
          <table:table-cell office:value-type="float" office:value="67132968" calcext:value-type="float">
            <text:p>67132968</text:p>
          </table:table-cell>
          <table:table-cell office:value-type="float" office:value="243089392" calcext:value-type="float">
            <text:p>243089392</text:p>
          </table:table-cell>
          <table:table-cell office:value-type="float" office:value="188134416" calcext:value-type="float">
            <text:p>188134416</text:p>
          </table:table-cell>
        </table:table-row>
        <table:table-row table:style-name="ro2">
          <table:table-cell office:value-type="float" office:value="83312112" calcext:value-type="float">
            <text:p>83312112</text:p>
          </table:table-cell>
          <table:table-cell office:value-type="float" office:value="69651484" calcext:value-type="float">
            <text:p>69651484</text:p>
          </table:table-cell>
          <table:table-cell office:value-type="float" office:value="234367968" calcext:value-type="float">
            <text:p>234367968</text:p>
          </table:table-cell>
          <table:table-cell office:value-type="float" office:value="187571232" calcext:value-type="float">
            <text:p>187571232</text:p>
          </table:table-cell>
        </table:table-row>
        <table:table-row table:style-name="ro2">
          <table:table-cell office:value-type="float" office:value="79756440" calcext:value-type="float">
            <text:p>79756440</text:p>
          </table:table-cell>
          <table:table-cell office:value-type="float" office:value="68498944" calcext:value-type="float">
            <text:p>68498944</text:p>
          </table:table-cell>
          <table:table-cell office:value-type="float" office:value="243515380" calcext:value-type="float">
            <text:p>243515380</text:p>
          </table:table-cell>
          <table:table-cell office:value-type="float" office:value="187540497" calcext:value-type="float">
            <text:p>187540497</text:p>
          </table:table-cell>
        </table:table-row>
        <table:table-row table:style-name="ro2">
          <table:table-cell office:value-type="float" office:value="87609368" calcext:value-type="float">
            <text:p>87609368</text:p>
          </table:table-cell>
          <table:table-cell office:value-type="float" office:value="68470308" calcext:value-type="float">
            <text:p>68470308</text:p>
          </table:table-cell>
          <table:table-cell office:value-type="float" office:value="239875316" calcext:value-type="float">
            <text:p>239875316</text:p>
          </table:table-cell>
          <table:table-cell office:value-type="float" office:value="188552192" calcext:value-type="float">
            <text:p>188552192</text:p>
          </table:table-cell>
        </table:table-row>
        <table:table-row table:style-name="ro2">
          <table:table-cell office:value-type="float" office:value="83291188" calcext:value-type="float">
            <text:p>83291188</text:p>
          </table:table-cell>
          <table:table-cell office:value-type="float" office:value="68028420" calcext:value-type="float">
            <text:p>68028420</text:p>
          </table:table-cell>
          <table:table-cell office:value-type="float" office:value="260127984" calcext:value-type="float">
            <text:p>260127984</text:p>
          </table:table-cell>
          <table:table-cell office:value-type="float" office:value="186173408" calcext:value-type="float">
            <text:p>186173408</text:p>
          </table:table-cell>
        </table:table-row>
        <table:table-row table:style-name="ro2">
          <table:table-cell office:value-type="float" office:value="88187340" calcext:value-type="float">
            <text:p>88187340</text:p>
          </table:table-cell>
          <table:table-cell office:value-type="float" office:value="68242944" calcext:value-type="float">
            <text:p>68242944</text:p>
          </table:table-cell>
          <table:table-cell office:value-type="float" office:value="240665600" calcext:value-type="float">
            <text:p>240665600</text:p>
          </table:table-cell>
          <table:table-cell office:value-type="float" office:value="186701868" calcext:value-type="float">
            <text:p>186701868</text:p>
          </table:table-cell>
        </table:table-row>
        <table:table-row table:style-name="ro2">
          <table:table-cell office:value-type="float" office:value="87054680" calcext:value-type="float">
            <text:p>87054680</text:p>
          </table:table-cell>
          <table:table-cell office:value-type="float" office:value="69535236" calcext:value-type="float">
            <text:p>69535236</text:p>
          </table:table-cell>
          <table:table-cell office:value-type="float" office:value="244461568" calcext:value-type="float">
            <text:p>244461568</text:p>
          </table:table-cell>
          <table:table-cell office:value-type="float" office:value="187564068" calcext:value-type="float">
            <text:p>187564068</text:p>
          </table:table-cell>
        </table:table-row>
        <table:table-row table:style-name="ro2">
          <table:table-cell office:value-type="float" office:value="81101748" calcext:value-type="float">
            <text:p>81101748</text:p>
          </table:table-cell>
          <table:table-cell office:value-type="float" office:value="68468704" calcext:value-type="float">
            <text:p>68468704</text:p>
          </table:table-cell>
          <table:table-cell office:value-type="float" office:value="240626448" calcext:value-type="float">
            <text:p>240626448</text:p>
          </table:table-cell>
          <table:table-cell office:value-type="float" office:value="186266612" calcext:value-type="float">
            <text:p>186266612</text:p>
          </table:table-cell>
        </table:table-row>
        <table:table-row table:style-name="ro2">
          <table:table-cell office:value-type="float" office:value="88664392" calcext:value-type="float">
            <text:p>88664392</text:p>
          </table:table-cell>
          <table:table-cell office:value-type="float" office:value="67566596" calcext:value-type="float">
            <text:p>67566596</text:p>
          </table:table-cell>
          <table:table-cell office:value-type="float" office:value="240308256" calcext:value-type="float">
            <text:p>240308256</text:p>
          </table:table-cell>
          <table:table-cell office:value-type="float" office:value="186692636" calcext:value-type="float">
            <text:p>186692636</text:p>
          </table:table-cell>
        </table:table-row>
        <table:table-row table:style-name="ro2">
          <table:table-cell office:value-type="float" office:value="81559036" calcext:value-type="float">
            <text:p>81559036</text:p>
          </table:table-cell>
          <table:table-cell office:value-type="float" office:value="67056576" calcext:value-type="float">
            <text:p>67056576</text:p>
          </table:table-cell>
          <table:table-cell office:value-type="float" office:value="220730320" calcext:value-type="float">
            <text:p>220730320</text:p>
          </table:table-cell>
          <table:table-cell office:value-type="float" office:value="186858484" calcext:value-type="float">
            <text:p>186858484</text:p>
          </table:table-cell>
        </table:table-row>
        <table:table-row table:style-name="ro2">
          <table:table-cell office:value-type="float" office:value="84445232" calcext:value-type="float">
            <text:p>84445232</text:p>
          </table:table-cell>
          <table:table-cell office:value-type="float" office:value="67957764" calcext:value-type="float">
            <text:p>67957764</text:p>
          </table:table-cell>
          <table:table-cell office:value-type="float" office:value="238732016" calcext:value-type="float">
            <text:p>238732016</text:p>
          </table:table-cell>
          <table:table-cell office:value-type="float" office:value="191887352" calcext:value-type="float">
            <text:p>191887352</text:p>
          </table:table-cell>
        </table:table-row>
        <table:table-row table:style-name="ro2">
          <table:table-cell office:value-type="float" office:value="89060957" calcext:value-type="float">
            <text:p>89060957</text:p>
          </table:table-cell>
          <table:table-cell office:value-type="float" office:value="68473924" calcext:value-type="float">
            <text:p>68473924</text:p>
          </table:table-cell>
          <table:table-cell office:value-type="float" office:value="242338576" calcext:value-type="float">
            <text:p>242338576</text:p>
          </table:table-cell>
          <table:table-cell office:value-type="float" office:value="187639816" calcext:value-type="float">
            <text:p>187639816</text:p>
          </table:table-cell>
        </table:table-row>
        <table:table-row table:style-name="ro2">
          <table:table-cell office:value-type="float" office:value="83640956" calcext:value-type="float">
            <text:p>83640956</text:p>
          </table:table-cell>
          <table:table-cell office:value-type="float" office:value="68180484" calcext:value-type="float">
            <text:p>68180484</text:p>
          </table:table-cell>
          <table:table-cell office:value-type="float" office:value="239384512" calcext:value-type="float">
            <text:p>239384512</text:p>
          </table:table-cell>
          <table:table-cell office:value-type="float" office:value="186299424" calcext:value-type="float">
            <text:p>186299424</text:p>
          </table:table-cell>
        </table:table-row>
        <table:table-row table:style-name="ro2">
          <table:table-cell office:value-type="float" office:value="88625648" calcext:value-type="float">
            <text:p>88625648</text:p>
          </table:table-cell>
          <table:table-cell office:value-type="float" office:value="68579260" calcext:value-type="float">
            <text:p>68579260</text:p>
          </table:table-cell>
          <table:table-cell office:value-type="float" office:value="242892976" calcext:value-type="float">
            <text:p>242892976</text:p>
          </table:table-cell>
          <table:table-cell office:value-type="float" office:value="186097703" calcext:value-type="float">
            <text:p>186097703</text:p>
          </table:table-cell>
        </table:table-row>
        <table:table-row table:style-name="ro2">
          <table:table-cell office:value-type="float" office:value="89153704" calcext:value-type="float">
            <text:p>89153704</text:p>
          </table:table-cell>
          <table:table-cell office:value-type="float" office:value="68504132" calcext:value-type="float">
            <text:p>68504132</text:p>
          </table:table-cell>
          <table:table-cell office:value-type="float" office:value="242927600" calcext:value-type="float">
            <text:p>242927600</text:p>
          </table:table-cell>
          <table:table-cell office:value-type="float" office:value="182860808" calcext:value-type="float">
            <text:p>182860808</text:p>
          </table:table-cell>
        </table:table-row>
        <table:table-row table:style-name="ro2">
          <table:table-cell office:value-type="float" office:value="81374872" calcext:value-type="float">
            <text:p>81374872</text:p>
          </table:table-cell>
          <table:table-cell office:value-type="float" office:value="68734528" calcext:value-type="float">
            <text:p>68734528</text:p>
          </table:table-cell>
          <table:table-cell office:value-type="float" office:value="241692732" calcext:value-type="float">
            <text:p>241692732</text:p>
          </table:table-cell>
          <table:table-cell office:value-type="float" office:value="187338720" calcext:value-type="float">
            <text:p>187338720</text:p>
          </table:table-cell>
        </table:table-row>
        <table:table-row table:style-name="ro2">
          <table:table-cell office:value-type="float" office:value="84689608" calcext:value-type="float">
            <text:p>84689608</text:p>
          </table:table-cell>
          <table:table-cell office:value-type="float" office:value="68754976" calcext:value-type="float">
            <text:p>68754976</text:p>
          </table:table-cell>
          <table:table-cell office:value-type="float" office:value="241568800" calcext:value-type="float">
            <text:p>241568800</text:p>
          </table:table-cell>
          <table:table-cell office:value-type="float" office:value="207978496" calcext:value-type="float">
            <text:p>207978496</text:p>
          </table:table-cell>
        </table:table-row>
        <table:table-row table:style-name="ro2">
          <table:table-cell office:value-type="float" office:value="82830904" calcext:value-type="float">
            <text:p>82830904</text:p>
          </table:table-cell>
          <table:table-cell office:value-type="float" office:value="68151264" calcext:value-type="float">
            <text:p>68151264</text:p>
          </table:table-cell>
          <table:table-cell office:value-type="float" office:value="245240128" calcext:value-type="float">
            <text:p>245240128</text:p>
          </table:table-cell>
          <table:table-cell office:value-type="float" office:value="189793276" calcext:value-type="float">
            <text:p>189793276</text:p>
          </table:table-cell>
        </table:table-row>
        <table:table-row table:style-name="ro2">
          <table:table-cell office:value-type="float" office:value="88407064" calcext:value-type="float">
            <text:p>88407064</text:p>
          </table:table-cell>
          <table:table-cell office:value-type="float" office:value="68152832" calcext:value-type="float">
            <text:p>68152832</text:p>
          </table:table-cell>
          <table:table-cell office:value-type="float" office:value="242270944" calcext:value-type="float">
            <text:p>242270944</text:p>
          </table:table-cell>
          <table:table-cell office:value-type="float" office:value="187744220" calcext:value-type="float">
            <text:p>187744220</text:p>
          </table:table-cell>
        </table:table-row>
        <table:table-row table:style-name="ro2">
          <table:table-cell office:value-type="float" office:value="83925856" calcext:value-type="float">
            <text:p>83925856</text:p>
          </table:table-cell>
          <table:table-cell office:value-type="float" office:value="67919424" calcext:value-type="float">
            <text:p>67919424</text:p>
          </table:table-cell>
          <table:table-cell office:value-type="float" office:value="244504868" calcext:value-type="float">
            <text:p>244504868</text:p>
          </table:table-cell>
          <table:table-cell office:value-type="float" office:value="186679332" calcext:value-type="float">
            <text:p>186679332</text:p>
          </table:table-cell>
        </table:table-row>
        <table:table-row table:style-name="ro2">
          <table:table-cell office:value-type="float" office:value="83349496" calcext:value-type="float">
            <text:p>83349496</text:p>
          </table:table-cell>
          <table:table-cell office:value-type="float" office:value="59162624" calcext:value-type="float">
            <text:p>59162624</text:p>
          </table:table-cell>
          <table:table-cell office:value-type="float" office:value="242230268" calcext:value-type="float">
            <text:p>242230268</text:p>
          </table:table-cell>
          <table:table-cell office:value-type="float" office:value="186553308" calcext:value-type="float">
            <text:p>186553308</text:p>
          </table:table-cell>
        </table:table-row>
        <table:table-row table:style-name="ro2">
          <table:table-cell office:value-type="float" office:value="84718976" calcext:value-type="float">
            <text:p>84718976</text:p>
          </table:table-cell>
          <table:table-cell office:value-type="float" office:value="59066336" calcext:value-type="float">
            <text:p>59066336</text:p>
          </table:table-cell>
          <table:table-cell office:value-type="float" office:value="239230816" calcext:value-type="float">
            <text:p>239230816</text:p>
          </table:table-cell>
          <table:table-cell office:value-type="float" office:value="185674752" calcext:value-type="float">
            <text:p>185674752</text:p>
          </table:table-cell>
        </table:table-row>
        <table:table-row table:style-name="ro2">
          <table:table-cell office:value-type="float" office:value="71650760" calcext:value-type="float">
            <text:p>71650760</text:p>
          </table:table-cell>
          <table:table-cell office:value-type="float" office:value="68022848" calcext:value-type="float">
            <text:p>68022848</text:p>
          </table:table-cell>
          <table:table-cell office:value-type="float" office:value="242275401" calcext:value-type="float">
            <text:p>242275401</text:p>
          </table:table-cell>
          <table:table-cell office:value-type="float" office:value="188957696" calcext:value-type="float">
            <text:p>188957696</text:p>
          </table:table-cell>
        </table:table-row>
        <table:table-row table:style-name="ro2">
          <table:table-cell office:value-type="float" office:value="81289784" calcext:value-type="float">
            <text:p>81289784</text:p>
          </table:table-cell>
          <table:table-cell office:value-type="float" office:value="66642944" calcext:value-type="float">
            <text:p>66642944</text:p>
          </table:table-cell>
          <table:table-cell office:value-type="float" office:value="241840136" calcext:value-type="float">
            <text:p>241840136</text:p>
          </table:table-cell>
          <table:table-cell office:value-type="float" office:value="183993344" calcext:value-type="float">
            <text:p>183993344</text:p>
          </table:table-cell>
        </table:table-row>
        <table:table-row table:style-name="ro2">
          <table:table-cell office:value-type="float" office:value="82525808" calcext:value-type="float">
            <text:p>82525808</text:p>
          </table:table-cell>
          <table:table-cell office:value-type="float" office:value="68188736" calcext:value-type="float">
            <text:p>68188736</text:p>
          </table:table-cell>
          <table:table-cell office:value-type="float" office:value="240964344" calcext:value-type="float">
            <text:p>240964344</text:p>
          </table:table-cell>
          <table:table-cell office:value-type="float" office:value="186553312" calcext:value-type="float">
            <text:p>186553312</text:p>
          </table:table-cell>
        </table:table-row>
        <table:table-row table:style-name="ro2">
          <table:table-cell office:value-type="float" office:value="89315976" calcext:value-type="float">
            <text:p>89315976</text:p>
          </table:table-cell>
          <table:table-cell office:value-type="float" office:value="68285504" calcext:value-type="float">
            <text:p>68285504</text:p>
          </table:table-cell>
          <table:table-cell office:value-type="float" office:value="243701984" calcext:value-type="float">
            <text:p>243701984</text:p>
          </table:table-cell>
          <table:table-cell office:value-type="float" office:value="187806720" calcext:value-type="float">
            <text:p>187806720</text:p>
          </table:table-cell>
        </table:table-row>
        <table:table-row table:style-name="ro2">
          <table:table-cell office:value-type="float" office:value="77010544" calcext:value-type="float">
            <text:p>77010544</text:p>
          </table:table-cell>
          <table:table-cell office:value-type="float" office:value="70458912" calcext:value-type="float">
            <text:p>70458912</text:p>
          </table:table-cell>
          <table:table-cell office:value-type="float" office:value="244290528" calcext:value-type="float">
            <text:p>244290528</text:p>
          </table:table-cell>
          <table:table-cell office:value-type="float" office:value="186765344" calcext:value-type="float">
            <text:p>186765344</text:p>
          </table:table-cell>
        </table:table-row>
        <table:table-row table:style-name="ro2">
          <table:table-cell office:value-type="float" office:value="82314784" calcext:value-type="float">
            <text:p>82314784</text:p>
          </table:table-cell>
          <table:table-cell office:value-type="float" office:value="72070656" calcext:value-type="float">
            <text:p>72070656</text:p>
          </table:table-cell>
          <table:table-cell office:value-type="float" office:value="241246176" calcext:value-type="float">
            <text:p>241246176</text:p>
          </table:table-cell>
          <table:table-cell office:value-type="float" office:value="186011648" calcext:value-type="float">
            <text:p>186011648</text:p>
          </table:table-cell>
        </table:table-row>
        <table:table-row table:style-name="ro2">
          <table:table-cell office:value-type="float" office:value="81895264" calcext:value-type="float">
            <text:p>81895264</text:p>
          </table:table-cell>
          <table:table-cell office:value-type="float" office:value="72146912" calcext:value-type="float">
            <text:p>72146912</text:p>
          </table:table-cell>
          <table:table-cell office:value-type="float" office:value="240938748" calcext:value-type="float">
            <text:p>240938748</text:p>
          </table:table-cell>
          <table:table-cell office:value-type="float" office:value="188262368" calcext:value-type="float">
            <text:p>188262368</text:p>
          </table:table-cell>
        </table:table-row>
        <table:table-row table:style-name="ro2">
          <table:table-cell office:value-type="float" office:value="81904656" calcext:value-type="float">
            <text:p>81904656</text:p>
          </table:table-cell>
          <table:table-cell office:value-type="float" office:value="68322232" calcext:value-type="float">
            <text:p>68322232</text:p>
          </table:table-cell>
          <table:table-cell office:value-type="float" office:value="243308804" calcext:value-type="float">
            <text:p>243308804</text:p>
          </table:table-cell>
          <table:table-cell office:value-type="float" office:value="183095296" calcext:value-type="float">
            <text:p>183095296</text:p>
          </table:table-cell>
        </table:table-row>
        <table:table-row table:style-name="ro2">
          <table:table-cell office:value-type="float" office:value="81621364" calcext:value-type="float">
            <text:p>81621364</text:p>
          </table:table-cell>
          <table:table-cell office:value-type="float" office:value="69357052" calcext:value-type="float">
            <text:p>69357052</text:p>
          </table:table-cell>
          <table:table-cell office:value-type="float" office:value="232347840" calcext:value-type="float">
            <text:p>232347840</text:p>
          </table:table-cell>
          <table:table-cell office:value-type="float" office:value="186727416" calcext:value-type="float">
            <text:p>186727416</text:p>
          </table:table-cell>
        </table:table-row>
        <table:table-row table:style-name="ro2">
          <table:table-cell office:value-type="float" office:value="86643568" calcext:value-type="float">
            <text:p>86643568</text:p>
          </table:table-cell>
          <table:table-cell office:value-type="float" office:value="65980908" calcext:value-type="float">
            <text:p>65980908</text:p>
          </table:table-cell>
          <table:table-cell office:value-type="float" office:value="243914524" calcext:value-type="float">
            <text:p>243914524</text:p>
          </table:table-cell>
          <table:table-cell office:value-type="float" office:value="187123692" calcext:value-type="float">
            <text:p>187123692</text:p>
          </table:table-cell>
        </table:table-row>
        <table:table-row table:style-name="ro2">
          <table:table-cell office:value-type="float" office:value="86271892" calcext:value-type="float">
            <text:p>86271892</text:p>
          </table:table-cell>
          <table:table-cell office:value-type="float" office:value="68037616" calcext:value-type="float">
            <text:p>68037616</text:p>
          </table:table-cell>
          <table:table-cell office:value-type="float" office:value="242356288" calcext:value-type="float">
            <text:p>242356288</text:p>
          </table:table-cell>
          <table:table-cell office:value-type="float" office:value="189111288" calcext:value-type="float">
            <text:p>189111288</text:p>
          </table:table-cell>
        </table:table-row>
        <table:table-row table:style-name="ro2">
          <table:table-cell office:value-type="float" office:value="82781244" calcext:value-type="float">
            <text:p>82781244</text:p>
          </table:table-cell>
          <table:table-cell office:value-type="float" office:value="67189320" calcext:value-type="float">
            <text:p>67189320</text:p>
          </table:table-cell>
          <table:table-cell office:value-type="float" office:value="235261728" calcext:value-type="float">
            <text:p>235261728</text:p>
          </table:table-cell>
          <table:table-cell office:value-type="float" office:value="187747340" calcext:value-type="float">
            <text:p>187747340</text:p>
          </table:table-cell>
        </table:table-row>
        <table:table-row table:style-name="ro2">
          <table:table-cell office:value-type="float" office:value="84590676" calcext:value-type="float">
            <text:p>84590676</text:p>
          </table:table-cell>
          <table:table-cell office:value-type="float" office:value="68572168" calcext:value-type="float">
            <text:p>68572168</text:p>
          </table:table-cell>
          <table:table-cell office:value-type="float" office:value="242805696" calcext:value-type="float">
            <text:p>242805696</text:p>
          </table:table-cell>
          <table:table-cell office:value-type="float" office:value="186306561" calcext:value-type="float">
            <text:p>186306561</text:p>
          </table:table-cell>
        </table:table-row>
        <table:table-row table:style-name="ro2">
          <table:table-cell office:value-type="float" office:value="79941680" calcext:value-type="float">
            <text:p>79941680</text:p>
          </table:table-cell>
          <table:table-cell office:value-type="float" office:value="68201048" calcext:value-type="float">
            <text:p>68201048</text:p>
          </table:table-cell>
          <table:table-cell office:value-type="float" office:value="243437792" calcext:value-type="float">
            <text:p>243437792</text:p>
          </table:table-cell>
          <table:table-cell office:value-type="float" office:value="187852796" calcext:value-type="float">
            <text:p>187852796</text:p>
          </table:table-cell>
        </table:table-row>
        <table:table-row table:style-name="ro2">
          <table:table-cell office:value-type="float" office:value="79678068" calcext:value-type="float">
            <text:p>79678068</text:p>
          </table:table-cell>
          <table:table-cell office:value-type="float" office:value="69791243" calcext:value-type="float">
            <text:p>69791243</text:p>
          </table:table-cell>
          <table:table-cell office:value-type="float" office:value="242574048" calcext:value-type="float">
            <text:p>242574048</text:p>
          </table:table-cell>
          <table:table-cell office:value-type="float" office:value="191887352" calcext:value-type="float">
            <text:p>191887352</text:p>
          </table:table-cell>
        </table:table-row>
        <table:table-row table:style-name="ro2">
          <table:table-cell office:value-type="float" office:value="86674400" calcext:value-type="float">
            <text:p>86674400</text:p>
          </table:table-cell>
          <table:table-cell office:value-type="float" office:value="67454980" calcext:value-type="float">
            <text:p>67454980</text:p>
          </table:table-cell>
          <table:table-cell office:value-type="float" office:value="245612576" calcext:value-type="float">
            <text:p>245612576</text:p>
          </table:table-cell>
          <table:table-cell office:value-type="float" office:value="187274224" calcext:value-type="float">
            <text:p>187274224</text:p>
          </table:table-cell>
        </table:table-row>
        <table:table-row table:style-name="ro2">
          <table:table-cell office:value-type="float" office:value="85486988" calcext:value-type="float">
            <text:p>85486988</text:p>
          </table:table-cell>
          <table:table-cell office:value-type="float" office:value="67842132" calcext:value-type="float">
            <text:p>67842132</text:p>
          </table:table-cell>
          <table:table-cell office:value-type="float" office:value="236775520" calcext:value-type="float">
            <text:p>236775520</text:p>
          </table:table-cell>
          <table:table-cell office:value-type="float" office:value="187591680" calcext:value-type="float">
            <text:p>187591680</text:p>
          </table:table-cell>
        </table:table-row>
        <table:table-row table:style-name="ro2">
          <table:table-cell office:value-type="float" office:value="87517204" calcext:value-type="float">
            <text:p>87517204</text:p>
          </table:table-cell>
          <table:table-cell office:value-type="float" office:value="68069824" calcext:value-type="float">
            <text:p>68069824</text:p>
          </table:table-cell>
          <table:table-cell office:value-type="float" office:value="245176328" calcext:value-type="float">
            <text:p>245176328</text:p>
          </table:table-cell>
          <table:table-cell office:value-type="float" office:value="187300856" calcext:value-type="float">
            <text:p>187300856</text:p>
          </table:table-cell>
        </table:table-row>
        <table:table-row table:style-name="ro2">
          <table:table-cell office:value-type="float" office:value="87001024" calcext:value-type="float">
            <text:p>87001024</text:p>
          </table:table-cell>
          <table:table-cell office:value-type="float" office:value="67789912" calcext:value-type="float">
            <text:p>67789912</text:p>
          </table:table-cell>
          <table:table-cell office:value-type="float" office:value="236850240" calcext:value-type="float">
            <text:p>236850240</text:p>
          </table:table-cell>
          <table:table-cell office:value-type="float" office:value="182202392" calcext:value-type="float">
            <text:p>182202392</text:p>
          </table:table-cell>
        </table:table-row>
        <table:table-row table:style-name="ro2">
          <table:table-cell office:value-type="float" office:value="80806912" calcext:value-type="float">
            <text:p>80806912</text:p>
          </table:table-cell>
          <table:table-cell office:value-type="float" office:value="68049856" calcext:value-type="float">
            <text:p>68049856</text:p>
          </table:table-cell>
          <table:table-cell office:value-type="float" office:value="240526060" calcext:value-type="float">
            <text:p>240526060</text:p>
          </table:table-cell>
          <table:table-cell office:value-type="float" office:value="187357184" calcext:value-type="float">
            <text:p>187357184</text:p>
          </table:table-cell>
        </table:table-row>
        <table:table-row table:style-name="ro2">
          <table:table-cell office:value-type="float" office:value="83146816" calcext:value-type="float">
            <text:p>83146816</text:p>
          </table:table-cell>
          <table:table-cell office:value-type="float" office:value="67355740" calcext:value-type="float">
            <text:p>67355740</text:p>
          </table:table-cell>
          <table:table-cell office:value-type="float" office:value="241440492" calcext:value-type="float">
            <text:p>241440492</text:p>
          </table:table-cell>
          <table:table-cell office:value-type="float" office:value="187350020" calcext:value-type="float">
            <text:p>187350020</text:p>
          </table:table-cell>
        </table:table-row>
        <table:table-row table:style-name="ro2">
          <table:table-cell office:value-type="float" office:value="80212448" calcext:value-type="float">
            <text:p>80212448</text:p>
          </table:table-cell>
          <table:table-cell office:value-type="float" office:value="67845140" calcext:value-type="float">
            <text:p>67845140</text:p>
          </table:table-cell>
          <table:table-cell office:value-type="float" office:value="237667336" calcext:value-type="float">
            <text:p>237667336</text:p>
          </table:table-cell>
          <table:table-cell office:value-type="float" office:value="187307008" calcext:value-type="float">
            <text:p>187307008</text:p>
          </table:table-cell>
        </table:table-row>
        <table:table-row table:style-name="ro2">
          <table:table-cell office:value-type="float" office:value="83291600" calcext:value-type="float">
            <text:p>83291600</text:p>
          </table:table-cell>
          <table:table-cell office:value-type="float" office:value="68279304" calcext:value-type="float">
            <text:p>68279304</text:p>
          </table:table-cell>
          <table:table-cell office:value-type="float" office:value="243286332" calcext:value-type="float">
            <text:p>243286332</text:p>
          </table:table-cell>
          <table:table-cell office:value-type="float" office:value="186887156" calcext:value-type="float">
            <text:p>186887156</text:p>
          </table:table-cell>
        </table:table-row>
        <table:table-row table:style-name="ro2">
          <table:table-cell office:value-type="float" office:value="81824656" calcext:value-type="float">
            <text:p>81824656</text:p>
          </table:table-cell>
          <table:table-cell office:value-type="float" office:value="67851776" calcext:value-type="float">
            <text:p>67851776</text:p>
          </table:table-cell>
          <table:table-cell office:value-type="float" office:value="243309772" calcext:value-type="float">
            <text:p>243309772</text:p>
          </table:table-cell>
          <table:table-cell office:value-type="float" office:value="187797484" calcext:value-type="float">
            <text:p>187797484</text:p>
          </table:table-cell>
        </table:table-row>
        <table:table-row table:style-name="ro2">
          <table:table-cell office:value-type="float" office:value="88111264" calcext:value-type="float">
            <text:p>88111264</text:p>
          </table:table-cell>
          <table:table-cell office:value-type="float" office:value="66871848" calcext:value-type="float">
            <text:p>66871848</text:p>
          </table:table-cell>
          <table:table-cell office:value-type="float" office:value="234777664" calcext:value-type="float">
            <text:p>234777664</text:p>
          </table:table-cell>
          <table:table-cell office:value-type="float" office:value="185958396" calcext:value-type="float">
            <text:p>185958396</text:p>
          </table:table-cell>
        </table:table-row>
        <table:table-row table:style-name="ro2">
          <table:table-cell office:value-type="float" office:value="83269136" calcext:value-type="float">
            <text:p>83269136</text:p>
          </table:table-cell>
          <table:table-cell office:value-type="float" office:value="65999344" calcext:value-type="float">
            <text:p>65999344</text:p>
          </table:table-cell>
          <table:table-cell office:value-type="float" office:value="244721728" calcext:value-type="float">
            <text:p>244721728</text:p>
          </table:table-cell>
          <table:table-cell office:value-type="float" office:value="164087792" calcext:value-type="float">
            <text:p>164087792</text:p>
          </table:table-cell>
        </table:table-row>
        <table:table-row table:style-name="ro2">
          <table:table-cell office:value-type="float" office:value="85574000" calcext:value-type="float">
            <text:p>85574000</text:p>
          </table:table-cell>
          <table:table-cell office:value-type="float" office:value="65181192" calcext:value-type="float">
            <text:p>65181192</text:p>
          </table:table-cell>
          <table:table-cell office:value-type="float" office:value="240232432" calcext:value-type="float">
            <text:p>240232432</text:p>
          </table:table-cell>
          <table:table-cell office:value-type="float" office:value="188374016" calcext:value-type="float">
            <text:p>188374016</text:p>
          </table:table-cell>
        </table:table-row>
        <table:table-row table:style-name="ro2">
          <table:table-cell office:value-type="float" office:value="85068224" calcext:value-type="float">
            <text:p>85068224</text:p>
          </table:table-cell>
          <table:table-cell office:value-type="float" office:value="60453400" calcext:value-type="float">
            <text:p>60453400</text:p>
          </table:table-cell>
          <table:table-cell office:value-type="float" office:value="246509384" calcext:value-type="float">
            <text:p>246509384</text:p>
          </table:table-cell>
          <table:table-cell office:value-type="float" office:value="188132352" calcext:value-type="float">
            <text:p>188132352</text:p>
          </table:table-cell>
        </table:table-row>
        <table:table-row table:style-name="ro2">
          <table:table-cell office:value-type="float" office:value="82616912" calcext:value-type="float">
            <text:p>82616912</text:p>
          </table:table-cell>
          <table:table-cell office:value-type="float" office:value="59761736" calcext:value-type="float">
            <text:p>59761736</text:p>
          </table:table-cell>
          <table:table-cell office:value-type="float" office:value="240475392" calcext:value-type="float">
            <text:p>240475392</text:p>
          </table:table-cell>
          <table:table-cell office:value-type="float" office:value="183267312" calcext:value-type="float">
            <text:p>183267312</text:p>
          </table:table-cell>
        </table:table-row>
        <table:table-row table:style-name="ro2">
          <table:table-cell office:value-type="float" office:value="81480384" calcext:value-type="float">
            <text:p>81480384</text:p>
          </table:table-cell>
          <table:table-cell office:value-type="float" office:value="66410480" calcext:value-type="float">
            <text:p>66410480</text:p>
          </table:table-cell>
          <table:table-cell office:value-type="float" office:value="237644504" calcext:value-type="float">
            <text:p>237644504</text:p>
          </table:table-cell>
          <table:table-cell office:value-type="float" office:value="186183680" calcext:value-type="float">
            <text:p>186183680</text:p>
          </table:table-cell>
        </table:table-row>
        <table:table-row table:style-name="ro2">
          <table:table-cell office:value-type="float" office:value="81462272" calcext:value-type="float">
            <text:p>81462272</text:p>
          </table:table-cell>
          <table:table-cell office:value-type="float" office:value="65011784" calcext:value-type="float">
            <text:p>65011784</text:p>
          </table:table-cell>
          <table:table-cell office:value-type="float" office:value="243045136" calcext:value-type="float">
            <text:p>243045136</text:p>
          </table:table-cell>
          <table:table-cell office:value-type="float" office:value="186297360" calcext:value-type="float">
            <text:p>186297360</text:p>
          </table:table-cell>
        </table:table-row>
        <table:table-row table:style-name="ro2">
          <table:table-cell office:value-type="float" office:value="80968768" calcext:value-type="float">
            <text:p>80968768</text:p>
          </table:table-cell>
          <table:table-cell office:value-type="float" office:value="66515912" calcext:value-type="float">
            <text:p>66515912</text:p>
          </table:table-cell>
          <table:table-cell office:value-type="float" office:value="241678140" calcext:value-type="float">
            <text:p>241678140</text:p>
          </table:table-cell>
          <table:table-cell office:value-type="float" office:value="185905168" calcext:value-type="float">
            <text:p>185905168</text:p>
          </table:table-cell>
        </table:table-row>
        <table:table-row table:style-name="ro2">
          <table:table-cell office:value-type="float" office:value="83848720" calcext:value-type="float">
            <text:p>83848720</text:p>
          </table:table-cell>
          <table:table-cell office:value-type="float" office:value="68282953" calcext:value-type="float">
            <text:p>68282953</text:p>
          </table:table-cell>
          <table:table-cell office:value-type="float" office:value="240633788" calcext:value-type="float">
            <text:p>240633788</text:p>
          </table:table-cell>
          <table:table-cell office:value-type="float" office:value="184905728" calcext:value-type="float">
            <text:p>184905728</text:p>
          </table:table-cell>
        </table:table-row>
        <table:table-row table:style-name="ro2">
          <table:table-cell office:value-type="float" office:value="80332464" calcext:value-type="float">
            <text:p>80332464</text:p>
          </table:table-cell>
          <table:table-cell office:value-type="float" office:value="68278848" calcext:value-type="float">
            <text:p>68278848</text:p>
          </table:table-cell>
          <table:table-cell office:value-type="float" office:value="242553620" calcext:value-type="float">
            <text:p>242553620</text:p>
          </table:table-cell>
          <table:table-cell office:value-type="float" office:value="186548224" calcext:value-type="float">
            <text:p>186548224</text:p>
          </table:table-cell>
        </table:table-row>
        <table:table-row table:style-name="ro2">
          <table:table-cell office:value-type="float" office:value="80227792" calcext:value-type="float">
            <text:p>80227792</text:p>
          </table:table-cell>
          <table:table-cell office:value-type="float" office:value="68626424" calcext:value-type="float">
            <text:p>68626424</text:p>
          </table:table-cell>
          <table:table-cell office:value-type="float" office:value="246248193" calcext:value-type="float">
            <text:p>246248193</text:p>
          </table:table-cell>
          <table:table-cell office:value-type="float" office:value="186934272" calcext:value-type="float">
            <text:p>186934272</text:p>
          </table:table-cell>
        </table:table-row>
        <table:table-row table:style-name="ro2">
          <table:table-cell office:value-type="float" office:value="79985696" calcext:value-type="float">
            <text:p>79985696</text:p>
          </table:table-cell>
          <table:table-cell office:value-type="float" office:value="67951024" calcext:value-type="float">
            <text:p>67951024</text:p>
          </table:table-cell>
          <table:table-cell office:value-type="float" office:value="237833276" calcext:value-type="float">
            <text:p>237833276</text:p>
          </table:table-cell>
          <table:table-cell office:value-type="float" office:value="186985476" calcext:value-type="float">
            <text:p>186985476</text:p>
          </table:table-cell>
        </table:table-row>
        <table:table-row table:style-name="ro2">
          <table:table-cell office:value-type="float" office:value="85547068" calcext:value-type="float">
            <text:p>85547068</text:p>
          </table:table-cell>
          <table:table-cell office:value-type="float" office:value="67959312" calcext:value-type="float">
            <text:p>67959312</text:p>
          </table:table-cell>
          <table:table-cell office:value-type="float" office:value="241953744" calcext:value-type="float">
            <text:p>241953744</text:p>
          </table:table-cell>
          <table:table-cell office:value-type="float" office:value="187801600" calcext:value-type="float">
            <text:p>187801600</text:p>
          </table:table-cell>
        </table:table-row>
        <table:table-row table:style-name="ro2">
          <table:table-cell office:value-type="float" office:value="80008504" calcext:value-type="float">
            <text:p>80008504</text:p>
          </table:table-cell>
          <table:table-cell office:value-type="float" office:value="59362316" calcext:value-type="float">
            <text:p>59362316</text:p>
          </table:table-cell>
          <table:table-cell office:value-type="float" office:value="240867392" calcext:value-type="float">
            <text:p>240867392</text:p>
          </table:table-cell>
          <table:table-cell office:value-type="float" office:value="186896396" calcext:value-type="float">
            <text:p>186896396</text:p>
          </table:table-cell>
        </table:table-row>
        <table:table-row table:style-name="ro2">
          <table:table-cell office:value-type="float" office:value="80038848" calcext:value-type="float">
            <text:p>80038848</text:p>
          </table:table-cell>
          <table:table-cell office:value-type="float" office:value="68096068" calcext:value-type="float">
            <text:p>68096068</text:p>
          </table:table-cell>
          <table:table-cell office:value-type="float" office:value="244719680" calcext:value-type="float">
            <text:p>244719680</text:p>
          </table:table-cell>
          <table:table-cell office:value-type="float" office:value="188195836" calcext:value-type="float">
            <text:p>188195836</text:p>
          </table:table-cell>
        </table:table-row>
        <table:table-row table:style-name="ro2">
          <table:table-cell office:value-type="float" office:value="80273052" calcext:value-type="float">
            <text:p>80273052</text:p>
          </table:table-cell>
          <table:table-cell office:value-type="float" office:value="68425196" calcext:value-type="float">
            <text:p>68425196</text:p>
          </table:table-cell>
          <table:table-cell office:value-type="float" office:value="245293072" calcext:value-type="float">
            <text:p>245293072</text:p>
          </table:table-cell>
          <table:table-cell office:value-type="float" office:value="186266624" calcext:value-type="float">
            <text:p>186266624</text:p>
          </table:table-cell>
        </table:table-row>
        <table:table-row table:style-name="ro2">
          <table:table-cell office:value-type="float" office:value="81946632" calcext:value-type="float">
            <text:p>81946632</text:p>
          </table:table-cell>
          <table:table-cell office:value-type="float" office:value="66419124" calcext:value-type="float">
            <text:p>66419124</text:p>
          </table:table-cell>
          <table:table-cell office:value-type="float" office:value="241822720" calcext:value-type="float">
            <text:p>241822720</text:p>
          </table:table-cell>
          <table:table-cell office:value-type="float" office:value="186963968" calcext:value-type="float">
            <text:p>186963968</text:p>
          </table:table-cell>
        </table:table-row>
        <table:table-row table:style-name="ro2">
          <table:table-cell office:value-type="float" office:value="80536728" calcext:value-type="float">
            <text:p>80536728</text:p>
          </table:table-cell>
          <table:table-cell office:value-type="float" office:value="67776004" calcext:value-type="float">
            <text:p>67776004</text:p>
          </table:table-cell>
          <table:table-cell office:value-type="float" office:value="239210416" calcext:value-type="float">
            <text:p>239210416</text:p>
          </table:table-cell>
          <table:table-cell office:value-type="float" office:value="190092289" calcext:value-type="float">
            <text:p>190092289</text:p>
          </table:table-cell>
        </table:table-row>
        <table:table-row table:style-name="ro2">
          <table:table-cell office:value-type="float" office:value="81192416" calcext:value-type="float">
            <text:p>81192416</text:p>
          </table:table-cell>
          <table:table-cell office:value-type="float" office:value="68378192" calcext:value-type="float">
            <text:p>68378192</text:p>
          </table:table-cell>
          <table:table-cell office:value-type="float" office:value="227006784" calcext:value-type="float">
            <text:p>227006784</text:p>
          </table:table-cell>
          <table:table-cell office:value-type="float" office:value="186853368" calcext:value-type="float">
            <text:p>186853368</text:p>
          </table:table-cell>
        </table:table-row>
        <table:table-row table:style-name="ro2">
          <table:table-cell office:value-type="float" office:value="88543804" calcext:value-type="float">
            <text:p>88543804</text:p>
          </table:table-cell>
          <table:table-cell office:value-type="float" office:value="68038080" calcext:value-type="float">
            <text:p>68038080</text:p>
          </table:table-cell>
          <table:table-cell office:value-type="float" office:value="244176072" calcext:value-type="float">
            <text:p>244176072</text:p>
          </table:table-cell>
          <table:table-cell office:value-type="float" office:value="186438664" calcext:value-type="float">
            <text:p>186438664</text:p>
          </table:table-cell>
        </table:table-row>
        <table:table-row table:style-name="ro2">
          <table:table-cell office:value-type="float" office:value="87075672" calcext:value-type="float">
            <text:p>87075672</text:p>
          </table:table-cell>
          <table:table-cell office:value-type="float" office:value="68073468" calcext:value-type="float">
            <text:p>68073468</text:p>
          </table:table-cell>
          <table:table-cell office:value-type="float" office:value="241648704" calcext:value-type="float">
            <text:p>241648704</text:p>
          </table:table-cell>
          <table:table-cell office:value-type="float" office:value="186716152" calcext:value-type="float">
            <text:p>186716152</text:p>
          </table:table-cell>
        </table:table-row>
        <table:table-row table:style-name="ro2">
          <table:table-cell office:value-type="float" office:value="79924320" calcext:value-type="float">
            <text:p>79924320</text:p>
          </table:table-cell>
          <table:table-cell office:value-type="float" office:value="67777488" calcext:value-type="float">
            <text:p>67777488</text:p>
          </table:table-cell>
          <table:table-cell office:value-type="float" office:value="242191364" calcext:value-type="float">
            <text:p>242191364</text:p>
          </table:table-cell>
          <table:table-cell office:value-type="float" office:value="188702712" calcext:value-type="float">
            <text:p>188702712</text:p>
          </table:table-cell>
        </table:table-row>
        <table:table-row table:style-name="ro2">
          <table:table-cell office:value-type="float" office:value="81660008" calcext:value-type="float">
            <text:p>81660008</text:p>
          </table:table-cell>
          <table:table-cell office:value-type="float" office:value="67971572" calcext:value-type="float">
            <text:p>67971572</text:p>
          </table:table-cell>
          <table:table-cell office:value-type="float" office:value="242065416" calcext:value-type="float">
            <text:p>242065416</text:p>
          </table:table-cell>
          <table:table-cell office:value-type="float" office:value="182411264" calcext:value-type="float">
            <text:p>182411264</text:p>
          </table:table-cell>
        </table:table-row>
        <table:table-row table:style-name="ro2">
          <table:table-cell office:value-type="float" office:value="82155128" calcext:value-type="float">
            <text:p>82155128</text:p>
          </table:table-cell>
          <table:table-cell office:value-type="float" office:value="68624844" calcext:value-type="float">
            <text:p>68624844</text:p>
          </table:table-cell>
          <table:table-cell office:value-type="float" office:value="240019700" calcext:value-type="float">
            <text:p>240019700</text:p>
          </table:table-cell>
          <table:table-cell office:value-type="float" office:value="187654144" calcext:value-type="float">
            <text:p>187654144</text:p>
          </table:table-cell>
        </table:table-row>
        <table:table-row table:style-name="ro2">
          <table:table-cell office:value-type="float" office:value="81530888" calcext:value-type="float">
            <text:p>81530888</text:p>
          </table:table-cell>
          <table:table-cell office:value-type="float" office:value="68043728" calcext:value-type="float">
            <text:p>68043728</text:p>
          </table:table-cell>
          <table:table-cell office:value-type="float" office:value="240759556" calcext:value-type="float">
            <text:p>240759556</text:p>
          </table:table-cell>
          <table:table-cell office:value-type="float" office:value="186812416" calcext:value-type="float">
            <text:p>186812416</text:p>
          </table:table-cell>
        </table:table-row>
        <table:table-row table:style-name="ro2">
          <table:table-cell office:value-type="float" office:value="81006120" calcext:value-type="float">
            <text:p>81006120</text:p>
          </table:table-cell>
          <table:table-cell office:value-type="float" office:value="68373436" calcext:value-type="float">
            <text:p>68373436</text:p>
          </table:table-cell>
          <table:table-cell office:value-type="float" office:value="221230072" calcext:value-type="float">
            <text:p>221230072</text:p>
          </table:table-cell>
          <table:table-cell office:value-type="float" office:value="189824000" calcext:value-type="float">
            <text:p>189824000</text:p>
          </table:table-cell>
        </table:table-row>
        <table:table-row table:style-name="ro2">
          <table:table-cell office:value-type="float" office:value="80140680" calcext:value-type="float">
            <text:p>80140680</text:p>
          </table:table-cell>
          <table:table-cell office:value-type="float" office:value="67815888" calcext:value-type="float">
            <text:p>67815888</text:p>
          </table:table-cell>
          <table:table-cell office:value-type="float" office:value="236118024" calcext:value-type="float">
            <text:p>236118024</text:p>
          </table:table-cell>
          <table:table-cell office:value-type="float" office:value="180133888" calcext:value-type="float">
            <text:p>180133888</text:p>
          </table:table-cell>
        </table:table-row>
        <table:table-row table:style-name="ro2">
          <table:table-cell office:value-type="float" office:value="85811560" calcext:value-type="float">
            <text:p>85811560</text:p>
          </table:table-cell>
          <table:table-cell office:value-type="float" office:value="68367824" calcext:value-type="float">
            <text:p>68367824</text:p>
          </table:table-cell>
          <table:table-cell office:value-type="float" office:value="242556928" calcext:value-type="float">
            <text:p>242556928</text:p>
          </table:table-cell>
          <table:table-cell office:value-type="float" office:value="186945536" calcext:value-type="float">
            <text:p>186945536</text:p>
          </table:table-cell>
        </table:table-row>
        <table:table-row table:style-name="ro2">
          <table:table-cell office:value-type="float" office:value="96225736" calcext:value-type="float">
            <text:p>96225736</text:p>
          </table:table-cell>
          <table:table-cell office:value-type="float" office:value="68208656" calcext:value-type="float">
            <text:p>68208656</text:p>
          </table:table-cell>
          <table:table-cell office:value-type="float" office:value="244204608" calcext:value-type="float">
            <text:p>244204608</text:p>
          </table:table-cell>
          <table:table-cell office:value-type="float" office:value="187540476" calcext:value-type="float">
            <text:p>187540476</text:p>
          </table:table-cell>
        </table:table-row>
        <table:table-row table:style-name="ro2">
          <table:table-cell office:value-type="float" office:value="81353288" calcext:value-type="float">
            <text:p>81353288</text:p>
          </table:table-cell>
          <table:table-cell office:value-type="float" office:value="68157377" calcext:value-type="float">
            <text:p>68157377</text:p>
          </table:table-cell>
          <table:table-cell office:value-type="float" office:value="242491464" calcext:value-type="float">
            <text:p>242491464</text:p>
          </table:table-cell>
          <table:table-cell office:value-type="float" office:value="186140672" calcext:value-type="float">
            <text:p>186140672</text:p>
          </table:table-cell>
        </table:table-row>
        <table:table-row table:style-name="ro2">
          <table:table-cell office:value-type="float" office:value="85309224" calcext:value-type="float">
            <text:p>85309224</text:p>
          </table:table-cell>
          <table:table-cell office:value-type="float" office:value="67533296" calcext:value-type="float">
            <text:p>67533296</text:p>
          </table:table-cell>
          <table:table-cell office:value-type="float" office:value="240454968" calcext:value-type="float">
            <text:p>240454968</text:p>
          </table:table-cell>
          <table:table-cell office:value-type="float" office:value="187847680" calcext:value-type="float">
            <text:p>187847680</text:p>
          </table:table-cell>
        </table:table-row>
        <table:table-row table:style-name="ro2">
          <table:table-cell office:value-type="float" office:value="81773504" calcext:value-type="float">
            <text:p>81773504</text:p>
          </table:table-cell>
          <table:table-cell office:value-type="float" office:value="68018112" calcext:value-type="float">
            <text:p>68018112</text:p>
          </table:table-cell>
          <table:table-cell office:value-type="float" office:value="243726592" calcext:value-type="float">
            <text:p>243726592</text:p>
          </table:table-cell>
          <table:table-cell office:value-type="float" office:value="189927424" calcext:value-type="float">
            <text:p>189927424</text:p>
          </table:table-cell>
        </table:table-row>
        <table:table-row table:style-name="ro2">
          <table:table-cell office:value-type="float" office:value="87182568" calcext:value-type="float">
            <text:p>87182568</text:p>
          </table:table-cell>
          <table:table-cell office:value-type="float" office:value="68386800" calcext:value-type="float">
            <text:p>68386800</text:p>
          </table:table-cell>
          <table:table-cell office:value-type="float" office:value="241661885" calcext:value-type="float">
            <text:p>241661885</text:p>
          </table:table-cell>
          <table:table-cell office:value-type="float" office:value="187958272" calcext:value-type="float">
            <text:p>187958272</text:p>
          </table:table-cell>
        </table:table-row>
        <table:table-row table:style-name="ro2">
          <table:table-cell office:value-type="float" office:value="78302792" calcext:value-type="float">
            <text:p>78302792</text:p>
          </table:table-cell>
          <table:table-cell office:value-type="float" office:value="68702800" calcext:value-type="float">
            <text:p>68702800</text:p>
          </table:table-cell>
          <table:table-cell office:value-type="float" office:value="239609860" calcext:value-type="float">
            <text:p>239609860</text:p>
          </table:table-cell>
          <table:table-cell office:value-type="float" office:value="187832320" calcext:value-type="float">
            <text:p>187832320</text:p>
          </table:table-cell>
        </table:table-row>
        <table:table-row table:style-name="ro2">
          <table:table-cell office:value-type="float" office:value="79682136" calcext:value-type="float">
            <text:p>79682136</text:p>
          </table:table-cell>
          <table:table-cell office:value-type="float" office:value="68756992" calcext:value-type="float">
            <text:p>68756992</text:p>
          </table:table-cell>
          <table:table-cell office:value-type="float" office:value="243690304" calcext:value-type="float">
            <text:p>243690304</text:p>
          </table:table-cell>
          <table:table-cell office:value-type="float" office:value="187977728" calcext:value-type="float">
            <text:p>187977728</text:p>
          </table:table-cell>
        </table:table-row>
        <table:table-row table:style-name="ro2">
          <table:table-cell office:value-type="float" office:value="80197120" calcext:value-type="float">
            <text:p>80197120</text:p>
          </table:table-cell>
          <table:table-cell office:value-type="float" office:value="68374976" calcext:value-type="float">
            <text:p>68374976</text:p>
          </table:table-cell>
          <table:table-cell office:value-type="float" office:value="241966084" calcext:value-type="float">
            <text:p>241966084</text:p>
          </table:table-cell>
          <table:table-cell office:value-type="float" office:value="184415828" calcext:value-type="float">
            <text:p>184415828</text:p>
          </table:table-cell>
        </table:table-row>
        <table:table-row table:style-name="ro2">
          <table:table-cell office:value-type="float" office:value="80597608" calcext:value-type="float">
            <text:p>80597608</text:p>
          </table:table-cell>
          <table:table-cell office:value-type="float" office:value="68142144" calcext:value-type="float">
            <text:p>68142144</text:p>
          </table:table-cell>
          <table:table-cell office:value-type="float" office:value="241298624" calcext:value-type="float">
            <text:p>241298624</text:p>
          </table:table-cell>
          <table:table-cell office:value-type="float" office:value="186847196" calcext:value-type="float">
            <text:p>186847196</text:p>
          </table:table-cell>
        </table:table-row>
        <table:table-row table:style-name="ro2">
          <table:table-cell office:value-type="float" office:value="77855232" calcext:value-type="float">
            <text:p>77855232</text:p>
          </table:table-cell>
          <table:table-cell office:value-type="float" office:value="68518912" calcext:value-type="float">
            <text:p>68518912</text:p>
          </table:table-cell>
          <table:table-cell office:value-type="float" office:value="222309440" calcext:value-type="float">
            <text:p>222309440</text:p>
          </table:table-cell>
          <table:table-cell office:value-type="float" office:value="186236372" calcext:value-type="float">
            <text:p>186236372</text:p>
          </table:table-cell>
        </table:table-row>
        <table:table-row table:style-name="ro2">
          <table:table-cell office:value-type="float" office:value="84939232" calcext:value-type="float">
            <text:p>84939232</text:p>
          </table:table-cell>
          <table:table-cell office:value-type="float" office:value="68014592" calcext:value-type="float">
            <text:p>68014592</text:p>
          </table:table-cell>
          <table:table-cell office:value-type="float" office:value="245989376" calcext:value-type="float">
            <text:p>245989376</text:p>
          </table:table-cell>
          <table:table-cell office:value-type="float" office:value="186799916" calcext:value-type="float">
            <text:p>186799916</text:p>
          </table:table-cell>
        </table:table-row>
        <table:table-row table:style-name="ro2">
          <table:table-cell office:value-type="float" office:value="89298368" calcext:value-type="float">
            <text:p>89298368</text:p>
          </table:table-cell>
          <table:table-cell office:value-type="float" office:value="68221968" calcext:value-type="float">
            <text:p>68221968</text:p>
          </table:table-cell>
          <table:table-cell office:value-type="float" office:value="243550912" calcext:value-type="float">
            <text:p>243550912</text:p>
          </table:table-cell>
          <table:table-cell office:value-type="float" office:value="189055016" calcext:value-type="float">
            <text:p>189055016</text:p>
          </table:table-cell>
        </table:table-row>
        <table:table-row table:style-name="ro2">
          <table:table-cell office:value-type="float" office:value="83007424" calcext:value-type="float">
            <text:p>83007424</text:p>
          </table:table-cell>
          <table:table-cell office:value-type="float" office:value="68169284" calcext:value-type="float">
            <text:p>68169284</text:p>
          </table:table-cell>
          <table:table-cell office:value-type="float" office:value="244075520" calcext:value-type="float">
            <text:p>244075520</text:p>
          </table:table-cell>
          <table:table-cell office:value-type="float" office:value="164075912" calcext:value-type="float">
            <text:p>164075912</text:p>
          </table:table-cell>
        </table:table-row>
        <table:table-row table:style-name="ro2">
          <table:table-cell office:value-type="float" office:value="83511328" calcext:value-type="float">
            <text:p>83511328</text:p>
          </table:table-cell>
          <table:table-cell office:value-type="float" office:value="67987900" calcext:value-type="float">
            <text:p>67987900</text:p>
          </table:table-cell>
          <table:table-cell office:value-type="float" office:value="246005696" calcext:value-type="float">
            <text:p>246005696</text:p>
          </table:table-cell>
          <table:table-cell office:value-type="float" office:value="187264719" calcext:value-type="float">
            <text:p>187264719</text:p>
          </table:table-cell>
        </table:table-row>
        <table:table-row table:style-name="ro2">
          <table:table-cell office:value-type="float" office:value="84818720" calcext:value-type="float">
            <text:p>84818720</text:p>
          </table:table-cell>
          <table:table-cell office:value-type="float" office:value="67797496" calcext:value-type="float">
            <text:p>67797496</text:p>
          </table:table-cell>
          <table:table-cell office:value-type="float" office:value="245813184" calcext:value-type="float">
            <text:p>245813184</text:p>
          </table:table-cell>
          <table:table-cell office:value-type="float" office:value="186762056" calcext:value-type="float">
            <text:p>186762056</text:p>
          </table:table-cell>
        </table:table-row>
        <table:table-row table:style-name="ro2">
          <table:table-cell office:value-type="float" office:value="82121700" calcext:value-type="float">
            <text:p>82121700</text:p>
          </table:table-cell>
          <table:table-cell office:value-type="float" office:value="68087801" calcext:value-type="float">
            <text:p>68087801</text:p>
          </table:table-cell>
          <table:table-cell office:value-type="float" office:value="238202072" calcext:value-type="float">
            <text:p>238202072</text:p>
          </table:table-cell>
          <table:table-cell office:value-type="float" office:value="188744520" calcext:value-type="float">
            <text:p>188744520</text:p>
          </table:table-cell>
        </table:table-row>
        <table:table-row table:style-name="ro2">
          <table:table-cell office:value-type="float" office:value="79454436" calcext:value-type="float">
            <text:p>79454436</text:p>
          </table:table-cell>
          <table:table-cell office:value-type="float" office:value="67803064" calcext:value-type="float">
            <text:p>67803064</text:p>
          </table:table-cell>
          <table:table-cell office:value-type="float" office:value="241454852" calcext:value-type="float">
            <text:p>241454852</text:p>
          </table:table-cell>
          <table:table-cell office:value-type="float" office:value="186249424" calcext:value-type="float">
            <text:p>186249424</text:p>
          </table:table-cell>
        </table:table-row>
        <table:table-row table:style-name="ro2">
          <table:table-cell office:value-type="float" office:value="84116928" calcext:value-type="float">
            <text:p>84116928</text:p>
          </table:table-cell>
          <table:table-cell office:value-type="float" office:value="68176384" calcext:value-type="float">
            <text:p>68176384</text:p>
          </table:table-cell>
          <table:table-cell office:value-type="float" office:value="236042216" calcext:value-type="float">
            <text:p>236042216</text:p>
          </table:table-cell>
          <table:table-cell office:value-type="float" office:value="185755512" calcext:value-type="float">
            <text:p>185755512</text:p>
          </table:table-cell>
        </table:table-row>
        <table:table-row table:style-name="ro2">
          <table:table-cell office:value-type="float" office:value="82429340" calcext:value-type="float">
            <text:p>82429340</text:p>
          </table:table-cell>
          <table:table-cell office:value-type="float" office:value="66940996" calcext:value-type="float">
            <text:p>66940996</text:p>
          </table:table-cell>
          <table:table-cell office:value-type="float" office:value="245179187" calcext:value-type="float">
            <text:p>245179187</text:p>
          </table:table-cell>
          <table:table-cell office:value-type="float" office:value="187100520" calcext:value-type="float">
            <text:p>187100520</text:p>
          </table:table-cell>
        </table:table-row>
        <table:table-row table:style-name="ro2">
          <table:table-cell office:value-type="float" office:value="89344288" calcext:value-type="float">
            <text:p>89344288</text:p>
          </table:table-cell>
          <table:table-cell office:value-type="float" office:value="64649216" calcext:value-type="float">
            <text:p>64649216</text:p>
          </table:table-cell>
          <table:table-cell office:value-type="float" office:value="242261988" calcext:value-type="float">
            <text:p>242261988</text:p>
          </table:table-cell>
          <table:table-cell office:value-type="float" office:value="184174376" calcext:value-type="float">
            <text:p>184174376</text:p>
          </table:table-cell>
        </table:table-row>
        <table:table-row table:style-name="ro2">
          <table:table-cell office:value-type="float" office:value="90479228" calcext:value-type="float">
            <text:p>90479228</text:p>
          </table:table-cell>
          <table:table-cell office:value-type="float" office:value="69449800" calcext:value-type="float">
            <text:p>69449800</text:p>
          </table:table-cell>
          <table:table-cell office:value-type="float" office:value="239027444" calcext:value-type="float">
            <text:p>239027444</text:p>
          </table:table-cell>
          <table:table-cell office:value-type="float" office:value="187518960" calcext:value-type="float">
            <text:p>187518960</text:p>
          </table:table-cell>
        </table:table-row>
        <table:table-row table:style-name="ro2">
          <table:table-cell office:value-type="float" office:value="85962240" calcext:value-type="float">
            <text:p>85962240</text:p>
          </table:table-cell>
          <table:table-cell office:value-type="float" office:value="68296636" calcext:value-type="float">
            <text:p>68296636</text:p>
          </table:table-cell>
          <table:table-cell office:value-type="float" office:value="242835156" calcext:value-type="float">
            <text:p>242835156</text:p>
          </table:table-cell>
          <table:table-cell office:value-type="float" office:value="188147140" calcext:value-type="float">
            <text:p>188147140</text:p>
          </table:table-cell>
        </table:table-row>
        <table:table-row table:style-name="ro2">
          <table:table-cell office:value-type="float" office:value="81877984" calcext:value-type="float">
            <text:p>81877984</text:p>
          </table:table-cell>
          <table:table-cell office:value-type="float" office:value="68512768" calcext:value-type="float">
            <text:p>68512768</text:p>
          </table:table-cell>
          <table:table-cell office:value-type="float" office:value="240763904" calcext:value-type="float">
            <text:p>240763904</text:p>
          </table:table-cell>
          <table:table-cell office:value-type="float" office:value="187352812" calcext:value-type="float">
            <text:p>187352812</text:p>
          </table:table-cell>
        </table:table-row>
        <table:table-row table:style-name="ro2">
          <table:table-cell office:value-type="float" office:value="80382532" calcext:value-type="float">
            <text:p>80382532</text:p>
          </table:table-cell>
          <table:table-cell office:value-type="float" office:value="68940788" calcext:value-type="float">
            <text:p>68940788</text:p>
          </table:table-cell>
          <table:table-cell office:value-type="float" office:value="242990048" calcext:value-type="float">
            <text:p>242990048</text:p>
          </table:table-cell>
          <table:table-cell office:value-type="float" office:value="186689296" calcext:value-type="float">
            <text:p>186689296</text:p>
          </table:table-cell>
        </table:table-row>
        <table:table-row table:style-name="ro2">
          <table:table-cell office:value-type="float" office:value="84761884" calcext:value-type="float">
            <text:p>84761884</text:p>
          </table:table-cell>
          <table:table-cell office:value-type="float" office:value="68024256" calcext:value-type="float">
            <text:p>68024256</text:p>
          </table:table-cell>
          <table:table-cell office:value-type="float" office:value="238542568" calcext:value-type="float">
            <text:p>238542568</text:p>
          </table:table-cell>
          <table:table-cell office:value-type="float" office:value="192134396" calcext:value-type="float">
            <text:p>192134396</text:p>
          </table:table-cell>
        </table:table-row>
        <table:table-row table:style-name="ro2">
          <table:table-cell office:value-type="float" office:value="83073117" calcext:value-type="float">
            <text:p>83073117</text:p>
          </table:table-cell>
          <table:table-cell office:value-type="float" office:value="73395200" calcext:value-type="float">
            <text:p>73395200</text:p>
          </table:table-cell>
          <table:table-cell office:value-type="float" office:value="241426192" calcext:value-type="float">
            <text:p>241426192</text:p>
          </table:table-cell>
          <table:table-cell office:value-type="float" office:value="186740288" calcext:value-type="float">
            <text:p>186740288</text:p>
          </table:table-cell>
        </table:table-row>
        <table:table-row table:style-name="ro2">
          <table:table-cell office:value-type="float" office:value="80036416" calcext:value-type="float">
            <text:p>80036416</text:p>
          </table:table-cell>
          <table:table-cell office:value-type="float" office:value="67740728" calcext:value-type="float">
            <text:p>67740728</text:p>
          </table:table-cell>
          <table:table-cell office:value-type="float" office:value="238946304" calcext:value-type="float">
            <text:p>238946304</text:p>
          </table:table-cell>
          <table:table-cell office:value-type="float" office:value="186297840" calcext:value-type="float">
            <text:p>186297840</text:p>
          </table:table-cell>
        </table:table-row>
        <table:table-row table:style-name="ro2">
          <table:table-cell office:value-type="float" office:value="86544512" calcext:value-type="float">
            <text:p>86544512</text:p>
          </table:table-cell>
          <table:table-cell office:value-type="float" office:value="65413064" calcext:value-type="float">
            <text:p>65413064</text:p>
          </table:table-cell>
          <table:table-cell office:value-type="float" office:value="235925248" calcext:value-type="float">
            <text:p>235925248</text:p>
          </table:table-cell>
          <table:table-cell office:value-type="float" office:value="186083456" calcext:value-type="float">
            <text:p>186083456</text:p>
          </table:table-cell>
        </table:table-row>
        <table:table-row table:style-name="ro2">
          <table:table-cell office:value-type="float" office:value="83586592" calcext:value-type="float">
            <text:p>83586592</text:p>
          </table:table-cell>
          <table:table-cell office:value-type="float" office:value="67321864" calcext:value-type="float">
            <text:p>67321864</text:p>
          </table:table-cell>
          <table:table-cell office:value-type="float" office:value="241080288" calcext:value-type="float">
            <text:p>241080288</text:p>
          </table:table-cell>
          <table:table-cell office:value-type="float" office:value="181100032" calcext:value-type="float">
            <text:p>181100032</text:p>
          </table:table-cell>
        </table:table-row>
        <table:table-row table:style-name="ro2">
          <table:table-cell office:value-type="float" office:value="81879040" calcext:value-type="float">
            <text:p>81879040</text:p>
          </table:table-cell>
          <table:table-cell office:value-type="float" office:value="68379712" calcext:value-type="float">
            <text:p>68379712</text:p>
          </table:table-cell>
          <table:table-cell office:value-type="float" office:value="225999892" calcext:value-type="float">
            <text:p>225999892</text:p>
          </table:table-cell>
          <table:table-cell office:value-type="float" office:value="186188096" calcext:value-type="float">
            <text:p>186188096</text:p>
          </table:table-cell>
        </table:table-row>
        <table:table-row table:style-name="ro2">
          <table:table-cell office:value-type="float" office:value="87870560" calcext:value-type="float">
            <text:p>87870560</text:p>
          </table:table-cell>
          <table:table-cell office:value-type="float" office:value="67163640" calcext:value-type="float">
            <text:p>67163640</text:p>
          </table:table-cell>
          <table:table-cell office:value-type="float" office:value="246579452" calcext:value-type="float">
            <text:p>246579452</text:p>
          </table:table-cell>
          <table:table-cell office:value-type="float" office:value="188223776" calcext:value-type="float">
            <text:p>188223776</text:p>
          </table:table-cell>
        </table:table-row>
        <table:table-row table:style-name="ro2">
          <table:table-cell office:value-type="float" office:value="85245408" calcext:value-type="float">
            <text:p>85245408</text:p>
          </table:table-cell>
          <table:table-cell office:value-type="float" office:value="65377272" calcext:value-type="float">
            <text:p>65377272</text:p>
          </table:table-cell>
          <table:table-cell office:value-type="float" office:value="239974412" calcext:value-type="float">
            <text:p>239974412</text:p>
          </table:table-cell>
          <table:table-cell office:value-type="float" office:value="187277088" calcext:value-type="float">
            <text:p>187277088</text:p>
          </table:table-cell>
        </table:table-row>
        <table:table-row table:style-name="ro2">
          <table:table-cell office:value-type="float" office:value="83005600" calcext:value-type="float">
            <text:p>83005600</text:p>
          </table:table-cell>
          <table:table-cell office:value-type="float" office:value="66381312" calcext:value-type="float">
            <text:p>66381312</text:p>
          </table:table-cell>
          <table:table-cell office:value-type="float" office:value="245359324" calcext:value-type="float">
            <text:p>245359324</text:p>
          </table:table-cell>
          <table:table-cell office:value-type="float" office:value="168636608" calcext:value-type="float">
            <text:p>168636608</text:p>
          </table:table-cell>
        </table:table-row>
        <table:table-row table:style-name="ro2">
          <table:table-cell office:value-type="float" office:value="79852960" calcext:value-type="float">
            <text:p>79852960</text:p>
          </table:table-cell>
          <table:table-cell office:value-type="float" office:value="68139080" calcext:value-type="float">
            <text:p>68139080</text:p>
          </table:table-cell>
          <table:table-cell office:value-type="float" office:value="245269500" calcext:value-type="float">
            <text:p>245269500</text:p>
          </table:table-cell>
          <table:table-cell office:value-type="float" office:value="186780096" calcext:value-type="float">
            <text:p>186780096</text:p>
          </table:table-cell>
        </table:table-row>
        <table:table-row table:style-name="ro2">
          <table:table-cell office:value-type="float" office:value="80133792" calcext:value-type="float">
            <text:p>80133792</text:p>
          </table:table-cell>
          <table:table-cell office:value-type="float" office:value="68608520" calcext:value-type="float">
            <text:p>68608520</text:p>
          </table:table-cell>
          <table:table-cell office:value-type="float" office:value="246733872" calcext:value-type="float">
            <text:p>246733872</text:p>
          </table:table-cell>
          <table:table-cell office:value-type="float" office:value="187375604" calcext:value-type="float">
            <text:p>187375604</text:p>
          </table:table-cell>
        </table:table-row>
        <table:table-row table:style-name="ro2">
          <table:table-cell office:value-type="float" office:value="83871296" calcext:value-type="float">
            <text:p>83871296</text:p>
          </table:table-cell>
          <table:table-cell office:value-type="float" office:value="68002296" calcext:value-type="float">
            <text:p>68002296</text:p>
          </table:table-cell>
          <table:table-cell office:value-type="float" office:value="245722064" calcext:value-type="float">
            <text:p>245722064</text:p>
          </table:table-cell>
          <table:table-cell office:value-type="float" office:value="189310536" calcext:value-type="float">
            <text:p>189310536</text:p>
          </table:table-cell>
        </table:table-row>
        <table:table-row table:style-name="ro2">
          <table:table-cell office:value-type="float" office:value="85904416" calcext:value-type="float">
            <text:p>85904416</text:p>
          </table:table-cell>
          <table:table-cell office:value-type="float" office:value="69473784" calcext:value-type="float">
            <text:p>69473784</text:p>
          </table:table-cell>
          <table:table-cell office:value-type="float" office:value="248032528" calcext:value-type="float">
            <text:p>248032528</text:p>
          </table:table-cell>
          <table:table-cell office:value-type="float" office:value="185905732" calcext:value-type="float">
            <text:p>185905732</text:p>
          </table:table-cell>
        </table:table-row>
        <table:table-row table:style-name="ro2">
          <table:table-cell office:value-type="float" office:value="85368384" calcext:value-type="float">
            <text:p>85368384</text:p>
          </table:table-cell>
          <table:table-cell office:value-type="float" office:value="68460040" calcext:value-type="float">
            <text:p>68460040</text:p>
          </table:table-cell>
          <table:table-cell office:value-type="float" office:value="247657712" calcext:value-type="float">
            <text:p>247657712</text:p>
          </table:table-cell>
          <table:table-cell office:value-type="float" office:value="186617732" calcext:value-type="float">
            <text:p>186617732</text:p>
          </table:table-cell>
        </table:table-row>
        <table:table-row table:style-name="ro2">
          <table:table-cell office:value-type="float" office:value="81818048" calcext:value-type="float">
            <text:p>81818048</text:p>
          </table:table-cell>
          <table:table-cell office:value-type="float" office:value="68452408" calcext:value-type="float">
            <text:p>68452408</text:p>
          </table:table-cell>
          <table:table-cell office:value-type="float" office:value="242497264" calcext:value-type="float">
            <text:p>242497264</text:p>
          </table:table-cell>
          <table:table-cell office:value-type="float" office:value="186219300" calcext:value-type="float">
            <text:p>186219300</text:p>
          </table:table-cell>
        </table:table-row>
        <table:table-row table:style-name="ro2">
          <table:table-cell office:value-type="float" office:value="84942324" calcext:value-type="float">
            <text:p>84942324</text:p>
          </table:table-cell>
          <table:table-cell office:value-type="float" office:value="71450688" calcext:value-type="float">
            <text:p>71450688</text:p>
          </table:table-cell>
          <table:table-cell office:value-type="float" office:value="244655312" calcext:value-type="float">
            <text:p>244655312</text:p>
          </table:table-cell>
          <table:table-cell office:value-type="float" office:value="186161560" calcext:value-type="float">
            <text:p>186161560</text:p>
          </table:table-cell>
        </table:table-row>
        <table:table-row table:style-name="ro2">
          <table:table-cell office:value-type="float" office:value="89651720" calcext:value-type="float">
            <text:p>89651720</text:p>
          </table:table-cell>
          <table:table-cell office:value-type="float" office:value="69166016" calcext:value-type="float">
            <text:p>69166016</text:p>
          </table:table-cell>
          <table:table-cell office:value-type="float" office:value="246165220" calcext:value-type="float">
            <text:p>246165220</text:p>
          </table:table-cell>
          <table:table-cell office:value-type="float" office:value="191186872" calcext:value-type="float">
            <text:p>191186872</text:p>
          </table:table-cell>
        </table:table-row>
        <table:table-row table:style-name="ro2">
          <table:table-cell office:value-type="float" office:value="86862324" calcext:value-type="float">
            <text:p>86862324</text:p>
          </table:table-cell>
          <table:table-cell office:value-type="float" office:value="68343804" calcext:value-type="float">
            <text:p>68343804</text:p>
          </table:table-cell>
          <table:table-cell office:value-type="float" office:value="243786708" calcext:value-type="float">
            <text:p>243786708</text:p>
          </table:table-cell>
          <table:table-cell office:value-type="float" office:value="188123816" calcext:value-type="float">
            <text:p>188123816</text:p>
          </table:table-cell>
        </table:table-row>
        <table:table-row table:style-name="ro2">
          <table:table-cell office:value-type="float" office:value="83628096" calcext:value-type="float">
            <text:p>83628096</text:p>
          </table:table-cell>
          <table:table-cell office:value-type="float" office:value="67442692" calcext:value-type="float">
            <text:p>67442692</text:p>
          </table:table-cell>
          <table:table-cell office:value-type="float" office:value="243584028" calcext:value-type="float">
            <text:p>243584028</text:p>
          </table:table-cell>
          <table:table-cell office:value-type="float" office:value="186386712" calcext:value-type="float">
            <text:p>186386712</text:p>
          </table:table-cell>
        </table:table-row>
        <table:table-row table:style-name="ro2">
          <table:table-cell office:value-type="float" office:value="78323772" calcext:value-type="float">
            <text:p>78323772</text:p>
          </table:table-cell>
          <table:table-cell office:value-type="float" office:value="69366272" calcext:value-type="float">
            <text:p>69366272</text:p>
          </table:table-cell>
          <table:table-cell office:value-type="float" office:value="248860900" calcext:value-type="float">
            <text:p>248860900</text:p>
          </table:table-cell>
          <table:table-cell office:value-type="float" office:value="186279520" calcext:value-type="float">
            <text:p>186279520</text:p>
          </table:table-cell>
        </table:table-row>
        <table:table-row table:style-name="ro2">
          <table:table-cell office:value-type="float" office:value="86136772" calcext:value-type="float">
            <text:p>86136772</text:p>
          </table:table-cell>
          <table:table-cell office:value-type="float" office:value="66726464" calcext:value-type="float">
            <text:p>66726464</text:p>
          </table:table-cell>
          <table:table-cell office:value-type="float" office:value="245855236" calcext:value-type="float">
            <text:p>245855236</text:p>
          </table:table-cell>
          <table:table-cell office:value-type="float" office:value="189379240" calcext:value-type="float">
            <text:p>189379240</text:p>
          </table:table-cell>
        </table:table-row>
        <table:table-row table:style-name="ro2">
          <table:table-cell office:value-type="float" office:value="86532604" calcext:value-type="float">
            <text:p>86532604</text:p>
          </table:table-cell>
          <table:table-cell office:value-type="float" office:value="64937472" calcext:value-type="float">
            <text:p>64937472</text:p>
          </table:table-cell>
          <table:table-cell office:value-type="float" office:value="245144796" calcext:value-type="float">
            <text:p>245144796</text:p>
          </table:table-cell>
          <table:table-cell office:value-type="float" office:value="183135848" calcext:value-type="float">
            <text:p>183135848</text:p>
          </table:table-cell>
        </table:table-row>
        <table:table-row table:style-name="ro2">
          <table:table-cell office:value-type="float" office:value="81526252" calcext:value-type="float">
            <text:p>81526252</text:p>
          </table:table-cell>
          <table:table-cell office:value-type="float" office:value="67922432" calcext:value-type="float">
            <text:p>67922432</text:p>
          </table:table-cell>
          <table:table-cell office:value-type="float" office:value="244647912" calcext:value-type="float">
            <text:p>244647912</text:p>
          </table:table-cell>
          <table:table-cell office:value-type="float" office:value="186617764" calcext:value-type="float">
            <text:p>186617764</text:p>
          </table:table-cell>
        </table:table-row>
        <table:table-row table:style-name="ro2">
          <table:table-cell office:value-type="float" office:value="88651348" calcext:value-type="float">
            <text:p>88651348</text:p>
          </table:table-cell>
          <table:table-cell office:value-type="float" office:value="67151868" calcext:value-type="float">
            <text:p>67151868</text:p>
          </table:table-cell>
          <table:table-cell office:value-type="float" office:value="243725096" calcext:value-type="float">
            <text:p>243725096</text:p>
          </table:table-cell>
          <table:table-cell office:value-type="float" office:value="185730684" calcext:value-type="float">
            <text:p>185730684</text:p>
          </table:table-cell>
        </table:table-row>
        <table:table-row table:style-name="ro2">
          <table:table-cell office:value-type="float" office:value="80127112" calcext:value-type="float">
            <text:p>80127112</text:p>
          </table:table-cell>
          <table:table-cell office:value-type="float" office:value="69016128" calcext:value-type="float">
            <text:p>69016128</text:p>
          </table:table-cell>
          <table:table-cell office:value-type="float" office:value="243060728" calcext:value-type="float">
            <text:p>243060728</text:p>
          </table:table-cell>
          <table:table-cell office:value-type="float" office:value="189294624" calcext:value-type="float">
            <text:p>189294624</text:p>
          </table:table-cell>
        </table:table-row>
        <table:table-row table:style-name="ro2">
          <table:table-cell office:value-type="float" office:value="85373004" calcext:value-type="float">
            <text:p>85373004</text:p>
          </table:table-cell>
          <table:table-cell office:value-type="float" office:value="68637184" calcext:value-type="float">
            <text:p>68637184</text:p>
          </table:table-cell>
          <table:table-cell office:value-type="float" office:value="241422560" calcext:value-type="float">
            <text:p>241422560</text:p>
          </table:table-cell>
          <table:table-cell office:value-type="float" office:value="191371328" calcext:value-type="float">
            <text:p>191371328</text:p>
          </table:table-cell>
        </table:table-row>
        <table:table-row table:style-name="ro2">
          <table:table-cell office:value-type="float" office:value="75345536" calcext:value-type="float">
            <text:p>75345536</text:p>
          </table:table-cell>
          <table:table-cell office:value-type="float" office:value="68730364" calcext:value-type="float">
            <text:p>68730364</text:p>
          </table:table-cell>
          <table:table-cell office:value-type="float" office:value="243691552" calcext:value-type="float">
            <text:p>243691552</text:p>
          </table:table-cell>
          <table:table-cell office:value-type="float" office:value="189126560" calcext:value-type="float">
            <text:p>189126560</text:p>
          </table:table-cell>
        </table:table-row>
        <table:table-row table:style-name="ro2">
          <table:table-cell office:value-type="float" office:value="89481844" calcext:value-type="float">
            <text:p>89481844</text:p>
          </table:table-cell>
          <table:table-cell office:value-type="float" office:value="68735036" calcext:value-type="float">
            <text:p>68735036</text:p>
          </table:table-cell>
          <table:table-cell office:value-type="float" office:value="224523008" calcext:value-type="float">
            <text:p>224523008</text:p>
          </table:table-cell>
          <table:table-cell office:value-type="float" office:value="187822276" calcext:value-type="float">
            <text:p>187822276</text:p>
          </table:table-cell>
        </table:table-row>
        <table:table-row table:style-name="ro2">
          <table:table-cell office:value-type="float" office:value="80225856" calcext:value-type="float">
            <text:p>80225856</text:p>
          </table:table-cell>
          <table:table-cell office:value-type="float" office:value="68154368" calcext:value-type="float">
            <text:p>68154368</text:p>
          </table:table-cell>
          <table:table-cell office:value-type="float" office:value="243255552" calcext:value-type="float">
            <text:p>243255552</text:p>
          </table:table-cell>
          <table:table-cell office:value-type="float" office:value="188286944" calcext:value-type="float">
            <text:p>188286944</text:p>
          </table:table-cell>
        </table:table-row>
        <table:table-row table:style-name="ro2">
          <table:table-cell office:value-type="float" office:value="88558780" calcext:value-type="float">
            <text:p>88558780</text:p>
          </table:table-cell>
          <table:table-cell office:value-type="float" office:value="66468352" calcext:value-type="float">
            <text:p>66468352</text:p>
          </table:table-cell>
          <table:table-cell office:value-type="float" office:value="241927425" calcext:value-type="float">
            <text:p>241927425</text:p>
          </table:table-cell>
          <table:table-cell office:value-type="float" office:value="186365793" calcext:value-type="float">
            <text:p>186365793</text:p>
          </table:table-cell>
        </table:table-row>
        <table:table-row table:style-name="ro2">
          <table:table-cell office:value-type="float" office:value="82180984" calcext:value-type="float">
            <text:p>82180984</text:p>
          </table:table-cell>
          <table:table-cell office:value-type="float" office:value="66586684" calcext:value-type="float">
            <text:p>66586684</text:p>
          </table:table-cell>
          <table:table-cell office:value-type="float" office:value="241066012" calcext:value-type="float">
            <text:p>241066012</text:p>
          </table:table-cell>
          <table:table-cell office:value-type="float" office:value="187966848" calcext:value-type="float">
            <text:p>187966848</text:p>
          </table:table-cell>
        </table:table-row>
        <table:table-row table:style-name="ro2">
          <table:table-cell office:value-type="float" office:value="88418376" calcext:value-type="float">
            <text:p>88418376</text:p>
          </table:table-cell>
          <table:table-cell office:value-type="float" office:value="71567360" calcext:value-type="float">
            <text:p>71567360</text:p>
          </table:table-cell>
          <table:table-cell office:value-type="float" office:value="241195264" calcext:value-type="float">
            <text:p>241195264</text:p>
          </table:table-cell>
          <table:table-cell office:value-type="float" office:value="186202208" calcext:value-type="float">
            <text:p>186202208</text:p>
          </table:table-cell>
        </table:table-row>
        <table:table-row table:style-name="ro2">
          <table:table-cell office:value-type="float" office:value="84695944" calcext:value-type="float">
            <text:p>84695944</text:p>
          </table:table-cell>
          <table:table-cell office:value-type="float" office:value="65729984" calcext:value-type="float">
            <text:p>65729984</text:p>
          </table:table-cell>
          <table:table-cell office:value-type="float" office:value="243412736" calcext:value-type="float">
            <text:p>243412736</text:p>
          </table:table-cell>
          <table:table-cell office:value-type="float" office:value="191533248" calcext:value-type="float">
            <text:p>191533248</text:p>
          </table:table-cell>
        </table:table-row>
        <table:table-row table:style-name="ro2">
          <table:table-cell office:value-type="float" office:value="78869976" calcext:value-type="float">
            <text:p>78869976</text:p>
          </table:table-cell>
          <table:table-cell office:value-type="float" office:value="67081216" calcext:value-type="float">
            <text:p>67081216</text:p>
          </table:table-cell>
          <table:table-cell office:value-type="float" office:value="241208572" calcext:value-type="float">
            <text:p>241208572</text:p>
          </table:table-cell>
          <table:table-cell office:value-type="float" office:value="186155168" calcext:value-type="float">
            <text:p>186155168</text:p>
          </table:table-cell>
        </table:table-row>
        <table:table-row table:style-name="ro2">
          <table:table-cell office:value-type="float" office:value="87063424" calcext:value-type="float">
            <text:p>87063424</text:p>
          </table:table-cell>
          <table:table-cell office:value-type="float" office:value="68425152" calcext:value-type="float">
            <text:p>68425152</text:p>
          </table:table-cell>
          <table:table-cell office:value-type="float" office:value="241905888" calcext:value-type="float">
            <text:p>241905888</text:p>
          </table:table-cell>
          <table:table-cell office:value-type="float" office:value="187633984" calcext:value-type="float">
            <text:p>187633984</text:p>
          </table:table-cell>
        </table:table-row>
        <table:table-row table:style-name="ro2">
          <table:table-cell office:value-type="float" office:value="87769224" calcext:value-type="float">
            <text:p>87769224</text:p>
          </table:table-cell>
          <table:table-cell office:value-type="float" office:value="68680640" calcext:value-type="float">
            <text:p>68680640</text:p>
          </table:table-cell>
          <table:table-cell office:value-type="float" office:value="243644416" calcext:value-type="float">
            <text:p>243644416</text:p>
          </table:table-cell>
          <table:table-cell office:value-type="float" office:value="186724664" calcext:value-type="float">
            <text:p>186724664</text:p>
          </table:table-cell>
        </table:table-row>
        <table:table-row table:style-name="ro2">
          <table:table-cell office:value-type="float" office:value="84969520" calcext:value-type="float">
            <text:p>84969520</text:p>
          </table:table-cell>
          <table:table-cell office:value-type="float" office:value="70880704" calcext:value-type="float">
            <text:p>70880704</text:p>
          </table:table-cell>
          <table:table-cell office:value-type="float" office:value="237968384" calcext:value-type="float">
            <text:p>237968384</text:p>
          </table:table-cell>
          <table:table-cell office:value-type="float" office:value="179085016" calcext:value-type="float">
            <text:p>179085016</text:p>
          </table:table-cell>
        </table:table-row>
        <table:table-row table:style-name="ro2">
          <table:table-cell office:value-type="float" office:value="80351856" calcext:value-type="float">
            <text:p>80351856</text:p>
          </table:table-cell>
          <table:table-cell office:value-type="float" office:value="65387968" calcext:value-type="float">
            <text:p>65387968</text:p>
          </table:table-cell>
          <table:table-cell office:value-type="float" office:value="241549280" calcext:value-type="float">
            <text:p>241549280</text:p>
          </table:table-cell>
          <table:table-cell office:value-type="float" office:value="186816576" calcext:value-type="float">
            <text:p>186816576</text:p>
          </table:table-cell>
        </table:table-row>
        <table:table-row table:style-name="ro2">
          <table:table-cell office:value-type="float" office:value="89461248" calcext:value-type="float">
            <text:p>89461248</text:p>
          </table:table-cell>
          <table:table-cell office:value-type="float" office:value="68507648" calcext:value-type="float">
            <text:p>68507648</text:p>
          </table:table-cell>
          <table:table-cell office:value-type="float" office:value="239865632" calcext:value-type="float">
            <text:p>239865632</text:p>
          </table:table-cell>
          <table:table-cell office:value-type="float" office:value="187972336" calcext:value-type="float">
            <text:p>187972336</text:p>
          </table:table-cell>
        </table:table-row>
        <table:table-row table:style-name="ro2">
          <table:table-cell office:value-type="float" office:value="83843576" calcext:value-type="float">
            <text:p>83843576</text:p>
          </table:table-cell>
          <table:table-cell office:value-type="float" office:value="68360128" calcext:value-type="float">
            <text:p>68360128</text:p>
          </table:table-cell>
          <table:table-cell office:value-type="float" office:value="239000544" calcext:value-type="float">
            <text:p>239000544</text:p>
          </table:table-cell>
          <table:table-cell office:value-type="float" office:value="187193676" calcext:value-type="float">
            <text:p>187193676</text:p>
          </table:table-cell>
        </table:table-row>
        <table:table-row table:style-name="ro2">
          <table:table-cell office:value-type="float" office:value="83691656" calcext:value-type="float">
            <text:p>83691656</text:p>
          </table:table-cell>
          <table:table-cell office:value-type="float" office:value="68452288" calcext:value-type="float">
            <text:p>68452288</text:p>
          </table:table-cell>
          <table:table-cell office:value-type="float" office:value="246421520" calcext:value-type="float">
            <text:p>246421520</text:p>
          </table:table-cell>
          <table:table-cell office:value-type="float" office:value="186050759" calcext:value-type="float">
            <text:p>186050759</text:p>
          </table:table-cell>
        </table:table-row>
        <table:table-row table:style-name="ro2">
          <table:table-cell office:value-type="float" office:value="85193720" calcext:value-type="float">
            <text:p>85193720</text:p>
          </table:table-cell>
          <table:table-cell office:value-type="float" office:value="68398080" calcext:value-type="float">
            <text:p>68398080</text:p>
          </table:table-cell>
          <table:table-cell office:value-type="float" office:value="243011600" calcext:value-type="float">
            <text:p>243011600</text:p>
          </table:table-cell>
          <table:table-cell office:value-type="float" office:value="186238424" calcext:value-type="float">
            <text:p>186238424</text:p>
          </table:table-cell>
        </table:table-row>
        <table:table-row table:style-name="ro2">
          <table:table-cell office:value-type="float" office:value="82680304" calcext:value-type="float">
            <text:p>82680304</text:p>
          </table:table-cell>
          <table:table-cell office:value-type="float" office:value="67126272" calcext:value-type="float">
            <text:p>67126272</text:p>
          </table:table-cell>
          <table:table-cell office:value-type="float" office:value="238575368" calcext:value-type="float">
            <text:p>238575368</text:p>
          </table:table-cell>
          <table:table-cell office:value-type="float" office:value="187482360" calcext:value-type="float">
            <text:p>187482360</text:p>
          </table:table-cell>
        </table:table-row>
        <table:table-row table:style-name="ro2">
          <table:table-cell office:value-type="float" office:value="80581492" calcext:value-type="float">
            <text:p>80581492</text:p>
          </table:table-cell>
          <table:table-cell office:value-type="float" office:value="68436992" calcext:value-type="float">
            <text:p>68436992</text:p>
          </table:table-cell>
          <table:table-cell office:value-type="float" office:value="242998300" calcext:value-type="float">
            <text:p>242998300</text:p>
          </table:table-cell>
          <table:table-cell office:value-type="float" office:value="184193008" calcext:value-type="float">
            <text:p>184193008</text:p>
          </table:table-cell>
        </table:table-row>
        <table:table-row table:style-name="ro2">
          <table:table-cell office:value-type="float" office:value="80096836" calcext:value-type="float">
            <text:p>80096836</text:p>
          </table:table-cell>
          <table:table-cell office:value-type="float" office:value="68303872" calcext:value-type="float">
            <text:p>68303872</text:p>
          </table:table-cell>
          <table:table-cell office:value-type="float" office:value="239727868" calcext:value-type="float">
            <text:p>239727868</text:p>
          </table:table-cell>
          <table:table-cell office:value-type="float" office:value="188119496" calcext:value-type="float">
            <text:p>188119496</text:p>
          </table:table-cell>
        </table:table-row>
        <table:table-row table:style-name="ro2">
          <table:table-cell office:value-type="float" office:value="79371776" calcext:value-type="float">
            <text:p>79371776</text:p>
          </table:table-cell>
          <table:table-cell office:value-type="float" office:value="67537376" calcext:value-type="float">
            <text:p>67537376</text:p>
          </table:table-cell>
          <table:table-cell office:value-type="float" office:value="237126412" calcext:value-type="float">
            <text:p>237126412</text:p>
          </table:table-cell>
          <table:table-cell office:value-type="float" office:value="186662328" calcext:value-type="float">
            <text:p>186662328</text:p>
          </table:table-cell>
        </table:table-row>
        <table:table-row table:style-name="ro2">
          <table:table-cell office:value-type="float" office:value="86840208" calcext:value-type="float">
            <text:p>86840208</text:p>
          </table:table-cell>
          <table:table-cell office:value-type="float" office:value="68626952" calcext:value-type="float">
            <text:p>68626952</text:p>
          </table:table-cell>
          <table:table-cell office:value-type="float" office:value="245605624" calcext:value-type="float">
            <text:p>245605624</text:p>
          </table:table-cell>
          <table:table-cell office:value-type="float" office:value="187387560" calcext:value-type="float">
            <text:p>187387560</text:p>
          </table:table-cell>
        </table:table-row>
        <table:table-row table:style-name="ro2">
          <table:table-cell office:value-type="float" office:value="80034288" calcext:value-type="float">
            <text:p>80034288</text:p>
          </table:table-cell>
          <table:table-cell office:value-type="float" office:value="68357124" calcext:value-type="float">
            <text:p>68357124</text:p>
          </table:table-cell>
          <table:table-cell office:value-type="float" office:value="243427080" calcext:value-type="float">
            <text:p>243427080</text:p>
          </table:table-cell>
          <table:table-cell office:value-type="float" office:value="186393916" calcext:value-type="float">
            <text:p>186393916</text:p>
          </table:table-cell>
        </table:table-row>
        <table:table-row table:style-name="ro2">
          <table:table-cell office:value-type="float" office:value="86123568" calcext:value-type="float">
            <text:p>86123568</text:p>
          </table:table-cell>
          <table:table-cell office:value-type="float" office:value="68253236" calcext:value-type="float">
            <text:p>68253236</text:p>
          </table:table-cell>
          <table:table-cell office:value-type="float" office:value="242204648" calcext:value-type="float">
            <text:p>242204648</text:p>
          </table:table-cell>
          <table:table-cell office:value-type="float" office:value="191096652" calcext:value-type="float">
            <text:p>191096652</text:p>
          </table:table-cell>
        </table:table-row>
        <table:table-row table:style-name="ro2">
          <table:table-cell office:value-type="float" office:value="77898764" calcext:value-type="float">
            <text:p>77898764</text:p>
          </table:table-cell>
          <table:table-cell office:value-type="float" office:value="68324892" calcext:value-type="float">
            <text:p>68324892</text:p>
          </table:table-cell>
          <table:table-cell office:value-type="float" office:value="244294656" calcext:value-type="float">
            <text:p>244294656</text:p>
          </table:table-cell>
          <table:table-cell office:value-type="float" office:value="181780096" calcext:value-type="float">
            <text:p>181780096</text:p>
          </table:table-cell>
        </table:table-row>
        <table:table-row table:style-name="ro2">
          <table:table-cell office:value-type="float" office:value="88201836" calcext:value-type="float">
            <text:p>88201836</text:p>
          </table:table-cell>
          <table:table-cell office:value-type="float" office:value="68324368" calcext:value-type="float">
            <text:p>68324368</text:p>
          </table:table-cell>
          <table:table-cell office:value-type="float" office:value="239472616" calcext:value-type="float">
            <text:p>239472616</text:p>
          </table:table-cell>
          <table:table-cell office:value-type="float" office:value="172198080" calcext:value-type="float">
            <text:p>172198080</text:p>
          </table:table-cell>
        </table:table-row>
        <table:table-row table:style-name="ro2">
          <table:table-cell office:value-type="float" office:value="81027024" calcext:value-type="float">
            <text:p>81027024</text:p>
          </table:table-cell>
          <table:table-cell office:value-type="float" office:value="67868648" calcext:value-type="float">
            <text:p>67868648</text:p>
          </table:table-cell>
          <table:table-cell office:value-type="float" office:value="242091801" calcext:value-type="float">
            <text:p>242091801</text:p>
          </table:table-cell>
          <table:table-cell office:value-type="float" office:value="172520620" calcext:value-type="float">
            <text:p>172520620</text:p>
          </table:table-cell>
        </table:table-row>
        <table:table-row table:style-name="ro2">
          <table:table-cell office:value-type="float" office:value="80585220" calcext:value-type="float">
            <text:p>80585220</text:p>
          </table:table-cell>
          <table:table-cell office:value-type="float" office:value="67963876" calcext:value-type="float">
            <text:p>67963876</text:p>
          </table:table-cell>
          <table:table-cell office:value-type="float" office:value="243619064" calcext:value-type="float">
            <text:p>243619064</text:p>
          </table:table-cell>
          <table:table-cell office:value-type="float" office:value="165983552" calcext:value-type="float">
            <text:p>165983552</text:p>
          </table:table-cell>
        </table:table-row>
        <table:table-row table:style-name="ro2">
          <table:table-cell office:value-type="float" office:value="90072048" calcext:value-type="float">
            <text:p>90072048</text:p>
          </table:table-cell>
          <table:table-cell office:value-type="float" office:value="67963404" calcext:value-type="float">
            <text:p>67963404</text:p>
          </table:table-cell>
          <table:table-cell office:value-type="float" office:value="244771840" calcext:value-type="float">
            <text:p>244771840</text:p>
          </table:table-cell>
          <table:table-cell office:value-type="float" office:value="187968256" calcext:value-type="float">
            <text:p>187968256</text:p>
          </table:table-cell>
        </table:table-row>
        <table:table-row table:style-name="ro2">
          <table:table-cell office:value-type="float" office:value="89925616" calcext:value-type="float">
            <text:p>89925616</text:p>
          </table:table-cell>
          <table:table-cell office:value-type="float" office:value="68393504" calcext:value-type="float">
            <text:p>68393504</text:p>
          </table:table-cell>
          <table:table-cell office:value-type="float" office:value="240205052" calcext:value-type="float">
            <text:p>240205052</text:p>
          </table:table-cell>
          <table:table-cell office:value-type="float" office:value="182041088" calcext:value-type="float">
            <text:p>182041088</text:p>
          </table:table-cell>
        </table:table-row>
        <table:table-row table:style-name="ro2">
          <table:table-cell office:value-type="float" office:value="81849664" calcext:value-type="float">
            <text:p>81849664</text:p>
          </table:table-cell>
          <table:table-cell office:value-type="float" office:value="67437100" calcext:value-type="float">
            <text:p>67437100</text:p>
          </table:table-cell>
          <table:table-cell office:value-type="float" office:value="240787456" calcext:value-type="float">
            <text:p>240787456</text:p>
          </table:table-cell>
          <table:table-cell office:value-type="float" office:value="186749376" calcext:value-type="float">
            <text:p>186749376</text:p>
          </table:table-cell>
        </table:table-row>
        <table:table-row table:style-name="ro2">
          <table:table-cell office:value-type="float" office:value="80759284" calcext:value-type="float">
            <text:p>80759284</text:p>
          </table:table-cell>
          <table:table-cell office:value-type="float" office:value="65899012" calcext:value-type="float">
            <text:p>65899012</text:p>
          </table:table-cell>
          <table:table-cell office:value-type="float" office:value="239586576" calcext:value-type="float">
            <text:p>239586576</text:p>
          </table:table-cell>
          <table:table-cell office:value-type="float" office:value="186075216" calcext:value-type="float">
            <text:p>186075216</text:p>
          </table:table-cell>
        </table:table-row>
        <table:table-row table:style-name="ro2">
          <table:table-cell office:value-type="float" office:value="89314800" calcext:value-type="float">
            <text:p>89314800</text:p>
          </table:table-cell>
          <table:table-cell office:value-type="float" office:value="67582460" calcext:value-type="float">
            <text:p>67582460</text:p>
          </table:table-cell>
          <table:table-cell office:value-type="float" office:value="242893556" calcext:value-type="float">
            <text:p>242893556</text:p>
          </table:table-cell>
          <table:table-cell office:value-type="float" office:value="186509504" calcext:value-type="float">
            <text:p>186509504</text:p>
          </table:table-cell>
        </table:table-row>
        <table:table-row table:style-name="ro2">
          <table:table-cell office:value-type="float" office:value="90513088" calcext:value-type="float">
            <text:p>90513088</text:p>
          </table:table-cell>
          <table:table-cell office:value-type="float" office:value="68419088" calcext:value-type="float">
            <text:p>68419088</text:p>
          </table:table-cell>
          <table:table-cell office:value-type="float" office:value="242182144" calcext:value-type="float">
            <text:p>242182144</text:p>
          </table:table-cell>
          <table:table-cell office:value-type="float" office:value="191209984" calcext:value-type="float">
            <text:p>191209984</text:p>
          </table:table-cell>
        </table:table-row>
        <table:table-row table:style-name="ro2">
          <table:table-cell office:value-type="float" office:value="89619968" calcext:value-type="float">
            <text:p>89619968</text:p>
          </table:table-cell>
          <table:table-cell office:value-type="float" office:value="67530224" calcext:value-type="float">
            <text:p>67530224</text:p>
          </table:table-cell>
          <table:table-cell office:value-type="float" office:value="242021632" calcext:value-type="float">
            <text:p>242021632</text:p>
          </table:table-cell>
          <table:table-cell office:value-type="float" office:value="163925184" calcext:value-type="float">
            <text:p>163925184</text:p>
          </table:table-cell>
        </table:table-row>
        <table:table-row table:style-name="ro2">
          <table:table-cell office:value-type="float" office:value="84718720" calcext:value-type="float">
            <text:p>84718720</text:p>
          </table:table-cell>
          <table:table-cell office:value-type="float" office:value="68213240" calcext:value-type="float">
            <text:p>68213240</text:p>
          </table:table-cell>
          <table:table-cell office:value-type="float" office:value="244526336" calcext:value-type="float">
            <text:p>244526336</text:p>
          </table:table-cell>
          <table:table-cell office:value-type="float" office:value="186007416" calcext:value-type="float">
            <text:p>186007416</text:p>
          </table:table-cell>
        </table:table-row>
        <table:table-row table:style-name="ro2">
          <table:table-cell office:value-type="float" office:value="88417392" calcext:value-type="float">
            <text:p>88417392</text:p>
          </table:table-cell>
          <table:table-cell office:value-type="float" office:value="68247544" calcext:value-type="float">
            <text:p>68247544</text:p>
          </table:table-cell>
          <table:table-cell office:value-type="float" office:value="243855344" calcext:value-type="float">
            <text:p>243855344</text:p>
          </table:table-cell>
          <table:table-cell office:value-type="float" office:value="185989444" calcext:value-type="float">
            <text:p>185989444</text:p>
          </table:table-cell>
        </table:table-row>
        <table:table-row table:style-name="ro2">
          <table:table-cell office:value-type="float" office:value="87180800" calcext:value-type="float">
            <text:p>87180800</text:p>
          </table:table-cell>
          <table:table-cell office:value-type="float" office:value="68424168" calcext:value-type="float">
            <text:p>68424168</text:p>
          </table:table-cell>
          <table:table-cell office:value-type="float" office:value="241956607" calcext:value-type="float">
            <text:p>241956607</text:p>
          </table:table-cell>
          <table:table-cell office:value-type="float" office:value="184330936" calcext:value-type="float">
            <text:p>184330936</text:p>
          </table:table-cell>
        </table:table-row>
        <table:table-row table:style-name="ro2">
          <table:table-cell office:value-type="float" office:value="79773056" calcext:value-type="float">
            <text:p>79773056</text:p>
          </table:table-cell>
          <table:table-cell office:value-type="float" office:value="68236824" calcext:value-type="float">
            <text:p>68236824</text:p>
          </table:table-cell>
          <table:table-cell office:value-type="float" office:value="242591472" calcext:value-type="float">
            <text:p>242591472</text:p>
          </table:table-cell>
          <table:table-cell office:value-type="float" office:value="186323199" calcext:value-type="float">
            <text:p>186323199</text:p>
          </table:table-cell>
        </table:table-row>
        <table:table-row table:style-name="ro2">
          <table:table-cell office:value-type="float" office:value="86858816" calcext:value-type="float">
            <text:p>86858816</text:p>
          </table:table-cell>
          <table:table-cell office:value-type="float" office:value="68605976" calcext:value-type="float">
            <text:p>68605976</text:p>
          </table:table-cell>
          <table:table-cell office:value-type="float" office:value="237844496" calcext:value-type="float">
            <text:p>237844496</text:p>
          </table:table-cell>
          <table:table-cell office:value-type="float" office:value="185520248" calcext:value-type="float">
            <text:p>185520248</text:p>
          </table:table-cell>
        </table:table-row>
        <table:table-row table:style-name="ro2">
          <table:table-cell office:value-type="float" office:value="84376880" calcext:value-type="float">
            <text:p>84376880</text:p>
          </table:table-cell>
          <table:table-cell office:value-type="float" office:value="68311544" calcext:value-type="float">
            <text:p>68311544</text:p>
          </table:table-cell>
          <table:table-cell office:value-type="float" office:value="246384640" calcext:value-type="float">
            <text:p>246384640</text:p>
          </table:table-cell>
          <table:table-cell office:value-type="float" office:value="186525824" calcext:value-type="float">
            <text:p>186525824</text:p>
          </table:table-cell>
        </table:table-row>
        <table:table-row table:style-name="ro2">
          <table:table-cell office:value-type="float" office:value="81975440" calcext:value-type="float">
            <text:p>81975440</text:p>
          </table:table-cell>
          <table:table-cell office:value-type="float" office:value="68679176" calcext:value-type="float">
            <text:p>68679176</text:p>
          </table:table-cell>
          <table:table-cell office:value-type="float" office:value="242430724" calcext:value-type="float">
            <text:p>242430724</text:p>
          </table:table-cell>
          <table:table-cell office:value-type="float" office:value="189409084" calcext:value-type="float">
            <text:p>189409084</text:p>
          </table:table-cell>
        </table:table-row>
        <table:table-row table:style-name="ro2">
          <table:table-cell office:value-type="float" office:value="71735664" calcext:value-type="float">
            <text:p>71735664</text:p>
          </table:table-cell>
          <table:table-cell office:value-type="float" office:value="68012536" calcext:value-type="float">
            <text:p>68012536</text:p>
          </table:table-cell>
          <table:table-cell office:value-type="float" office:value="244834564" calcext:value-type="float">
            <text:p>244834564</text:p>
          </table:table-cell>
          <table:table-cell office:value-type="float" office:value="186297656" calcext:value-type="float">
            <text:p>186297656</text:p>
          </table:table-cell>
        </table:table-row>
        <table:table-row table:style-name="ro2">
          <table:table-cell office:value-type="float" office:value="91472912" calcext:value-type="float">
            <text:p>91472912</text:p>
          </table:table-cell>
          <table:table-cell office:value-type="float" office:value="68151800" calcext:value-type="float">
            <text:p>68151800</text:p>
          </table:table-cell>
          <table:table-cell office:value-type="float" office:value="240702468" calcext:value-type="float">
            <text:p>240702468</text:p>
          </table:table-cell>
          <table:table-cell office:value-type="float" office:value="187370944" calcext:value-type="float">
            <text:p>187370944</text:p>
          </table:table-cell>
        </table:table-row>
        <table:table-row table:style-name="ro2">
          <table:table-cell office:value-type="float" office:value="83935792" calcext:value-type="float">
            <text:p>83935792</text:p>
          </table:table-cell>
          <table:table-cell office:value-type="float" office:value="67920352" calcext:value-type="float">
            <text:p>67920352</text:p>
          </table:table-cell>
          <table:table-cell office:value-type="float" office:value="242385916" calcext:value-type="float">
            <text:p>242385916</text:p>
          </table:table-cell>
          <table:table-cell office:value-type="float" office:value="186837888" calcext:value-type="float">
            <text:p>186837888</text:p>
          </table:table-cell>
        </table:table-row>
        <table:table-row table:style-name="ro2">
          <table:table-cell office:value-type="float" office:value="84795888" calcext:value-type="float">
            <text:p>84795888</text:p>
          </table:table-cell>
          <table:table-cell office:value-type="float" office:value="67941864" calcext:value-type="float">
            <text:p>67941864</text:p>
          </table:table-cell>
          <table:table-cell office:value-type="float" office:value="240443648" calcext:value-type="float">
            <text:p>240443648</text:p>
          </table:table-cell>
          <table:table-cell office:value-type="float" office:value="186905336" calcext:value-type="float">
            <text:p>186905336</text:p>
          </table:table-cell>
        </table:table-row>
        <table:table-row table:style-name="ro2">
          <table:table-cell office:value-type="float" office:value="89604540" calcext:value-type="float">
            <text:p>89604540</text:p>
          </table:table-cell>
          <table:table-cell office:value-type="float" office:value="68354008" calcext:value-type="float">
            <text:p>68354008</text:p>
          </table:table-cell>
          <table:table-cell office:value-type="float" office:value="241159936" calcext:value-type="float">
            <text:p>241159936</text:p>
          </table:table-cell>
          <table:table-cell office:value-type="float" office:value="187828864" calcext:value-type="float">
            <text:p>187828864</text:p>
          </table:table-cell>
        </table:table-row>
        <table:table-row table:style-name="ro2">
          <table:table-cell office:value-type="float" office:value="85341248" calcext:value-type="float">
            <text:p>85341248</text:p>
          </table:table-cell>
          <table:table-cell office:value-type="float" office:value="68074488" calcext:value-type="float">
            <text:p>68074488</text:p>
          </table:table-cell>
          <table:table-cell office:value-type="float" office:value="242734080" calcext:value-type="float">
            <text:p>242734080</text:p>
          </table:table-cell>
          <table:table-cell office:value-type="float" office:value="189645384" calcext:value-type="float">
            <text:p>189645384</text:p>
          </table:table-cell>
        </table:table-row>
        <table:table-row table:style-name="ro2">
          <table:table-cell office:value-type="float" office:value="83048512" calcext:value-type="float">
            <text:p>83048512</text:p>
          </table:table-cell>
          <table:table-cell office:value-type="float" office:value="68327408" calcext:value-type="float">
            <text:p>68327408</text:p>
          </table:table-cell>
          <table:table-cell office:value-type="float" office:value="244392712" calcext:value-type="float">
            <text:p>244392712</text:p>
          </table:table-cell>
          <table:table-cell office:value-type="float" office:value="186851776" calcext:value-type="float">
            <text:p>186851776</text:p>
          </table:table-cell>
        </table:table-row>
        <table:table-row table:style-name="ro2">
          <table:table-cell office:value-type="float" office:value="83336712" calcext:value-type="float">
            <text:p>83336712</text:p>
          </table:table-cell>
          <table:table-cell office:value-type="float" office:value="68252692" calcext:value-type="float">
            <text:p>68252692</text:p>
          </table:table-cell>
          <table:table-cell office:value-type="float" office:value="243769344" calcext:value-type="float">
            <text:p>243769344</text:p>
          </table:table-cell>
          <table:table-cell office:value-type="float" office:value="187289860" calcext:value-type="float">
            <text:p>187289860</text:p>
          </table:table-cell>
        </table:table-row>
        <table:table-row table:style-name="ro2">
          <table:table-cell office:value-type="float" office:value="81469764" calcext:value-type="float">
            <text:p>81469764</text:p>
          </table:table-cell>
          <table:table-cell office:value-type="float" office:value="68308484" calcext:value-type="float">
            <text:p>68308484</text:p>
          </table:table-cell>
          <table:table-cell office:value-type="float" office:value="240295168" calcext:value-type="float">
            <text:p>240295168</text:p>
          </table:table-cell>
          <table:table-cell office:value-type="float" office:value="187601084" calcext:value-type="float">
            <text:p>187601084</text:p>
          </table:table-cell>
        </table:table-row>
        <table:table-row table:style-name="ro2">
          <table:table-cell office:value-type="float" office:value="88474180" calcext:value-type="float">
            <text:p>88474180</text:p>
          </table:table-cell>
          <table:table-cell office:value-type="float" office:value="68098540" calcext:value-type="float">
            <text:p>68098540</text:p>
          </table:table-cell>
          <table:table-cell office:value-type="float" office:value="221348864" calcext:value-type="float">
            <text:p>221348864</text:p>
          </table:table-cell>
          <table:table-cell office:value-type="float" office:value="188020228" calcext:value-type="float">
            <text:p>188020228</text:p>
          </table:table-cell>
        </table:table-row>
        <table:table-row table:style-name="ro2">
          <table:table-cell office:value-type="float" office:value="82335292" calcext:value-type="float">
            <text:p>82335292</text:p>
          </table:table-cell>
          <table:table-cell office:value-type="float" office:value="68254716" calcext:value-type="float">
            <text:p>68254716</text:p>
          </table:table-cell>
          <table:table-cell office:value-type="float" office:value="239255296" calcext:value-type="float">
            <text:p>239255296</text:p>
          </table:table-cell>
          <table:table-cell office:value-type="float" office:value="167597568" calcext:value-type="float">
            <text:p>167597568</text:p>
          </table:table-cell>
        </table:table-row>
        <table:table-row table:style-name="ro2">
          <table:table-cell office:value-type="float" office:value="80619004" calcext:value-type="float">
            <text:p>80619004</text:p>
          </table:table-cell>
          <table:table-cell office:value-type="float" office:value="68269556" calcext:value-type="float">
            <text:p>68269556</text:p>
          </table:table-cell>
          <table:table-cell office:value-type="float" office:value="229310464" calcext:value-type="float">
            <text:p>229310464</text:p>
          </table:table-cell>
          <table:table-cell office:value-type="float" office:value="187975232" calcext:value-type="float">
            <text:p>187975232</text:p>
          </table:table-cell>
        </table:table-row>
        <table:table-row table:style-name="ro2">
          <table:table-cell office:value-type="float" office:value="87463424" calcext:value-type="float">
            <text:p>87463424</text:p>
          </table:table-cell>
          <table:table-cell office:value-type="float" office:value="68358128" calcext:value-type="float">
            <text:p>68358128</text:p>
          </table:table-cell>
          <table:table-cell office:value-type="float" office:value="226412544" calcext:value-type="float">
            <text:p>226412544</text:p>
          </table:table-cell>
          <table:table-cell office:value-type="float" office:value="186926403" calcext:value-type="float">
            <text:p>186926403</text:p>
          </table:table-cell>
        </table:table-row>
        <table:table-row table:style-name="ro2">
          <table:table-cell office:value-type="float" office:value="83186048" calcext:value-type="float">
            <text:p>83186048</text:p>
          </table:table-cell>
          <table:table-cell office:value-type="float" office:value="68634116" calcext:value-type="float">
            <text:p>68634116</text:p>
          </table:table-cell>
          <table:table-cell office:value-type="float" office:value="242879236" calcext:value-type="float">
            <text:p>242879236</text:p>
          </table:table-cell>
          <table:table-cell office:value-type="float" office:value="186379968" calcext:value-type="float">
            <text:p>186379968</text:p>
          </table:table-cell>
        </table:table-row>
        <table:table-row table:style-name="ro2">
          <table:table-cell office:value-type="float" office:value="87291260" calcext:value-type="float">
            <text:p>87291260</text:p>
          </table:table-cell>
          <table:table-cell office:value-type="float" office:value="68425216" calcext:value-type="float">
            <text:p>68425216</text:p>
          </table:table-cell>
          <table:table-cell office:value-type="float" office:value="240059648" calcext:value-type="float">
            <text:p>240059648</text:p>
          </table:table-cell>
          <table:table-cell office:value-type="float" office:value="186174784" calcext:value-type="float">
            <text:p>186174784</text:p>
          </table:table-cell>
        </table:table-row>
        <table:table-row table:style-name="ro2">
          <table:table-cell office:value-type="float" office:value="86054276" calcext:value-type="float">
            <text:p>86054276</text:p>
          </table:table-cell>
          <table:table-cell office:value-type="float" office:value="66546716" calcext:value-type="float">
            <text:p>66546716</text:p>
          </table:table-cell>
          <table:table-cell office:value-type="float" office:value="245282048" calcext:value-type="float">
            <text:p>245282048</text:p>
          </table:table-cell>
          <table:table-cell office:value-type="float" office:value="185237952" calcext:value-type="float">
            <text:p>185237952</text:p>
          </table:table-cell>
        </table:table-row>
        <table:table-row table:style-name="ro2">
          <table:table-cell office:value-type="float" office:value="81338700" calcext:value-type="float">
            <text:p>81338700</text:p>
          </table:table-cell>
          <table:table-cell office:value-type="float" office:value="68663792" calcext:value-type="float">
            <text:p>68663792</text:p>
          </table:table-cell>
          <table:table-cell office:value-type="float" office:value="241861884" calcext:value-type="float">
            <text:p>241861884</text:p>
          </table:table-cell>
          <table:table-cell office:value-type="float" office:value="188014336" calcext:value-type="float">
            <text:p>188014336</text:p>
          </table:table-cell>
        </table:table-row>
        <table:table-row table:style-name="ro2">
          <table:table-cell office:value-type="float" office:value="80517568" calcext:value-type="float">
            <text:p>80517568</text:p>
          </table:table-cell>
          <table:table-cell office:value-type="float" office:value="65699888" calcext:value-type="float">
            <text:p>65699888</text:p>
          </table:table-cell>
          <table:table-cell office:value-type="float" office:value="215587071" calcext:value-type="float">
            <text:p>215587071</text:p>
          </table:table-cell>
          <table:table-cell office:value-type="float" office:value="186019456" calcext:value-type="float">
            <text:p>186019456</text:p>
          </table:table-cell>
        </table:table-row>
        <table:table-row table:style-name="ro2">
          <table:table-cell office:value-type="float" office:value="83202624" calcext:value-type="float">
            <text:p>83202624</text:p>
          </table:table-cell>
          <table:table-cell office:value-type="float" office:value="66752996" calcext:value-type="float">
            <text:p>66752996</text:p>
          </table:table-cell>
          <table:table-cell office:value-type="float" office:value="243563520" calcext:value-type="float">
            <text:p>243563520</text:p>
          </table:table-cell>
          <table:table-cell office:value-type="float" office:value="185956352" calcext:value-type="float">
            <text:p>185956352</text:p>
          </table:table-cell>
        </table:table-row>
        <table:table-row table:style-name="ro2">
          <table:table-cell office:value-type="float" office:value="85828608" calcext:value-type="float">
            <text:p>85828608</text:p>
          </table:table-cell>
          <table:table-cell office:value-type="float" office:value="68521440" calcext:value-type="float">
            <text:p>68521440</text:p>
          </table:table-cell>
          <table:table-cell office:value-type="float" office:value="243078144" calcext:value-type="float">
            <text:p>243078144</text:p>
          </table:table-cell>
          <table:table-cell office:value-type="float" office:value="185886508" calcext:value-type="float">
            <text:p>185886508</text:p>
          </table:table-cell>
        </table:table-row>
        <table:table-row table:style-name="ro2">
          <table:table-cell office:value-type="float" office:value="80017408" calcext:value-type="float">
            <text:p>80017408</text:p>
          </table:table-cell>
          <table:table-cell office:value-type="float" office:value="68717536" calcext:value-type="float">
            <text:p>68717536</text:p>
          </table:table-cell>
          <table:table-cell office:value-type="float" office:value="240288768" calcext:value-type="float">
            <text:p>240288768</text:p>
          </table:table-cell>
          <table:table-cell office:value-type="float" office:value="179875441" calcext:value-type="float">
            <text:p>179875441</text:p>
          </table:table-cell>
        </table:table-row>
        <table:table-row table:style-name="ro2">
          <table:table-cell office:value-type="float" office:value="83123200" calcext:value-type="float">
            <text:p>83123200</text:p>
          </table:table-cell>
          <table:table-cell office:value-type="float" office:value="68028448" calcext:value-type="float">
            <text:p>68028448</text:p>
          </table:table-cell>
          <table:table-cell office:value-type="float" office:value="244352768" calcext:value-type="float">
            <text:p>244352768</text:p>
          </table:table-cell>
          <table:table-cell office:value-type="float" office:value="186953132" calcext:value-type="float">
            <text:p>186953132</text:p>
          </table:table-cell>
        </table:table-row>
        <table:table-row table:style-name="ro2">
          <table:table-cell office:value-type="float" office:value="90424384" calcext:value-type="float">
            <text:p>90424384</text:p>
          </table:table-cell>
          <table:table-cell office:value-type="float" office:value="68438544" calcext:value-type="float">
            <text:p>68438544</text:p>
          </table:table-cell>
          <table:table-cell office:value-type="float" office:value="243659008" calcext:value-type="float">
            <text:p>243659008</text:p>
          </table:table-cell>
          <table:table-cell office:value-type="float" office:value="186464640" calcext:value-type="float">
            <text:p>186464640</text:p>
          </table:table-cell>
        </table:table-row>
        <table:table-row table:style-name="ro2">
          <table:table-cell office:value-type="float" office:value="79909816" calcext:value-type="float">
            <text:p>79909816</text:p>
          </table:table-cell>
          <table:table-cell office:value-type="float" office:value="67648528" calcext:value-type="float">
            <text:p>67648528</text:p>
          </table:table-cell>
          <table:table-cell office:value-type="float" office:value="244573952" calcext:value-type="float">
            <text:p>244573952</text:p>
          </table:table-cell>
          <table:table-cell office:value-type="float" office:value="184340600" calcext:value-type="float">
            <text:p>184340600</text:p>
          </table:table-cell>
        </table:table-row>
        <table:table-row table:style-name="ro2">
          <table:table-cell office:value-type="float" office:value="85732992" calcext:value-type="float">
            <text:p>85732992</text:p>
          </table:table-cell>
          <table:table-cell office:value-type="float" office:value="67550240" calcext:value-type="float">
            <text:p>67550240</text:p>
          </table:table-cell>
          <table:table-cell office:value-type="float" office:value="239084612" calcext:value-type="float">
            <text:p>239084612</text:p>
          </table:table-cell>
          <table:table-cell office:value-type="float" office:value="171663232" calcext:value-type="float">
            <text:p>171663232</text:p>
          </table:table-cell>
        </table:table-row>
        <table:table-row table:style-name="ro2">
          <table:table-cell office:value-type="float" office:value="81016312" calcext:value-type="float">
            <text:p>81016312</text:p>
          </table:table-cell>
          <table:table-cell office:value-type="float" office:value="67816960" calcext:value-type="float">
            <text:p>67816960</text:p>
          </table:table-cell>
          <table:table-cell office:value-type="float" office:value="243522416" calcext:value-type="float">
            <text:p>243522416</text:p>
          </table:table-cell>
          <table:table-cell office:value-type="float" office:value="186949744" calcext:value-type="float">
            <text:p>186949744</text:p>
          </table:table-cell>
        </table:table-row>
        <table:table-row table:style-name="ro2">
          <table:table-cell office:value-type="float" office:value="82202560" calcext:value-type="float">
            <text:p>82202560</text:p>
          </table:table-cell>
          <table:table-cell office:value-type="float" office:value="69419552" calcext:value-type="float">
            <text:p>69419552</text:p>
          </table:table-cell>
          <table:table-cell office:value-type="float" office:value="239973388" calcext:value-type="float">
            <text:p>239973388</text:p>
          </table:table-cell>
          <table:table-cell office:value-type="float" office:value="185350008" calcext:value-type="float">
            <text:p>185350008</text:p>
          </table:table-cell>
        </table:table-row>
        <table:table-row table:style-name="ro2">
          <table:table-cell office:value-type="float" office:value="83267584" calcext:value-type="float">
            <text:p>83267584</text:p>
          </table:table-cell>
          <table:table-cell office:value-type="float" office:value="68092944" calcext:value-type="float">
            <text:p>68092944</text:p>
          </table:table-cell>
          <table:table-cell office:value-type="float" office:value="244105304" calcext:value-type="float">
            <text:p>244105304</text:p>
          </table:table-cell>
          <table:table-cell office:value-type="float" office:value="185864472" calcext:value-type="float">
            <text:p>185864472</text:p>
          </table:table-cell>
        </table:table-row>
        <table:table-row table:style-name="ro2">
          <table:table-cell office:value-type="float" office:value="84892616" calcext:value-type="float">
            <text:p>84892616</text:p>
          </table:table-cell>
          <table:table-cell office:value-type="float" office:value="68411376" calcext:value-type="float">
            <text:p>68411376</text:p>
          </table:table-cell>
          <table:table-cell office:value-type="float" office:value="240786552" calcext:value-type="float">
            <text:p>240786552</text:p>
          </table:table-cell>
          <table:table-cell office:value-type="float" office:value="185462055" calcext:value-type="float">
            <text:p>185462055</text:p>
          </table:table-cell>
        </table:table-row>
        <table:table-row table:style-name="ro2">
          <table:table-cell office:value-type="float" office:value="85003272" calcext:value-type="float">
            <text:p>85003272</text:p>
          </table:table-cell>
          <table:table-cell office:value-type="float" office:value="67793952" calcext:value-type="float">
            <text:p>67793952</text:p>
          </table:table-cell>
          <table:table-cell office:value-type="float" office:value="220252208" calcext:value-type="float">
            <text:p>220252208</text:p>
          </table:table-cell>
          <table:table-cell office:value-type="float" office:value="188287080" calcext:value-type="float">
            <text:p>188287080</text:p>
          </table:table-cell>
        </table:table-row>
        <table:table-row table:style-name="ro2">
          <table:table-cell office:value-type="float" office:value="72920704" calcext:value-type="float">
            <text:p>72920704</text:p>
          </table:table-cell>
          <table:table-cell office:value-type="float" office:value="68117472" calcext:value-type="float">
            <text:p>68117472</text:p>
          </table:table-cell>
          <table:table-cell office:value-type="float" office:value="244099112" calcext:value-type="float">
            <text:p>244099112</text:p>
          </table:table-cell>
          <table:table-cell office:value-type="float" office:value="186760824" calcext:value-type="float">
            <text:p>186760824</text:p>
          </table:table-cell>
        </table:table-row>
        <table:table-row table:style-name="ro2">
          <table:table-cell office:value-type="float" office:value="86737856" calcext:value-type="float">
            <text:p>86737856</text:p>
          </table:table-cell>
          <table:table-cell office:value-type="float" office:value="68296192" calcext:value-type="float">
            <text:p>68296192</text:p>
          </table:table-cell>
          <table:table-cell office:value-type="float" office:value="238988232" calcext:value-type="float">
            <text:p>238988232</text:p>
          </table:table-cell>
          <table:table-cell office:value-type="float" office:value="187341296" calcext:value-type="float">
            <text:p>187341296</text:p>
          </table:table-cell>
        </table:table-row>
        <table:table-row table:style-name="ro2">
          <table:table-cell office:value-type="float" office:value="80100424" calcext:value-type="float">
            <text:p>80100424</text:p>
          </table:table-cell>
          <table:table-cell office:value-type="float" office:value="68748800" calcext:value-type="float">
            <text:p>68748800</text:p>
          </table:table-cell>
          <table:table-cell office:value-type="float" office:value="241348688" calcext:value-type="float">
            <text:p>241348688</text:p>
          </table:table-cell>
          <table:table-cell office:value-type="float" office:value="180979708" calcext:value-type="float">
            <text:p>180979708</text:p>
          </table:table-cell>
        </table:table-row>
        <table:table-row table:style-name="ro2">
          <table:table-cell office:value-type="float" office:value="80188484" calcext:value-type="float">
            <text:p>80188484</text:p>
          </table:table-cell>
          <table:table-cell office:value-type="float" office:value="68378064" calcext:value-type="float">
            <text:p>68378064</text:p>
          </table:table-cell>
          <table:table-cell office:value-type="float" office:value="241169352" calcext:value-type="float">
            <text:p>241169352</text:p>
          </table:table-cell>
          <table:table-cell office:value-type="float" office:value="185791884" calcext:value-type="float">
            <text:p>185791884</text:p>
          </table:table-cell>
        </table:table-row>
        <table:table-row table:style-name="ro2">
          <table:table-cell office:value-type="float" office:value="85241536" calcext:value-type="float">
            <text:p>85241536</text:p>
          </table:table-cell>
          <table:table-cell office:value-type="float" office:value="68497440" calcext:value-type="float">
            <text:p>68497440</text:p>
          </table:table-cell>
          <table:table-cell office:value-type="float" office:value="241994616" calcext:value-type="float">
            <text:p>241994616</text:p>
          </table:table-cell>
          <table:table-cell office:value-type="float" office:value="185436340" calcext:value-type="float">
            <text:p>185436340</text:p>
          </table:table-cell>
        </table:table-row>
        <table:table-row table:style-name="ro2">
          <table:table-cell office:value-type="float" office:value="89789636" calcext:value-type="float">
            <text:p>89789636</text:p>
          </table:table-cell>
          <table:table-cell office:value-type="float" office:value="68482516" calcext:value-type="float">
            <text:p>68482516</text:p>
          </table:table-cell>
          <table:table-cell office:value-type="float" office:value="242466856" calcext:value-type="float">
            <text:p>242466856</text:p>
          </table:table-cell>
          <table:table-cell office:value-type="float" office:value="186954400" calcext:value-type="float">
            <text:p>186954400</text:p>
          </table:table-cell>
        </table:table-row>
        <table:table-row table:style-name="ro2">
          <table:table-cell office:value-type="float" office:value="84630912" calcext:value-type="float">
            <text:p>84630912</text:p>
          </table:table-cell>
          <table:table-cell office:value-type="float" office:value="68244484" calcext:value-type="float">
            <text:p>68244484</text:p>
          </table:table-cell>
          <table:table-cell office:value-type="float" office:value="241399824" calcext:value-type="float">
            <text:p>241399824</text:p>
          </table:table-cell>
          <table:table-cell office:value-type="float" office:value="184491856" calcext:value-type="float">
            <text:p>184491856</text:p>
          </table:table-cell>
        </table:table-row>
        <table:table-row table:style-name="ro2">
          <table:table-cell office:value-type="float" office:value="84736320" calcext:value-type="float">
            <text:p>84736320</text:p>
          </table:table-cell>
          <table:table-cell office:value-type="float" office:value="68192220" calcext:value-type="float">
            <text:p>68192220</text:p>
          </table:table-cell>
          <table:table-cell office:value-type="float" office:value="242606272" calcext:value-type="float">
            <text:p>242606272</text:p>
          </table:table-cell>
          <table:table-cell office:value-type="float" office:value="186083372" calcext:value-type="float">
            <text:p>186083372</text:p>
          </table:table-cell>
        </table:table-row>
        <table:table-row table:style-name="ro2">
          <table:table-cell office:value-type="float" office:value="87130236" calcext:value-type="float">
            <text:p>87130236</text:p>
          </table:table-cell>
          <table:table-cell office:value-type="float" office:value="67903520" calcext:value-type="float">
            <text:p>67903520</text:p>
          </table:table-cell>
          <table:table-cell office:value-type="float" office:value="243908420" calcext:value-type="float">
            <text:p>243908420</text:p>
          </table:table-cell>
          <table:table-cell office:value-type="float" office:value="186554144" calcext:value-type="float">
            <text:p>186554144</text:p>
          </table:table-cell>
        </table:table-row>
        <table:table-row table:style-name="ro2">
          <table:table-cell office:value-type="float" office:value="83008636" calcext:value-type="float">
            <text:p>83008636</text:p>
          </table:table-cell>
          <table:table-cell office:value-type="float" office:value="68294172" calcext:value-type="float">
            <text:p>68294172</text:p>
          </table:table-cell>
          <table:table-cell office:value-type="float" office:value="238727148" calcext:value-type="float">
            <text:p>238727148</text:p>
          </table:table-cell>
          <table:table-cell office:value-type="float" office:value="185758208" calcext:value-type="float">
            <text:p>185758208</text:p>
          </table:table-cell>
        </table:table-row>
        <table:table-row table:style-name="ro2">
          <table:table-cell office:value-type="float" office:value="88008192" calcext:value-type="float">
            <text:p>88008192</text:p>
          </table:table-cell>
          <table:table-cell office:value-type="float" office:value="68015148" calcext:value-type="float">
            <text:p>68015148</text:p>
          </table:table-cell>
          <table:table-cell office:value-type="float" office:value="234699744" calcext:value-type="float">
            <text:p>234699744</text:p>
          </table:table-cell>
          <table:table-cell office:value-type="float" office:value="185860064" calcext:value-type="float">
            <text:p>185860064</text:p>
          </table:table-cell>
        </table:table-row>
        <table:table-row table:style-name="ro2">
          <table:table-cell office:value-type="float" office:value="84791812" calcext:value-type="float">
            <text:p>84791812</text:p>
          </table:table-cell>
          <table:table-cell office:value-type="float" office:value="67798024" calcext:value-type="float">
            <text:p>67798024</text:p>
          </table:table-cell>
          <table:table-cell office:value-type="float" office:value="241332220" calcext:value-type="float">
            <text:p>241332220</text:p>
          </table:table-cell>
          <table:table-cell office:value-type="float" office:value="186609040" calcext:value-type="float">
            <text:p>186609040</text:p>
          </table:table-cell>
        </table:table-row>
        <table:table-row table:style-name="ro2">
          <table:table-cell office:value-type="float" office:value="80006460" calcext:value-type="float">
            <text:p>80006460</text:p>
          </table:table-cell>
          <table:table-cell office:value-type="float" office:value="68180968" calcext:value-type="float">
            <text:p>68180968</text:p>
          </table:table-cell>
          <table:table-cell office:value-type="float" office:value="243422128" calcext:value-type="float">
            <text:p>243422128</text:p>
          </table:table-cell>
          <table:table-cell office:value-type="float" office:value="185831504" calcext:value-type="float">
            <text:p>185831504</text:p>
          </table:table-cell>
        </table:table-row>
        <table:table-row table:style-name="ro2">
          <table:table-cell office:value-type="float" office:value="85602364" calcext:value-type="float">
            <text:p>85602364</text:p>
          </table:table-cell>
          <table:table-cell office:value-type="float" office:value="68153888" calcext:value-type="float">
            <text:p>68153888</text:p>
          </table:table-cell>
          <table:table-cell office:value-type="float" office:value="236241888" calcext:value-type="float">
            <text:p>236241888</text:p>
          </table:table-cell>
          <table:table-cell office:value-type="float" office:value="185476208" calcext:value-type="float">
            <text:p>185476208</text:p>
          </table:table-cell>
        </table:table-row>
        <table:table-row table:style-name="ro2">
          <table:table-cell office:value-type="float" office:value="79898112" calcext:value-type="float">
            <text:p>79898112</text:p>
          </table:table-cell>
          <table:table-cell office:value-type="float" office:value="67937272" calcext:value-type="float">
            <text:p>67937272</text:p>
          </table:table-cell>
          <table:table-cell office:value-type="float" office:value="242337824" calcext:value-type="float">
            <text:p>242337824</text:p>
          </table:table-cell>
          <table:table-cell office:value-type="float" office:value="188837224" calcext:value-type="float">
            <text:p>188837224</text:p>
          </table:table-cell>
        </table:table-row>
        <table:table-row table:style-name="ro2">
          <table:table-cell office:value-type="float" office:value="84829636" calcext:value-type="float">
            <text:p>84829636</text:p>
          </table:table-cell>
          <table:table-cell office:value-type="float" office:value="68066793" calcext:value-type="float">
            <text:p>68066793</text:p>
          </table:table-cell>
          <table:table-cell office:value-type="float" office:value="243998816" calcext:value-type="float">
            <text:p>243998816</text:p>
          </table:table-cell>
          <table:table-cell office:value-type="float" office:value="186355224" calcext:value-type="float">
            <text:p>186355224</text:p>
          </table:table-cell>
        </table:table-row>
        <table:table-row table:style-name="ro2">
          <table:table-cell office:value-type="float" office:value="85388799" calcext:value-type="float">
            <text:p>85388799</text:p>
          </table:table-cell>
          <table:table-cell office:value-type="float" office:value="68170784" calcext:value-type="float">
            <text:p>68170784</text:p>
          </table:table-cell>
          <table:table-cell office:value-type="float" office:value="243944592" calcext:value-type="float">
            <text:p>243944592</text:p>
          </table:table-cell>
          <table:table-cell office:value-type="float" office:value="186445444" calcext:value-type="float">
            <text:p>186445444</text:p>
          </table:table-cell>
        </table:table-row>
        <table:table-row table:style-name="ro2">
          <table:table-cell office:value-type="float" office:value="90024768" calcext:value-type="float">
            <text:p>90024768</text:p>
          </table:table-cell>
          <table:table-cell office:value-type="float" office:value="68449280" calcext:value-type="float">
            <text:p>68449280</text:p>
          </table:table-cell>
          <table:table-cell office:value-type="float" office:value="258919344" calcext:value-type="float">
            <text:p>258919344</text:p>
          </table:table-cell>
          <table:table-cell office:value-type="float" office:value="187658360" calcext:value-type="float">
            <text:p>187658360</text:p>
          </table:table-cell>
        </table:table-row>
        <table:table-row table:style-name="ro2">
          <table:table-cell office:value-type="float" office:value="79081856" calcext:value-type="float">
            <text:p>79081856</text:p>
          </table:table-cell>
          <table:table-cell office:value-type="float" office:value="68165660" calcext:value-type="float">
            <text:p>68165660</text:p>
          </table:table-cell>
          <table:table-cell office:value-type="float" office:value="242966480" calcext:value-type="float">
            <text:p>242966480</text:p>
          </table:table-cell>
          <table:table-cell office:value-type="float" office:value="164133388" calcext:value-type="float">
            <text:p>164133388</text:p>
          </table:table-cell>
        </table:table-row>
        <table:table-row table:style-name="ro2">
          <table:table-cell office:value-type="float" office:value="87296896" calcext:value-type="float">
            <text:p>87296896</text:p>
          </table:table-cell>
          <table:table-cell office:value-type="float" office:value="67940352" calcext:value-type="float">
            <text:p>67940352</text:p>
          </table:table-cell>
          <table:table-cell office:value-type="float" office:value="239653860" calcext:value-type="float">
            <text:p>239653860</text:p>
          </table:table-cell>
          <table:table-cell office:value-type="float" office:value="189652512" calcext:value-type="float">
            <text:p>189652512</text:p>
          </table:table-cell>
        </table:table-row>
        <table:table-row table:style-name="ro2">
          <table:table-cell office:value-type="float" office:value="79907328" calcext:value-type="float">
            <text:p>79907328</text:p>
          </table:table-cell>
          <table:table-cell office:value-type="float" office:value="68281384" calcext:value-type="float">
            <text:p>68281384</text:p>
          </table:table-cell>
          <table:table-cell office:value-type="float" office:value="234896332" calcext:value-type="float">
            <text:p>234896332</text:p>
          </table:table-cell>
          <table:table-cell office:value-type="float" office:value="184832024" calcext:value-type="float">
            <text:p>184832024</text:p>
          </table:table-cell>
        </table:table-row>
        <table:table-row table:style-name="ro2">
          <table:table-cell office:value-type="float" office:value="85849152" calcext:value-type="float">
            <text:p>85849152</text:p>
          </table:table-cell>
          <table:table-cell office:value-type="float" office:value="68135968" calcext:value-type="float">
            <text:p>68135968</text:p>
          </table:table-cell>
          <table:table-cell office:value-type="float" office:value="242338912" calcext:value-type="float">
            <text:p>242338912</text:p>
          </table:table-cell>
          <table:table-cell office:value-type="float" office:value="186084904" calcext:value-type="float">
            <text:p>186084904</text:p>
          </table:table-cell>
        </table:table-row>
        <table:table-row table:style-name="ro2">
          <table:table-cell office:value-type="float" office:value="81275456" calcext:value-type="float">
            <text:p>81275456</text:p>
          </table:table-cell>
          <table:table-cell office:value-type="float" office:value="68290024" calcext:value-type="float">
            <text:p>68290024</text:p>
          </table:table-cell>
          <table:table-cell office:value-type="float" office:value="243016692" calcext:value-type="float">
            <text:p>243016692</text:p>
          </table:table-cell>
          <table:table-cell office:value-type="float" office:value="187512665" calcext:value-type="float">
            <text:p>187512665</text:p>
          </table:table-cell>
        </table:table-row>
        <table:table-row table:style-name="ro2">
          <table:table-cell office:value-type="float" office:value="81959360" calcext:value-type="float">
            <text:p>81959360</text:p>
          </table:table-cell>
          <table:table-cell office:value-type="float" office:value="68506624" calcext:value-type="float">
            <text:p>68506624</text:p>
          </table:table-cell>
          <table:table-cell office:value-type="float" office:value="221384601" calcext:value-type="float">
            <text:p>221384601</text:p>
          </table:table-cell>
          <table:table-cell office:value-type="float" office:value="188085000" calcext:value-type="float">
            <text:p>188085000</text:p>
          </table:table-cell>
        </table:table-row>
        <table:table-row table:style-name="ro2">
          <table:table-cell office:value-type="float" office:value="85756544" calcext:value-type="float">
            <text:p>85756544</text:p>
          </table:table-cell>
          <table:table-cell office:value-type="float" office:value="68156448" calcext:value-type="float">
            <text:p>68156448</text:p>
          </table:table-cell>
          <table:table-cell office:value-type="float" office:value="244463720" calcext:value-type="float">
            <text:p>244463720</text:p>
          </table:table-cell>
          <table:table-cell office:value-type="float" office:value="167180008" calcext:value-type="float">
            <text:p>167180008</text:p>
          </table:table-cell>
        </table:table-row>
        <table:table-row table:style-name="ro2">
          <table:table-cell office:value-type="float" office:value="79246656" calcext:value-type="float">
            <text:p>79246656</text:p>
          </table:table-cell>
          <table:table-cell office:value-type="float" office:value="68126712" calcext:value-type="float">
            <text:p>68126712</text:p>
          </table:table-cell>
          <table:table-cell office:value-type="float" office:value="218739896" calcext:value-type="float">
            <text:p>218739896</text:p>
          </table:table-cell>
          <table:table-cell office:value-type="float" office:value="186307304" calcext:value-type="float">
            <text:p>186307304</text:p>
          </table:table-cell>
        </table:table-row>
        <table:table-row table:style-name="ro2">
          <table:table-cell office:value-type="float" office:value="86485504" calcext:value-type="float">
            <text:p>86485504</text:p>
          </table:table-cell>
          <table:table-cell office:value-type="float" office:value="68864520" calcext:value-type="float">
            <text:p>68864520</text:p>
          </table:table-cell>
          <table:table-cell office:value-type="float" office:value="240393256" calcext:value-type="float">
            <text:p>240393256</text:p>
          </table:table-cell>
          <table:table-cell office:value-type="float" office:value="186597880" calcext:value-type="float">
            <text:p>186597880</text:p>
          </table:table-cell>
        </table:table-row>
        <table:table-row table:style-name="ro2">
          <table:table-cell office:value-type="float" office:value="87552128" calcext:value-type="float">
            <text:p>87552128</text:p>
          </table:table-cell>
          <table:table-cell office:value-type="float" office:value="70614536" calcext:value-type="float">
            <text:p>70614536</text:p>
          </table:table-cell>
          <table:table-cell office:value-type="float" office:value="243147744" calcext:value-type="float">
            <text:p>243147744</text:p>
          </table:table-cell>
          <table:table-cell office:value-type="float" office:value="186532224" calcext:value-type="float">
            <text:p>186532224</text:p>
          </table:table-cell>
        </table:table-row>
        <table:table-row table:style-name="ro2">
          <table:table-cell office:value-type="float" office:value="83010560" calcext:value-type="float">
            <text:p>83010560</text:p>
          </table:table-cell>
          <table:table-cell office:value-type="float" office:value="67722744" calcext:value-type="float">
            <text:p>67722744</text:p>
          </table:table-cell>
          <table:table-cell office:value-type="float" office:value="242001728" calcext:value-type="float">
            <text:p>242001728</text:p>
          </table:table-cell>
          <table:table-cell office:value-type="float" office:value="188055392" calcext:value-type="float">
            <text:p>188055392</text:p>
          </table:table-cell>
        </table:table-row>
        <table:table-row table:style-name="ro2">
          <table:table-cell office:value-type="float" office:value="79308288" calcext:value-type="float">
            <text:p>79308288</text:p>
          </table:table-cell>
          <table:table-cell office:value-type="float" office:value="67971072" calcext:value-type="float">
            <text:p>67971072</text:p>
          </table:table-cell>
          <table:table-cell office:value-type="float" office:value="242948064" calcext:value-type="float">
            <text:p>242948064</text:p>
          </table:table-cell>
          <table:table-cell office:value-type="float" office:value="186164860" calcext:value-type="float">
            <text:p>186164860</text:p>
          </table:table-cell>
        </table:table-row>
        <table:table-row table:style-name="ro2">
          <table:table-cell office:value-type="float" office:value="85249087" calcext:value-type="float">
            <text:p>85249087</text:p>
          </table:table-cell>
          <table:table-cell office:value-type="float" office:value="68287480" calcext:value-type="float">
            <text:p>68287480</text:p>
          </table:table-cell>
          <table:table-cell office:value-type="float" office:value="239382656" calcext:value-type="float">
            <text:p>239382656</text:p>
          </table:table-cell>
          <table:table-cell office:value-type="float" office:value="165020192" calcext:value-type="float">
            <text:p>165020192</text:p>
          </table:table-cell>
        </table:table-row>
        <table:table-row table:style-name="ro2">
          <table:table-cell office:value-type="float" office:value="85253224" calcext:value-type="float">
            <text:p>85253224</text:p>
          </table:table-cell>
          <table:table-cell office:value-type="float" office:value="68449288" calcext:value-type="float">
            <text:p>68449288</text:p>
          </table:table-cell>
          <table:table-cell office:value-type="float" office:value="240778208" calcext:value-type="float">
            <text:p>240778208</text:p>
          </table:table-cell>
          <table:table-cell office:value-type="float" office:value="181752064" calcext:value-type="float">
            <text:p>181752064</text:p>
          </table:table-cell>
        </table:table-row>
        <table:table-row table:style-name="ro2">
          <table:table-cell office:value-type="float" office:value="89162076" calcext:value-type="float">
            <text:p>89162076</text:p>
          </table:table-cell>
          <table:table-cell office:value-type="float" office:value="67931144" calcext:value-type="float">
            <text:p>67931144</text:p>
          </table:table-cell>
          <table:table-cell office:value-type="float" office:value="234184768" calcext:value-type="float">
            <text:p>234184768</text:p>
          </table:table-cell>
          <table:table-cell office:value-type="float" office:value="185950596" calcext:value-type="float">
            <text:p>185950596</text:p>
          </table:table-cell>
        </table:table-row>
        <table:table-row table:style-name="ro2">
          <table:table-cell office:value-type="float" office:value="80197032" calcext:value-type="float">
            <text:p>80197032</text:p>
          </table:table-cell>
          <table:table-cell office:value-type="float" office:value="68273116" calcext:value-type="float">
            <text:p>68273116</text:p>
          </table:table-cell>
          <table:table-cell office:value-type="float" office:value="245449696" calcext:value-type="float">
            <text:p>245449696</text:p>
          </table:table-cell>
          <table:table-cell office:value-type="float" office:value="185565316" calcext:value-type="float">
            <text:p>185565316</text:p>
          </table:table-cell>
        </table:table-row>
        <table:table-row table:style-name="ro2">
          <table:table-cell office:value-type="float" office:value="87643648" calcext:value-type="float">
            <text:p>87643648</text:p>
          </table:table-cell>
          <table:table-cell office:value-type="float" office:value="58989088" calcext:value-type="float">
            <text:p>58989088</text:p>
          </table:table-cell>
          <table:table-cell office:value-type="float" office:value="239970332" calcext:value-type="float">
            <text:p>239970332</text:p>
          </table:table-cell>
          <table:table-cell office:value-type="float" office:value="183932416" calcext:value-type="float">
            <text:p>183932416</text:p>
          </table:table-cell>
        </table:table-row>
        <table:table-row table:style-name="ro2">
          <table:table-cell office:value-type="float" office:value="86828932" calcext:value-type="float">
            <text:p>86828932</text:p>
          </table:table-cell>
          <table:table-cell office:value-type="float" office:value="67994656" calcext:value-type="float">
            <text:p>67994656</text:p>
          </table:table-cell>
          <table:table-cell office:value-type="float" office:value="239600736" calcext:value-type="float">
            <text:p>239600736</text:p>
          </table:table-cell>
          <table:table-cell office:value-type="float" office:value="182710176" calcext:value-type="float">
            <text:p>182710176</text:p>
          </table:table-cell>
        </table:table-row>
        <table:table-row table:style-name="ro2">
          <table:table-cell office:value-type="float" office:value="85695376" calcext:value-type="float">
            <text:p>85695376</text:p>
          </table:table-cell>
          <table:table-cell office:value-type="float" office:value="62148608" calcext:value-type="float">
            <text:p>62148608</text:p>
          </table:table-cell>
          <table:table-cell office:value-type="float" office:value="242421820" calcext:value-type="float">
            <text:p>242421820</text:p>
          </table:table-cell>
          <table:table-cell office:value-type="float" office:value="186439936" calcext:value-type="float">
            <text:p>186439936</text:p>
          </table:table-cell>
        </table:table-row>
        <table:table-row table:style-name="ro2">
          <table:table-cell office:value-type="float" office:value="83267608" calcext:value-type="float">
            <text:p>83267608</text:p>
          </table:table-cell>
          <table:table-cell office:value-type="float" office:value="69752284" calcext:value-type="float">
            <text:p>69752284</text:p>
          </table:table-cell>
          <table:table-cell office:value-type="float" office:value="242170848" calcext:value-type="float">
            <text:p>242170848</text:p>
          </table:table-cell>
          <table:table-cell office:value-type="float" office:value="186025376" calcext:value-type="float">
            <text:p>186025376</text:p>
          </table:table-cell>
        </table:table-row>
        <table:table-row table:style-name="ro2">
          <table:table-cell office:value-type="float" office:value="85215852" calcext:value-type="float">
            <text:p>85215852</text:p>
          </table:table-cell>
          <table:table-cell office:value-type="float" office:value="67650052" calcext:value-type="float">
            <text:p>67650052</text:p>
          </table:table-cell>
          <table:table-cell office:value-type="float" office:value="242718912" calcext:value-type="float">
            <text:p>242718912</text:p>
          </table:table-cell>
          <table:table-cell office:value-type="float" office:value="186124800" calcext:value-type="float">
            <text:p>186124800</text:p>
          </table:table-cell>
        </table:table-row>
        <table:table-row table:style-name="ro2">
          <table:table-cell office:value-type="float" office:value="85593068" calcext:value-type="float">
            <text:p>85593068</text:p>
          </table:table-cell>
          <table:table-cell office:value-type="float" office:value="68501508" calcext:value-type="float">
            <text:p>68501508</text:p>
          </table:table-cell>
          <table:table-cell office:value-type="float" office:value="243205088" calcext:value-type="float">
            <text:p>243205088</text:p>
          </table:table-cell>
          <table:table-cell office:value-type="float" office:value="185398912" calcext:value-type="float">
            <text:p>185398912</text:p>
          </table:table-cell>
        </table:table-row>
        <table:table-row table:style-name="ro2">
          <table:table-cell office:value-type="float" office:value="80497780" calcext:value-type="float">
            <text:p>80497780</text:p>
          </table:table-cell>
          <table:table-cell office:value-type="float" office:value="68635136" calcext:value-type="float">
            <text:p>68635136</text:p>
          </table:table-cell>
          <table:table-cell office:value-type="float" office:value="242768896" calcext:value-type="float">
            <text:p>242768896</text:p>
          </table:table-cell>
          <table:table-cell office:value-type="float" office:value="186966400" calcext:value-type="float">
            <text:p>186966400</text:p>
          </table:table-cell>
        </table:table-row>
        <table:table-row table:style-name="ro2">
          <table:table-cell office:value-type="float" office:value="86879192" calcext:value-type="float">
            <text:p>86879192</text:p>
          </table:table-cell>
          <table:table-cell office:value-type="float" office:value="69725216" calcext:value-type="float">
            <text:p>69725216</text:p>
          </table:table-cell>
          <table:table-cell office:value-type="float" office:value="239914912" calcext:value-type="float">
            <text:p>239914912</text:p>
          </table:table-cell>
          <table:table-cell office:value-type="float" office:value="191280780" calcext:value-type="float">
            <text:p>191280780</text:p>
          </table:table-cell>
        </table:table-row>
        <table:table-row table:style-name="ro2">
          <table:table-cell office:value-type="float" office:value="81166336" calcext:value-type="float">
            <text:p>81166336</text:p>
          </table:table-cell>
          <table:table-cell office:value-type="float" office:value="68542976" calcext:value-type="float">
            <text:p>68542976</text:p>
          </table:table-cell>
          <table:table-cell office:value-type="float" office:value="242328576" calcext:value-type="float">
            <text:p>242328576</text:p>
          </table:table-cell>
          <table:table-cell office:value-type="float" office:value="185987176" calcext:value-type="float">
            <text:p>185987176</text:p>
          </table:table-cell>
        </table:table-row>
        <table:table-row table:style-name="ro2">
          <table:table-cell office:value-type="float" office:value="80799632" calcext:value-type="float">
            <text:p>80799632</text:p>
          </table:table-cell>
          <table:table-cell office:value-type="float" office:value="68308444" calcext:value-type="float">
            <text:p>68308444</text:p>
          </table:table-cell>
          <table:table-cell office:value-type="float" office:value="242064544" calcext:value-type="float">
            <text:p>242064544</text:p>
          </table:table-cell>
          <table:table-cell office:value-type="float" office:value="186953220" calcext:value-type="float">
            <text:p>186953220</text:p>
          </table:table-cell>
        </table:table-row>
        <table:table-row table:style-name="ro2">
          <table:table-cell office:value-type="float" office:value="79860212" calcext:value-type="float">
            <text:p>79860212</text:p>
          </table:table-cell>
          <table:table-cell office:value-type="float" office:value="68659712" calcext:value-type="float">
            <text:p>68659712</text:p>
          </table:table-cell>
          <table:table-cell office:value-type="float" office:value="239025228" calcext:value-type="float">
            <text:p>239025228</text:p>
          </table:table-cell>
          <table:table-cell office:value-type="float" office:value="186507024" calcext:value-type="float">
            <text:p>186507024</text:p>
          </table:table-cell>
        </table:table-row>
        <table:table-row table:style-name="ro2">
          <table:table-cell office:value-type="float" office:value="86133752" calcext:value-type="float">
            <text:p>86133752</text:p>
          </table:table-cell>
          <table:table-cell office:value-type="float" office:value="68372480" calcext:value-type="float">
            <text:p>68372480</text:p>
          </table:table-cell>
          <table:table-cell office:value-type="float" office:value="239432645" calcext:value-type="float">
            <text:p>239432645</text:p>
          </table:table-cell>
          <table:table-cell office:value-type="float" office:value="188784532" calcext:value-type="float">
            <text:p>188784532</text:p>
          </table:table-cell>
        </table:table-row>
        <table:table-row table:style-name="ro2">
          <table:table-cell office:value-type="float" office:value="83408984" calcext:value-type="float">
            <text:p>83408984</text:p>
          </table:table-cell>
          <table:table-cell office:value-type="float" office:value="59351588" calcext:value-type="float">
            <text:p>59351588</text:p>
          </table:table-cell>
          <table:table-cell office:value-type="float" office:value="242050000" calcext:value-type="float">
            <text:p>242050000</text:p>
          </table:table-cell>
          <table:table-cell office:value-type="float" office:value="185992576" calcext:value-type="float">
            <text:p>185992576</text:p>
          </table:table-cell>
        </table:table-row>
        <table:table-row table:style-name="ro2">
          <table:table-cell office:value-type="float" office:value="79902200" calcext:value-type="float">
            <text:p>79902200</text:p>
          </table:table-cell>
          <table:table-cell office:value-type="float" office:value="65870336" calcext:value-type="float">
            <text:p>65870336</text:p>
          </table:table-cell>
          <table:table-cell office:value-type="float" office:value="240838668" calcext:value-type="float">
            <text:p>240838668</text:p>
          </table:table-cell>
          <table:table-cell office:value-type="float" office:value="187561976" calcext:value-type="float">
            <text:p>187561976</text:p>
          </table:table-cell>
        </table:table-row>
        <table:table-row table:style-name="ro2">
          <table:table-cell office:value-type="float" office:value="84895216" calcext:value-type="float">
            <text:p>84895216</text:p>
          </table:table-cell>
          <table:table-cell office:value-type="float" office:value="66722784" calcext:value-type="float">
            <text:p>66722784</text:p>
          </table:table-cell>
          <table:table-cell office:value-type="float" office:value="242241324" calcext:value-type="float">
            <text:p>242241324</text:p>
          </table:table-cell>
          <table:table-cell office:value-type="float" office:value="189726968" calcext:value-type="float">
            <text:p>189726968</text:p>
          </table:table-cell>
        </table:table-row>
        <table:table-row table:style-name="ro2">
          <table:table-cell office:value-type="float" office:value="84200576" calcext:value-type="float">
            <text:p>84200576</text:p>
          </table:table-cell>
          <table:table-cell office:value-type="float" office:value="67435008" calcext:value-type="float">
            <text:p>67435008</text:p>
          </table:table-cell>
          <table:table-cell office:value-type="float" office:value="239370364" calcext:value-type="float">
            <text:p>239370364</text:p>
          </table:table-cell>
          <table:table-cell office:value-type="float" office:value="186238712" calcext:value-type="float">
            <text:p>186238712</text:p>
          </table:table-cell>
        </table:table-row>
        <table:table-row table:style-name="ro2">
          <table:table-cell office:value-type="float" office:value="82877440" calcext:value-type="float">
            <text:p>82877440</text:p>
          </table:table-cell>
          <table:table-cell office:value-type="float" office:value="67946016" calcext:value-type="float">
            <text:p>67946016</text:p>
          </table:table-cell>
          <table:table-cell office:value-type="float" office:value="238268600" calcext:value-type="float">
            <text:p>238268600</text:p>
          </table:table-cell>
          <table:table-cell office:value-type="float" office:value="187905392" calcext:value-type="float">
            <text:p>187905392</text:p>
          </table:table-cell>
        </table:table-row>
        <table:table-row table:style-name="ro2">
          <table:table-cell office:value-type="float" office:value="83494512" calcext:value-type="float">
            <text:p>83494512</text:p>
          </table:table-cell>
          <table:table-cell office:value-type="float" office:value="67864064" calcext:value-type="float">
            <text:p>67864064</text:p>
          </table:table-cell>
          <table:table-cell office:value-type="float" office:value="243021832" calcext:value-type="float">
            <text:p>243021832</text:p>
          </table:table-cell>
          <table:table-cell office:value-type="float" office:value="163708296" calcext:value-type="float">
            <text:p>163708296</text:p>
          </table:table-cell>
        </table:table-row>
        <table:table-row table:style-name="ro2">
          <table:table-cell office:value-type="float" office:value="82370440" calcext:value-type="float">
            <text:p>82370440</text:p>
          </table:table-cell>
          <table:table-cell office:value-type="float" office:value="68214272" calcext:value-type="float">
            <text:p>68214272</text:p>
          </table:table-cell>
          <table:table-cell office:value-type="float" office:value="241565560" calcext:value-type="float">
            <text:p>241565560</text:p>
          </table:table-cell>
          <table:table-cell office:value-type="float" office:value="187541504" calcext:value-type="float">
            <text:p>187541504</text:p>
          </table:table-cell>
        </table:table-row>
        <table:table-row table:style-name="ro2">
          <table:table-cell office:value-type="float" office:value="80679896" calcext:value-type="float">
            <text:p>80679896</text:p>
          </table:table-cell>
          <table:table-cell office:value-type="float" office:value="67962368" calcext:value-type="float">
            <text:p>67962368</text:p>
          </table:table-cell>
          <table:table-cell office:value-type="float" office:value="247506040" calcext:value-type="float">
            <text:p>247506040</text:p>
          </table:table-cell>
          <table:table-cell office:value-type="float" office:value="187172733" calcext:value-type="float">
            <text:p>187172733</text:p>
          </table:table-cell>
        </table:table-row>
        <table:table-row table:style-name="ro2">
          <table:table-cell office:value-type="float" office:value="84408848" calcext:value-type="float">
            <text:p>84408848</text:p>
          </table:table-cell>
          <table:table-cell office:value-type="float" office:value="66542592" calcext:value-type="float">
            <text:p>66542592</text:p>
          </table:table-cell>
          <table:table-cell office:value-type="float" office:value="242100296" calcext:value-type="float">
            <text:p>242100296</text:p>
          </table:table-cell>
          <table:table-cell office:value-type="float" office:value="186607756" calcext:value-type="float">
            <text:p>186607756</text:p>
          </table:table-cell>
        </table:table-row>
        <table:table-row table:style-name="ro2">
          <table:table-cell office:value-type="float" office:value="83405168" calcext:value-type="float">
            <text:p>83405168</text:p>
          </table:table-cell>
          <table:table-cell office:value-type="float" office:value="71684576" calcext:value-type="float">
            <text:p>71684576</text:p>
          </table:table-cell>
          <table:table-cell office:value-type="float" office:value="240547640" calcext:value-type="float">
            <text:p>240547640</text:p>
          </table:table-cell>
          <table:table-cell office:value-type="float" office:value="186502896" calcext:value-type="float">
            <text:p>186502896</text:p>
          </table:table-cell>
        </table:table-row>
        <table:table-row table:style-name="ro2">
          <table:table-cell office:value-type="float" office:value="79805608" calcext:value-type="float">
            <text:p>79805608</text:p>
          </table:table-cell>
          <table:table-cell office:value-type="float" office:value="69744128" calcext:value-type="float">
            <text:p>69744128</text:p>
          </table:table-cell>
          <table:table-cell office:value-type="float" office:value="236516288" calcext:value-type="float">
            <text:p>236516288</text:p>
          </table:table-cell>
          <table:table-cell office:value-type="float" office:value="163864724" calcext:value-type="float">
            <text:p>163864724</text:p>
          </table:table-cell>
        </table:table-row>
        <table:table-row table:style-name="ro2">
          <table:table-cell office:value-type="float" office:value="80379512" calcext:value-type="float">
            <text:p>80379512</text:p>
          </table:table-cell>
          <table:table-cell office:value-type="float" office:value="70060544" calcext:value-type="float">
            <text:p>70060544</text:p>
          </table:table-cell>
          <table:table-cell office:value-type="float" office:value="241232940" calcext:value-type="float">
            <text:p>241232940</text:p>
          </table:table-cell>
          <table:table-cell office:value-type="float" office:value="185532404" calcext:value-type="float">
            <text:p>185532404</text:p>
          </table:table-cell>
        </table:table-row>
        <table:table-row table:style-name="ro2">
          <table:table-cell office:value-type="float" office:value="82070024" calcext:value-type="float">
            <text:p>82070024</text:p>
          </table:table-cell>
          <table:table-cell office:value-type="float" office:value="72301056" calcext:value-type="float">
            <text:p>72301056</text:p>
          </table:table-cell>
          <table:table-cell office:value-type="float" office:value="241505148" calcext:value-type="float">
            <text:p>241505148</text:p>
          </table:table-cell>
          <table:table-cell office:value-type="float" office:value="185193728" calcext:value-type="float">
            <text:p>185193728</text:p>
          </table:table-cell>
        </table:table-row>
        <table:table-row table:style-name="ro2">
          <table:table-cell office:value-type="float" office:value="80197488" calcext:value-type="float">
            <text:p>80197488</text:p>
          </table:table-cell>
          <table:table-cell office:value-type="float" office:value="72756704" calcext:value-type="float">
            <text:p>72756704</text:p>
          </table:table-cell>
          <table:table-cell office:value-type="float" office:value="243514484" calcext:value-type="float">
            <text:p>243514484</text:p>
          </table:table-cell>
          <table:table-cell office:value-type="float" office:value="187058556" calcext:value-type="float">
            <text:p>187058556</text:p>
          </table:table-cell>
        </table:table-row>
        <table:table-row table:style-name="ro2">
          <table:table-cell office:value-type="float" office:value="89390064" calcext:value-type="float">
            <text:p>89390064</text:p>
          </table:table-cell>
          <table:table-cell office:value-type="float" office:value="61654048" calcext:value-type="float">
            <text:p>61654048</text:p>
          </table:table-cell>
          <table:table-cell office:value-type="float" office:value="244998144" calcext:value-type="float">
            <text:p>244998144</text:p>
          </table:table-cell>
          <table:table-cell office:value-type="float" office:value="186019328" calcext:value-type="float">
            <text:p>186019328</text:p>
          </table:table-cell>
        </table:table-row>
        <table:table-row table:style-name="ro2">
          <table:table-cell office:value-type="float" office:value="89368732" calcext:value-type="float">
            <text:p>89368732</text:p>
          </table:table-cell>
          <table:table-cell office:value-type="float" office:value="68002279" calcext:value-type="float">
            <text:p>68002279</text:p>
          </table:table-cell>
          <table:table-cell office:value-type="float" office:value="243391680" calcext:value-type="float">
            <text:p>243391680</text:p>
          </table:table-cell>
          <table:table-cell office:value-type="float" office:value="186048896" calcext:value-type="float">
            <text:p>186048896</text:p>
          </table:table-cell>
        </table:table-row>
        <table:table-row table:style-name="ro2">
          <table:table-cell office:value-type="float" office:value="86148608" calcext:value-type="float">
            <text:p>86148608</text:p>
          </table:table-cell>
          <table:table-cell office:value-type="float" office:value="69828620" calcext:value-type="float">
            <text:p>69828620</text:p>
          </table:table-cell>
          <table:table-cell office:value-type="float" office:value="236163284" calcext:value-type="float">
            <text:p>236163284</text:p>
          </table:table-cell>
          <table:table-cell office:value-type="float" office:value="165952896" calcext:value-type="float">
            <text:p>165952896</text:p>
          </table:table-cell>
        </table:table-row>
        <table:table-row table:style-name="ro2">
          <table:table-cell office:value-type="float" office:value="86912348" calcext:value-type="float">
            <text:p>86912348</text:p>
          </table:table-cell>
          <table:table-cell office:value-type="float" office:value="69915640" calcext:value-type="float">
            <text:p>69915640</text:p>
          </table:table-cell>
          <table:table-cell office:value-type="float" office:value="239195024" calcext:value-type="float">
            <text:p>239195024</text:p>
          </table:table-cell>
          <table:table-cell office:value-type="float" office:value="186506512" calcext:value-type="float">
            <text:p>186506512</text:p>
          </table:table-cell>
        </table:table-row>
        <table:table-row table:style-name="ro2">
          <table:table-cell office:value-type="float" office:value="81666164" calcext:value-type="float">
            <text:p>81666164</text:p>
          </table:table-cell>
          <table:table-cell office:value-type="float" office:value="68371456" calcext:value-type="float">
            <text:p>68371456</text:p>
          </table:table-cell>
          <table:table-cell office:value-type="float" office:value="243626048" calcext:value-type="float">
            <text:p>243626048</text:p>
          </table:table-cell>
          <table:table-cell office:value-type="float" office:value="186376048" calcext:value-type="float">
            <text:p>186376048</text:p>
          </table:table-cell>
        </table:table-row>
        <table:table-row table:style-name="ro2">
          <table:table-cell office:value-type="float" office:value="85135744" calcext:value-type="float">
            <text:p>85135744</text:p>
          </table:table-cell>
          <table:table-cell office:value-type="float" office:value="68275200" calcext:value-type="float">
            <text:p>68275200</text:p>
          </table:table-cell>
          <table:table-cell office:value-type="float" office:value="248353840" calcext:value-type="float">
            <text:p>248353840</text:p>
          </table:table-cell>
          <table:table-cell office:value-type="float" office:value="187335168" calcext:value-type="float">
            <text:p>187335168</text:p>
          </table:table-cell>
        </table:table-row>
        <table:table-row table:style-name="ro2">
          <table:table-cell office:value-type="float" office:value="79711248" calcext:value-type="float">
            <text:p>79711248</text:p>
          </table:table-cell>
          <table:table-cell office:value-type="float" office:value="68400636" calcext:value-type="float">
            <text:p>68400636</text:p>
          </table:table-cell>
          <table:table-cell office:value-type="float" office:value="240895936" calcext:value-type="float">
            <text:p>240895936</text:p>
          </table:table-cell>
          <table:table-cell office:value-type="float" office:value="187615232" calcext:value-type="float">
            <text:p>187615232</text:p>
          </table:table-cell>
        </table:table-row>
        <table:table-row table:style-name="ro2">
          <table:table-cell office:value-type="float" office:value="84994048" calcext:value-type="float">
            <text:p>84994048</text:p>
          </table:table-cell>
          <table:table-cell office:value-type="float" office:value="68421140" calcext:value-type="float">
            <text:p>68421140</text:p>
          </table:table-cell>
          <table:table-cell office:value-type="float" office:value="244181824" calcext:value-type="float">
            <text:p>244181824</text:p>
          </table:table-cell>
          <table:table-cell office:value-type="float" office:value="185847424" calcext:value-type="float">
            <text:p>185847424</text:p>
          </table:table-cell>
        </table:table-row>
        <table:table-row table:style-name="ro2">
          <table:table-cell office:value-type="float" office:value="83470332" calcext:value-type="float">
            <text:p>83470332</text:p>
          </table:table-cell>
          <table:table-cell office:value-type="float" office:value="68688400" calcext:value-type="float">
            <text:p>68688400</text:p>
          </table:table-cell>
          <table:table-cell office:value-type="float" office:value="241981456" calcext:value-type="float">
            <text:p>241981456</text:p>
          </table:table-cell>
          <table:table-cell office:value-type="float" office:value="186290052" calcext:value-type="float">
            <text:p>186290052</text:p>
          </table:table-cell>
        </table:table-row>
        <table:table-row table:style-name="ro2">
          <table:table-cell office:value-type="float" office:value="86649964" calcext:value-type="float">
            <text:p>86649964</text:p>
          </table:table-cell>
          <table:table-cell office:value-type="float" office:value="68269572" calcext:value-type="float">
            <text:p>68269572</text:p>
          </table:table-cell>
          <table:table-cell office:value-type="float" office:value="244375496" calcext:value-type="float">
            <text:p>244375496</text:p>
          </table:table-cell>
          <table:table-cell office:value-type="float" office:value="187207676" calcext:value-type="float">
            <text:p>187207676</text:p>
          </table:table-cell>
        </table:table-row>
        <table:table-row table:style-name="ro2">
          <table:table-cell office:value-type="float" office:value="90373268" calcext:value-type="float">
            <text:p>90373268</text:p>
          </table:table-cell>
          <table:table-cell office:value-type="float" office:value="68505104" calcext:value-type="float">
            <text:p>68505104</text:p>
          </table:table-cell>
          <table:table-cell office:value-type="float" office:value="243660616" calcext:value-type="float">
            <text:p>243660616</text:p>
          </table:table-cell>
          <table:table-cell office:value-type="float" office:value="185771896" calcext:value-type="float">
            <text:p>185771896</text:p>
          </table:table-cell>
        </table:table-row>
        <table:table-row table:style-name="ro2">
          <table:table-cell office:value-type="float" office:value="85096852" calcext:value-type="float">
            <text:p>85096852</text:p>
          </table:table-cell>
          <table:table-cell office:value-type="float" office:value="69153272" calcext:value-type="float">
            <text:p>69153272</text:p>
          </table:table-cell>
          <table:table-cell office:value-type="float" office:value="238290104" calcext:value-type="float">
            <text:p>238290104</text:p>
          </table:table-cell>
          <table:table-cell office:value-type="float" office:value="186188024" calcext:value-type="float">
            <text:p>186188024</text:p>
          </table:table-cell>
        </table:table-row>
        <table:table-row table:style-name="ro2">
          <table:table-cell office:value-type="float" office:value="81116828" calcext:value-type="float">
            <text:p>81116828</text:p>
          </table:table-cell>
          <table:table-cell office:value-type="float" office:value="69201416" calcext:value-type="float">
            <text:p>69201416</text:p>
          </table:table-cell>
          <table:table-cell office:value-type="float" office:value="242650048" calcext:value-type="float">
            <text:p>242650048</text:p>
          </table:table-cell>
          <table:table-cell office:value-type="float" office:value="186383232" calcext:value-type="float">
            <text:p>186383232</text:p>
          </table:table-cell>
        </table:table-row>
        <table:table-row table:style-name="ro3">
          <table:table-cell table:formula="of:=AVERAGE([.A2:.A501])" office:value-type="float" office:value="83927960.396" calcext:value-type="float">
            <text:p>83927960.396</text:p>
          </table:table-cell>
          <table:table-cell table:formula="of:=AVERAGE([.B2:.B501])" office:value-type="float" office:value="67953930.36" calcext:value-type="float">
            <text:p>67953930.36</text:p>
          </table:table-cell>
          <table:table-cell table:formula="of:=AVERAGE([.C2:.C501])" office:value-type="float" office:value="240889541.148" calcext:value-type="float">
            <text:p>240889541.148</text:p>
          </table:table-cell>
          <table:table-cell table:formula="of:=AVERAGE([.D2:.D501])" office:value-type="float" office:value="185889702.292" calcext:value-type="float">
            <text:p>185889702.292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office:value-type="string" calcext:value-type="string">
            <text:p>Execution times (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<text:span text:style-name="T1">st</text:span> w/o MPX</text:p>
          </table:table-cell>
          <table:table-cell office:value-type="string" calcext:value-type="string">
            <text:p>2<text:span text:style-name="T1">nd</text:span> w/o MPX</text:p>
          </table:table-cell>
          <table:table-cell office:value-type="string" calcext:value-type="string">
            <text:p>1<text:span text:style-name="T1">st</text:span> w/MPX</text:p>
          </table:table-cell>
          <table:table-cell office:value-type="string" calcext:value-type="string">
            <text:p>2<text:span text:style-name="T1">nd</text:span> w/MPX</text:p>
          </table:table-cell>
        </table:table-row>
        <table:table-row table:style-name="ro2">
          <table:table-cell table:formula="of:=([.A502]/2400000000)*1000" office:value-type="float" office:value="34.9699834983333" calcext:value-type="float">
            <text:p>34.9699834983</text:p>
          </table:table-cell>
          <table:table-cell table:formula="of:=([.B502]/2400000000)*1000" office:value-type="float" office:value="28.31413765" calcext:value-type="float">
            <text:p>28.31413765</text:p>
          </table:table-cell>
          <table:table-cell table:formula="of:=([.C502]/2400000000)*1000" office:value-type="float" office:value="100.370642145" calcext:value-type="float">
            <text:p>100.370642145</text:p>
          </table:table-cell>
          <table:table-cell table:formula="of:=([.D502]/2400000000)*1000" office:value-type="float" office:value="77.4540426216667" calcext:value-type="float">
            <text:p>77.4540426217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office:value-type="string" calcext:value-type="string">
            <text:p>MPX Performance Over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2<text:span text:style-name="T1">nd</text:span></text:p>
          </table:table-cell>
          <table:table-cell table:number-columns-repeated="2"/>
        </table:table-row>
        <table:table-row table:style-name="ro3">
          <table:table-cell table:formula="of:=[.C506]/[.A506]" office:value-type="float" office:value="2.8701941523588" calcext:value-type="float">
            <text:p>2.8701941524</text:p>
          </table:table-cell>
          <table:table-cell table:formula="of:=[.D506]/[.B506]" office:value-type="float" office:value="2.73552539650335" calcext:value-type="float">
            <text:p>2.735525396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Dallara</meta:initial-creator>
    <meta:creation-date>2014-04-23T19:56:45.022620921</meta:creation-date>
    <dc:date>2014-04-23T20:08:34.592998011</dc:date>
    <dc:creator>Rob Dallara</dc:creator>
    <meta:editing-duration>PT5M49S</meta:editing-duration>
    <meta:editing-cycles>8</meta:editing-cycles>
    <meta:generator>LibreOffice/4.1.3.2$Linux_x86 LibreOffice_project/410m0$Build-2</meta:generator>
    <meta:document-statistic meta:table-count="1" meta:cell-count="2022" meta:object-count="0"/>
  </office:meta>
</office:document-meta>
</file>